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21">
      <style:table-cell-properties fo:background-color="#729fcf"/>
    </style:style>
    <style:style style:name="ce10" style:family="table-cell" style:parent-style-name="Default" style:data-style-name="N121">
      <style:table-cell-properties fo:background-color="#650953"/>
    </style:style>
    <style:style style:name="ce4" style:family="table-cell" style:parent-style-name="Default" style:data-style-name="N121"/>
    <style:style style:name="ce12" style:family="table-cell" style:parent-style-name="Default" style:data-style-name="N121">
      <style:table-cell-properties fo:background-color="#ffa6a6"/>
    </style:style>
    <style:style style:name="ce13" style:family="table-cell" style:parent-style-name="Default" style:data-style-name="N121">
      <style:table-cell-properties fo:background-color="#bf0041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21">
      <style:table-cell-properties fo:background-color="#00a933"/>
    </style:style>
    <style:style style:name="ce16" style:family="table-cell" style:parent-style-name="Default" style:data-style-name="N121">
      <style:table-cell-properties fo:background-color="transparent"/>
    </style:style>
    <style:style style:name="ce17" style:family="table-cell" style:parent-style-name="Default" style:data-style-name="N121">
      <style:table-cell-properties fo:background-color="#ffbf00"/>
    </style:style>
    <style:style style:name="ce18" style:family="table-cell" style:parent-style-name="Default" style:data-style-name="N121">
      <style:table-cell-properties fo:background-color="#ffb66c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3">
      <style:table-cell-properties fo:background-color="#ff3838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1">
      <style:table-cell-properties fo:background-color="#ff6d6d"/>
    </style:style>
    <style:style style:name="ce22" style:family="table-cell" style:parent-style-name="Default" style:data-style-name="N121">
      <style:table-cell-properties fo:background-color="#ffff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#ff3838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a6a6"/>
    </style:style>
    <style:style style:name="ce30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ite_01_path_with_intercepts" table:style-name="ta1">
        <table:table-column table:style-name="co1" table:default-cell-style-name="ce1"/>
        <table:table-column table:style-name="co2" table:number-columns-repeated="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19"/>
        <table:table-column table:style-name="co5" table:number-columns-repeated="2" table:default-cell-style-name="ce4"/>
        <table:table-column table:style-name="co6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1"/>
        <table:table-column table:style-name="co7" table:number-columns-repeated="5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Line Segment</text:p>
          </table:table-cell>
          <table:covered-table-cell table:number-columns-repeated="3" table:style-name="ce8"/>
          <table:table-cell table:style-name="ce14" office:value-type="string" calcext:value-type="string" table:number-columns-spanned="2" table:number-rows-spanned="1">
            <text:p>upper_intercept</text:p>
          </table:table-cell>
          <table:covered-table-cell/>
          <table:table-cell table:style-name="ce14" office:value-type="string" calcext:value-type="string" table:number-columns-spanned="2" table:number-rows-spanned="1">
            <text:p>lower_intercept</text:p>
          </table:table-cell>
          <table:covered-table-cell/>
          <table:table-cell/>
          <table:table-cell office:value-type="string" calcext:value-type="string">
            <text:p>bottom_y</text:p>
          </table:table-cell>
          <table:table-cell office:value-type="string" calcext:value-type="string">
            <text:p>top_y</text:p>
          </table:table-cell>
          <table:table-cell office:value-type="string" calcext:value-type="string">
            <text:p>Point</text:p>
          </table:table-cell>
          <table:table-cell table:style-name="ce8" office:value-type="string" calcext:value-type="string">
            <text:p>start_x</text:p>
          </table:table-cell>
          <table:table-cell table:style-name="ce8" office:value-type="string" calcext:value-type="string">
            <text:p>start_y</text:p>
          </table:table-cell>
          <table:table-cell table:style-name="ce8" office:value-type="string" calcext:value-type="string">
            <text:p>angle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ottom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top</text:p>
          </table:table-cell>
          <table:covered-table-cell table:style-name="ce8"/>
          <table:table-cell table:style-name="ce14"/>
          <table:table-cell/>
          <table:table-cell table:style-name="ce14"/>
          <table:table-cell table:number-columns-repeated="19"/>
        </table:table-row>
        <table:table-row table:style-name="ro2">
          <table:table-cell office:value-type="string" calcext:value-type="string">
            <text:p>Stripe 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table:number-columns-repeated="3"/>
          <table:table-cell/>
          <table:table-cell table:style-name="Default" table:number-columns-repeated="3"/>
          <table:table-cell/>
          <table:table-cell table:style-name="ce6" office:value-type="string" calcext:value-type="string">
            <text:p>top or bottom of line segment</text:p>
          </table:table-cell>
          <table:table-cell table:style-name="ce6" office:value-type="string" calcext:value-type="string">
            <text:p>orig or intercept</text:p>
          </table:table-cell>
          <table:table-cell/>
          <table:table-cell table:style-name="ce7" office:value-type="string" calcext:value-type="string">
            <text:p>Source line segment</text:p>
          </table:table-cell>
          <table:table-cell office:value-type="string" calcext:value-type="string">
            <text:p>x col</text:p>
          </table:table-cell>
          <table:table-cell table:style-name="ce1" office:value-type="string" calcext:value-type="string">
            <text:p>y col</text:p>
          </table:table-cell>
          <table:table-cell table:style-name="ce1" office:value-type="string" calcext:value-type="string">
            <text:p>row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-2.85969597496795" calcext:value-type="float">
            <text:p>-2.860</text:p>
          </table:table-cell>
          <table:table-cell table:style-name="ce9" office:value-type="float" office:value="-6.67844048843424" calcext:value-type="float">
            <text:p>-6.678</text:p>
          </table:table-cell>
          <table:table-cell table:style-name="ce13" office:value-type="float" office:value="-10.4703951378672" calcext:value-type="float">
            <text:p>-10.470</text:p>
          </table:table-cell>
          <table:table-cell table:style-name="ce13" office:value-type="float" office:value="15.4246348071759" calcext:value-type="float">
            <text:p>15.425</text:p>
          </table:table-cell>
          <table:table-cell table:style-name="ce15" office:value-type="float" office:value="-9.70962631645925" calcext:value-type="float">
            <text:p>-9.710</text:p>
          </table:table-cell>
          <table:table-cell table:style-name="ce15" office:value-type="float" office:value="15.6865885197165" calcext:value-type="float">
            <text:p>15.687</text:p>
          </table:table-cell>
          <table:table-cell office:value-type="float" office:value="-2.09892715356004" calcext:value-type="float">
            <text:p>-2.099</text:p>
          </table:table-cell>
          <table:table-cell office:value-type="float" office:value="-6.41648677589366" calcext:value-type="float">
            <text:p>-6.4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.000</text:p>
          </table:table-cell>
          <table:table-cell office:value-type="float" office:value="-12" calcext:value-type="float">
            <text:p>-12.000</text:p>
          </table:table-cell>
          <table:table-cell table:style-name="ce22" office:value-type="float" office:value="5.92" calcext:value-type="float">
            <text:p>5.920</text:p>
          </table:table-cell>
          <table:table-cell office:value-type="string" calcext:value-type="string">
            <text:p>starting point</text:p>
          </table:table-cell>
          <table:table-cell table:number-columns-repeated="3"/>
          <table:table-cell table:style-name="ce7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-1.55887772074801" calcext:value-type="float">
            <text:p>-1.559</text:p>
          </table:table-cell>
          <table:table-cell table:style-name="ce10" office:value-type="float" office:value="-7.98490421314902" calcext:value-type="float">
            <text:p>-7.985</text:p>
          </table:table-cell>
          <table:table-cell office:value-type="float" office:value="-10.5562192533102" calcext:value-type="float">
            <text:p>-10.556</text:p>
          </table:table-cell>
          <table:table-cell office:value-type="float" office:value="18.1452729358826" calcext:value-type="float">
            <text:p>18.145</text:p>
          </table:table-cell>
          <table:table-cell office:value-type="float" office:value="-9.79545043190229" calcext:value-type="float">
            <text:p>-9.795</text:p>
          </table:table-cell>
          <table:table-cell office:value-type="float" office:value="18.4072266484232" calcext:value-type="float">
            <text:p>18.407</text:p>
          </table:table-cell>
          <table:table-cell table:style-name="ce17" office:value-type="float" office:value="-0.798108899340089" calcext:value-type="float">
            <text:p>-0.798</text:p>
          </table:table-cell>
          <table:table-cell table:style-name="ce17" office:value-type="float" office:value="-7.72295050060843" calcext:value-type="float">
            <text:p>-7.723</text:p>
          </table:table-cell>
          <table:table-cell/>
          <table:table-cell table:formula="of:=[.C5]&gt;[.C4]" office:value-type="float" office:value="0" calcext:value-type="float">
            <text:p>0.000</text:p>
          </table:table-cell>
          <table:table-cell table:formula="of:=[.E5]&lt;[.E4]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style-name="ce9" table:formula="of:=INDIRECT([.V5] &amp; [.X5])" office:value-type="float" office:value="-2.85969597496795" calcext:value-type="float">
            <text:p>-2.860</text:p>
          </table:table-cell>
          <table:table-cell table:style-name="ce9" table:formula="of:=INDIRECT([.W5] &amp; [.X5])" office:value-type="float" office:value="-6.67844048843424" calcext:value-type="float">
            <text:p>-6.678</text:p>
          </table:table-cell>
          <table:table-cell table:style-name="ce22" office:value-type="float" office:value="1.902" calcext:value-type="float">
            <text:p>1.902</text:p>
          </table:table-cell>
          <table:table-cell office:value-type="string" calcext:value-type="string">
            <text:p>start of strip 1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599394689645" calcext:value-type="float">
            <text:p>0.136</text:p>
          </table:table-cell>
          <table:table-cell office:value-type="float" office:value="-10.4357821475165" calcext:value-type="float">
            <text:p>-10.436</text:p>
          </table:table-cell>
          <table:table-cell table:style-name="ce13" office:value-type="float" office:value="-11.314649992757" calcext:value-type="float">
            <text:p>-11.315</text:p>
          </table:table-cell>
          <table:table-cell table:style-name="ce13" office:value-type="float" office:value="22.8193025384177" calcext:value-type="float">
            <text:p>22.819</text:p>
          </table:table-cell>
          <table:table-cell table:style-name="ce15" office:value-type="float" office:value="-10.5538811713491" calcext:value-type="float">
            <text:p>-10.554</text:p>
          </table:table-cell>
          <table:table-cell table:style-name="ce15" office:value-type="float" office:value="23.0812562509583" calcext:value-type="float">
            <text:p>23.081</text:p>
          </table:table-cell>
          <table:table-cell office:value-type="float" office:value="0.896762768304366" calcext:value-type="float">
            <text:p>0.897</text:p>
          </table:table-cell>
          <table:table-cell office:value-type="float" office:value="-10.173828434976" calcext:value-type="float">
            <text:p>-10.174</text:p>
          </table:table-cell>
          <table:table-cell/>
          <table:table-cell table:formula="of:=[.C6]&gt;[.C5]" office:value-type="float" office:value="0" calcext:value-type="float">
            <text:p>0.000</text:p>
          </table:table-cell>
          <table:table-cell table:formula="of:=[.E6]&lt;[.E5]" office:value-type="float" office:value="0" calcext:value-type="float">
            <text:p>0.000</text:p>
          </table:table-cell>
          <table:table-cell office:value-type="float" office:value="3" calcext:value-type="float">
            <text:p>3</text:p>
          </table:table-cell>
          <table:table-cell table:style-name="ce13" table:formula="of:=INDIRECT([.V6] &amp; [.X6])" office:value-type="float" office:value="-10.4703951378672" calcext:value-type="float">
            <text:p>-10.470</text:p>
          </table:table-cell>
          <table:table-cell table:style-name="ce13" table:formula="of:=INDIRECT([.W6] &amp; [.X6])" office:value-type="float" office:value="15.4246348071759" calcext:value-type="float">
            <text:p>15.425</text:p>
          </table:table-cell>
          <table:table-cell table:style-name="Default" table:formula="of:=[.P5]" office:value-type="float" office:value="1.902" calcext:value-type="float">
            <text:p>1.902</text:p>
          </table:table-cell>
          <table:table-cell office:value-type="string" calcext:value-type="string">
            <text:p>end of strip 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2.14077595566411" calcext:value-type="float">
            <text:p>2.141</text:p>
          </table:table-cell>
          <table:table-cell table:style-name="ce10" office:value-type="float" office:value="-13.7867050656783" calcext:value-type="float">
            <text:p>-13.787</text:p>
          </table:table-cell>
          <table:table-cell office:value-type="float" office:value="-10.8696869961067" calcext:value-type="float">
            <text:p>-10.870</text:p>
          </table:table-cell>
          <table:table-cell office:value-type="float" office:value="23.9984229624528" calcext:value-type="float">
            <text:p>23.998</text:p>
          </table:table-cell>
          <table:table-cell office:value-type="float" office:value="-10.1089181746988" calcext:value-type="float">
            <text:p>-10.109</text:p>
          </table:table-cell>
          <table:table-cell office:value-type="float" office:value="24.2603766749934" calcext:value-type="float">
            <text:p>24.260</text:p>
          </table:table-cell>
          <table:table-cell table:style-name="ce17" office:value-type="float" office:value="2.90154477707204" calcext:value-type="float">
            <text:p>2.902</text:p>
          </table:table-cell>
          <table:table-cell table:style-name="ce17" office:value-type="float" office:value="-13.5247513531377" calcext:value-type="float">
            <text:p>-13.525</text:p>
          </table:table-cell>
          <table:table-cell/>
          <table:table-cell table:formula="of:=[.C7]&gt;[.C6]" office:value-type="float" office:value="0" calcext:value-type="float">
            <text:p>0.000</text:p>
          </table:table-cell>
          <table:table-cell table:formula="of:=[.E7]&lt;[.E6]" office:value-type="float" office:value="0" calcext:value-type="float">
            <text:p>0.000</text:p>
          </table:table-cell>
          <table:table-cell office:value-type="float" office:value="4" calcext:value-type="float">
            <text:p>4</text:p>
          </table:table-cell>
          <table:table-cell table:style-name="ce15" table:formula="of:=INDIRECT([.V7] &amp; [.X7])" office:value-type="float" office:value="-9.70962631645925" calcext:value-type="float">
            <text:p>-9.710</text:p>
          </table:table-cell>
          <table:table-cell table:style-name="ce15" table:formula="of:=INDIRECT([.W7] &amp; [.X7])" office:value-type="float" office:value="15.6865885197165" calcext:value-type="float">
            <text:p>15.687</text:p>
          </table:table-cell>
          <table:table-cell table:style-name="Default" table:formula="of:=[.P6]+3.14" office:value-type="float" office:value="5.042" calcext:value-type="float">
            <text:p>5.042</text:p>
          </table:table-cell>
          <table:table-cell office:value-type="string" calcext:value-type="string">
            <text:p>start of strip 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0279293044337" calcext:value-type="float">
            <text:p>3.503</text:p>
          </table:table-cell>
          <table:table-cell office:value-type="float" office:value="-15.2709027803413" calcext:value-type="float">
            <text:p>-15.271</text:p>
          </table:table-cell>
          <table:table-cell table:style-name="ce13" office:value-type="float" office:value="-10.2151409693184" calcext:value-type="float">
            <text:p>-10.215</text:p>
          </table:table-cell>
          <table:table-cell table:style-name="ce13" office:value-type="float" office:value="24.5688700705849" calcext:value-type="float">
            <text:p>24.569</text:p>
          </table:table-cell>
          <table:table-cell table:style-name="ce15" office:value-type="float" office:value="-9.4543721479105" calcext:value-type="float">
            <text:p>-9.454</text:p>
          </table:table-cell>
          <table:table-cell table:style-name="ce15" office:value-type="float" office:value="24.8308237831255" calcext:value-type="float">
            <text:p>24.831</text:p>
          </table:table-cell>
          <table:table-cell office:value-type="float" office:value="4.2635617518513" calcext:value-type="float">
            <text:p>4.264</text:p>
          </table:table-cell>
          <table:table-cell office:value-type="float" office:value="-15.0089490678007" calcext:value-type="float">
            <text:p>-15.009</text:p>
          </table:table-cell>
          <table:table-cell/>
          <table:table-cell table:formula="of:=[.C8]&gt;[.C7]" office:value-type="float" office:value="0" calcext:value-type="float">
            <text:p>0.000</text:p>
          </table:table-cell>
          <table:table-cell table:formula="of:=[.E8]&lt;[.E7]" office:value-type="float" office:value="0" calcext:value-type="float">
            <text:p>0.000</text:p>
          </table:table-cell>
          <table:table-cell office:value-type="float" office:value="5" calcext:value-type="float">
            <text:p>5</text:p>
          </table:table-cell>
          <table:table-cell table:style-name="ce10" table:formula="of:=INDIRECT([.V8] &amp; [.X8])" office:value-type="float" office:value="-1.55887772074801" calcext:value-type="float">
            <text:p>-1.559</text:p>
          </table:table-cell>
          <table:table-cell table:style-name="ce10" table:formula="of:=INDIRECT([.W8] &amp; [.X8])" office:value-type="float" office:value="-7.98490421314902" calcext:value-type="float">
            <text:p>-7.985</text:p>
          </table:table-cell>
          <table:table-cell table:style-name="Default" table:formula="of:=[.P7]" office:value-type="float" office:value="5.042" calcext:value-type="float">
            <text:p>5.042</text:p>
          </table:table-cell>
          <table:table-cell office:value-type="string" calcext:value-type="string">
            <text:p>bottom line 2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table:formula="of:=[.U7]+1" office:value-type="float" office:value="2" calcext:value-type="float">
            <text:p>2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1" table:formula="of:=[.X6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4.38123020944592" calcext:value-type="float">
            <text:p>4.381</text:p>
          </table:table-cell>
          <table:table-cell table:style-name="ce10" office:value-type="float" office:value="-15.3506830823063" calcext:value-type="float">
            <text:p>-15.351</text:p>
          </table:table-cell>
          <table:table-cell office:value-type="float" office:value="-9.53455973071854" calcext:value-type="float">
            <text:p>-9.535</text:p>
          </table:table-cell>
          <table:table-cell office:value-type="float" office:value="25.0637054333711" calcext:value-type="float">
            <text:p>25.064</text:p>
          </table:table-cell>
          <table:table-cell office:value-type="float" office:value="-8.77379090931063" calcext:value-type="float">
            <text:p>-8.774</text:p>
          </table:table-cell>
          <table:table-cell office:value-type="float" office:value="25.3256591459117" calcext:value-type="float">
            <text:p>25.326</text:p>
          </table:table-cell>
          <table:table-cell table:style-name="ce17" office:value-type="float" office:value="5.14199903085384" calcext:value-type="float">
            <text:p>5.142</text:p>
          </table:table-cell>
          <table:table-cell table:style-name="ce17" office:value-type="float" office:value="-15.0887293697657" calcext:value-type="float">
            <text:p>-15.089</text:p>
          </table:table-cell>
          <table:table-cell/>
          <table:table-cell table:formula="of:=[.C9]&gt;[.C8]" office:value-type="float" office:value="0" calcext:value-type="float">
            <text:p>0.000</text:p>
          </table:table-cell>
          <table:table-cell table:formula="of:=[.E9]&lt;[.E8]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17" table:formula="of:=INDIRECT([.V9] &amp; [.X9])" office:value-type="float" office:value="-0.798108899340089" calcext:value-type="float">
            <text:p>-0.798</text:p>
          </table:table-cell>
          <table:table-cell table:style-name="ce17" table:formula="of:=INDIRECT([.W9] &amp; [.X9])" office:value-type="float" office:value="-7.72295050060843" calcext:value-type="float">
            <text:p>-7.723</text:p>
          </table:table-cell>
          <table:table-cell table:formula="of:=[.P5]" office:value-type="float" office:value="1.902" calcext:value-type="float">
            <text:p>1.902</text:p>
          </table:table-cell>
          <table:table-cell office:value-type="string" calcext:value-type="string">
            <text:p>start of strip 3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lower</text:p>
          </table:table-cell>
          <table:table-cell table:formula="of:=[.U8]" office:value-type="float" office:value="2" calcext:value-type="float">
            <text:p>2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I</text:p>
          </table:table-cell>
          <table:table-cell table:style-name="ce1" table:formula="of:=[.X7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6335209453237" calcext:value-type="float">
            <text:p>5.163</text:p>
          </table:table-cell>
          <table:table-cell office:value-type="float" office:value="-15.1507431695726" calcext:value-type="float">
            <text:p>-15.151</text:p>
          </table:table-cell>
          <table:table-cell table:style-name="ce13" office:value-type="float" office:value="-8.85953054395139" calcext:value-type="float">
            <text:p>-8.860</text:p>
          </table:table-cell>
          <table:table-cell table:style-name="ce13" office:value-type="float" office:value="25.5746651254834" calcext:value-type="float">
            <text:p>25.575</text:p>
          </table:table-cell>
          <table:table-cell table:style-name="ce15" office:value-type="float" office:value="-8.09876172254348" calcext:value-type="float">
            <text:p>-8.099</text:p>
          </table:table-cell>
          <table:table-cell table:style-name="ce15" office:value-type="float" office:value="25.8366188380239" calcext:value-type="float">
            <text:p>25.837</text:p>
          </table:table-cell>
          <table:table-cell office:value-type="float" office:value="5.92412091594028" calcext:value-type="float">
            <text:p>5.924</text:p>
          </table:table-cell>
          <table:table-cell office:value-type="float" office:value="-14.888789457032" calcext:value-type="float">
            <text:p>-14.889</text:p>
          </table:table-cell>
          <table:table-cell/>
          <table:table-cell table:formula="of:=[.C10]&gt;[.C9]" office:value-type="float" office:value="1" calcext:value-type="float">
            <text:p>1.000</text:p>
          </table:table-cell>
          <table:table-cell table:formula="of:=[.E10]&lt;[.E9]" office:value-type="float" office:value="0" calcext:value-type="float">
            <text:p>0.000</text:p>
          </table:table-cell>
          <table:table-cell office:value-type="float" office:value="7" calcext:value-type="float">
            <text:p>7</text:p>
          </table:table-cell>
          <table:table-cell table:style-name="ce13" table:formula="of:=INDIRECT([.V10] &amp; [.X10])" office:value-type="float" office:value="-11.314649992757" calcext:value-type="float">
            <text:p>-11.315</text:p>
          </table:table-cell>
          <table:table-cell table:style-name="ce13" table:formula="of:=INDIRECT([.W10] &amp; [.X10])" office:value-type="float" office:value="22.8193025384177" calcext:value-type="float">
            <text:p>22.819</text:p>
          </table:table-cell>
          <table:table-cell table:formula="of:=[.P6]" office:value-type="float" office:value="1.902" calcext:value-type="float">
            <text:p>1.902</text:p>
          </table:table-cell>
          <table:table-cell office:value-type="string" calcext:value-type="string">
            <text:p>end of strip 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table:formula="of:=[.U9]+1" office:value-type="float" office:value="3" calcext:value-type="float">
            <text:p>3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E</text:p>
          </table:table-cell>
          <table:table-cell table:style-name="ce1" table:formula="of:=[.X8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5.96019020841663" calcext:value-type="float">
            <text:p>5.960</text:p>
          </table:table-cell>
          <table:table-cell table:style-name="ce10" office:value-type="float" office:value="-14.9935422885919" calcext:value-type="float">
            <text:p>-14.994</text:p>
          </table:table-cell>
          <table:table-cell office:value-type="float" office:value="-8.24062363847152" calcext:value-type="float">
            <text:p>-8.241</text:p>
          </table:table-cell>
          <table:table-cell office:value-type="float" office:value="26.2486157573901" calcext:value-type="float">
            <text:p>26.249</text:p>
          </table:table-cell>
          <table:table-cell office:value-type="float" office:value="-7.47985481706359" calcext:value-type="float">
            <text:p>-7.480</text:p>
          </table:table-cell>
          <table:table-cell office:value-type="float" office:value="26.5105694699307" calcext:value-type="float">
            <text:p>26.511</text:p>
          </table:table-cell>
          <table:table-cell table:style-name="ce18" office:value-type="float" office:value="5.89754623300923" calcext:value-type="float">
            <text:p>5.898</text:p>
          </table:table-cell>
          <table:table-cell table:style-name="ce18" office:value-type="float" office:value="-14.8116109737929" calcext:value-type="float">
            <text:p>-14.812</text:p>
          </table:table-cell>
          <table:table-cell/>
          <table:table-cell table:formula="of:=[.C11]&gt;[.C10]" office:value-type="float" office:value="1" calcext:value-type="float">
            <text:p>1.000</text:p>
          </table:table-cell>
          <table:table-cell table:formula="of:=[.E11]&lt;[.E10]" office:value-type="float" office:value="0" calcext:value-type="float">
            <text:p>0.000</text:p>
          </table:table-cell>
          <table:table-cell office:value-type="float" office:value="8" calcext:value-type="float">
            <text:p>8</text:p>
          </table:table-cell>
          <table:table-cell table:style-name="ce15" table:formula="of:=INDIRECT([.V11] &amp; [.X11])" office:value-type="float" office:value="-10.5538811713491" calcext:value-type="float">
            <text:p>-10.554</text:p>
          </table:table-cell>
          <table:table-cell table:style-name="ce15" table:formula="of:=INDIRECT([.W11] &amp; [.X11])" office:value-type="float" office:value="23.0812562509583" calcext:value-type="float">
            <text:p>23.081</text:p>
          </table:table-cell>
          <table:table-cell table:formula="of:=[.P7]" office:value-type="float" office:value="5.042" calcext:value-type="float">
            <text:p>5.042</text:p>
          </table:table-cell>
          <table:table-cell office:value-type="string" calcext:value-type="string">
            <text:p>start of strip 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table:formula="of:=[.U10]" office:value-type="float" office:value="3" calcext:value-type="float">
            <text:p>3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1" table:formula="of:=[.X9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float" office:value="6.65831505441714" calcext:value-type="float">
            <text:p>6.658</text:p>
          </table:table-cell>
          <table:table-cell table:style-name="ce12" office:value-type="float" office:value="-14.5496572612523" calcext:value-type="float">
            <text:p>-14.550</text:p>
          </table:table-cell>
          <table:table-cell table:style-name="ce13" office:value-type="float" office:value="-7.56397671985948" calcext:value-type="float">
            <text:p>-7.564</text:p>
          </table:table-cell>
          <table:table-cell table:style-name="ce13" office:value-type="float" office:value="26.7548772150813" calcext:value-type="float">
            <text:p>26.755</text:p>
          </table:table-cell>
          <table:table-cell table:style-name="ce15" office:value-type="float" office:value="-6.80320789845155" calcext:value-type="float">
            <text:p>-6.803</text:p>
          </table:table-cell>
          <table:table-cell table:style-name="ce15" office:value-type="float" office:value="27.0168309276218" calcext:value-type="float">
            <text:p>27.017</text:p>
          </table:table-cell>
          <table:table-cell office:value-type="float" office:value="6.58507745184374" calcext:value-type="float">
            <text:p>6.585</text:p>
          </table:table-cell>
          <table:table-cell office:value-type="float" office:value="-14.3369598192037" calcext:value-type="float">
            <text:p>-14.337</text:p>
          </table:table-cell>
          <table:table-cell/>
          <table:table-cell table:formula="of:=[.C12]&gt;[.C11]" office:value-type="float" office:value="1" calcext:value-type="float">
            <text:p>1.000</text:p>
          </table:table-cell>
          <table:table-cell table:formula="of:=[.E12]&lt;[.E11]" office:value-type="float" office:value="0" calcext:value-type="float">
            <text:p>0.000</text:p>
          </table:table-cell>
          <table:table-cell office:value-type="float" office:value="9" calcext:value-type="float">
            <text:p>9</text:p>
          </table:table-cell>
          <table:table-cell table:style-name="ce10" table:formula="of:=INDIRECT([.V12] &amp; [.X12])" office:value-type="float" office:value="2.14077595566411" calcext:value-type="float">
            <text:p>2.141</text:p>
          </table:table-cell>
          <table:table-cell table:style-name="ce10" table:formula="of:=INDIRECT([.W12] &amp; [.X12])" office:value-type="float" office:value="-13.7867050656783" calcext:value-type="float">
            <text:p>-13.787</text:p>
          </table:table-cell>
          <table:table-cell table:formula="of:=[.P8]" office:value-type="float" office:value="5.042" calcext:value-type="float">
            <text:p>5.042</text:p>
          </table:table-cell>
          <table:table-cell office:value-type="string" calcext:value-type="string">
            <text:p>end of strip 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table:formula="of:=[.U11]+1" office:value-type="float" office:value="4" calcext:value-type="float">
            <text:p>4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C</text:p>
          </table:table-cell>
          <table:table-cell table:style-name="ce1" table:formula="of:=[.X10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7.34584627325167" calcext:value-type="float">
            <text:p>7.346</text:p>
          </table:table-cell>
          <table:table-cell table:style-name="ce10" office:value-type="float" office:value="-14.0750061066632" calcext:value-type="float">
            <text:p>-14.075</text:p>
          </table:table-cell>
          <table:table-cell office:value-type="float" office:value="-6.93893393225973" calcext:value-type="float">
            <text:p>-6.939</text:p>
          </table:table-cell>
          <table:table-cell office:value-type="float" office:value="27.4110079513913" calcext:value-type="float">
            <text:p>27.411</text:p>
          </table:table-cell>
          <table:table-cell table:style-name="ce16" office:value-type="float" office:value="-6.17816511085181" calcext:value-type="float">
            <text:p>-6.178</text:p>
          </table:table-cell>
          <table:table-cell table:style-name="ce16" office:value-type="float" office:value="27.6729616639319" calcext:value-type="float">
            <text:p>27.673</text:p>
          </table:table-cell>
          <table:table-cell table:style-name="ce18" office:value-type="float" office:value="7.30043592223796" calcext:value-type="float">
            <text:p>7.300</text:p>
          </table:table-cell>
          <table:table-cell table:style-name="ce18" office:value-type="float" office:value="-13.9431248712901" calcext:value-type="float">
            <text:p>-13.943</text:p>
          </table:table-cell>
          <table:table-cell/>
          <table:table-cell table:formula="of:=[.C13]&gt;[.C12]" office:value-type="float" office:value="1" calcext:value-type="float">
            <text:p>1.000</text:p>
          </table:table-cell>
          <table:table-cell table:formula="of:=[.E13]&lt;[.E12]" office:value-type="float" office:value="0" calcext:value-type="float">
            <text:p>0.000</text:p>
          </table:table-cell>
          <table:table-cell office:value-type="float" office:value="10" calcext:value-type="float">
            <text:p>10</text:p>
          </table:table-cell>
          <table:table-cell table:style-name="ce17" table:formula="of:=INDIRECT([.V13] &amp; [.X13])" office:value-type="float" office:value="2.90154477707204" calcext:value-type="float">
            <text:p>2.902</text:p>
          </table:table-cell>
          <table:table-cell table:style-name="ce17" table:formula="of:=INDIRECT([.W13] &amp; [.X13])" office:value-type="float" office:value="-13.5247513531377" calcext:value-type="float">
            <text:p>-13.525</text:p>
          </table:table-cell>
          <table:table-cell table:formula="of:=[.P9]" office:value-type="float" office:value="1.902" calcext:value-type="float">
            <text:p>1.902</text:p>
          </table:table-cell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lower</text:p>
          </table:table-cell>
          <table:table-cell table:formula="of:=[.U12]" office:value-type="float" office:value="4" calcext:value-type="float">
            <text:p>4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I</text:p>
          </table:table-cell>
          <table:table-cell table:style-name="ce1" table:formula="of:=[.X11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float" office:value="8.06120474364589" calcext:value-type="float">
            <text:p>8.061</text:p>
          </table:table-cell>
          <table:table-cell table:style-name="ce12" office:value-type="float" office:value="-13.6811711587495" calcext:value-type="float">
            <text:p>-13.681</text:p>
          </table:table-cell>
          <table:table-cell table:style-name="ce13" office:value-type="float" office:value="-6.41981205291525" calcext:value-type="float">
            <text:p>-6.420</text:p>
          </table:table-cell>
          <table:table-cell table:style-name="ce13" office:value-type="float" office:value="28.3747553416297" calcext:value-type="float">
            <text:p>28.375</text:p>
          </table:table-cell>
          <table:table-cell table:style-name="ce15" office:value-type="float" office:value="-5.65904323150734" calcext:value-type="float">
            <text:p>-5.659</text:p>
          </table:table-cell>
          <table:table-cell table:style-name="ce15" office:value-type="float" office:value="28.6367090541702" calcext:value-type="float">
            <text:p>28.637</text:p>
          </table:table-cell>
          <table:table-cell office:value-type="float" office:value="8.02622914721543" calcext:value-type="float">
            <text:p>8.026</text:p>
          </table:table-cell>
          <table:table-cell office:value-type="float" office:value="-13.579594651143" calcext:value-type="float">
            <text:p>-13.580</text:p>
          </table:table-cell>
          <table:table-cell/>
          <table:table-cell table:formula="of:=[.C14]&gt;[.C13]" office:value-type="float" office:value="1" calcext:value-type="float">
            <text:p>1.000</text:p>
          </table:table-cell>
          <table:table-cell table:formula="of:=[.E14]&lt;[.E13]" office:value-type="float" office:value="0" calcext:value-type="float">
            <text:p>0.000</text:p>
          </table:table-cell>
          <table:table-cell office:value-type="float" office:value="11" calcext:value-type="float">
            <text:p>11</text:p>
          </table:table-cell>
          <table:table-cell table:style-name="ce13" table:formula="of:=INDIRECT([.V14] &amp; [.X14])" office:value-type="float" office:value="-10.2151409693184" calcext:value-type="float">
            <text:p>-10.215</text:p>
          </table:table-cell>
          <table:table-cell table:style-name="ce13" table:formula="of:=INDIRECT([.W14] &amp; [.X14])" office:value-type="float" office:value="24.5688700705849" calcext:value-type="float">
            <text:p>24.569</text:p>
          </table:table-cell>
          <table:table-cell table:formula="of:=[.P10]" office:value-type="float" office:value="1.902" calcext:value-type="float">
            <text:p>1.902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table:formula="of:=[.U13]+1" office:value-type="float" office:value="5" calcext:value-type="float">
            <text:p>5</text:p>
          </table:table-cell>
          <table:table-cell table:style-name="ce26" table:formula="of:=[.V10]" office:value-type="string" office:string-value="D" calcext:value-type="string">
            <text:p>D</text:p>
          </table:table-cell>
          <table:table-cell table:style-name="ce26" table:formula="of:=[.W10]" office:value-type="string" office:string-value="E" calcext:value-type="string">
            <text:p>E</text:p>
          </table:table-cell>
          <table:table-cell table:style-name="ce26" table:formula="of:=[.X12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8699796862335" calcext:value-type="float">
            <text:p>8.787</text:p>
          </table:table-cell>
          <table:table-cell office:value-type="float" office:value="-13.3176409386024" calcext:value-type="float">
            <text:p>-13.318</text:p>
          </table:table-cell>
          <table:table-cell office:value-type="float" office:value="-5.96054498344961" calcext:value-type="float">
            <text:p>-5.961</text:p>
          </table:table-cell>
          <table:table-cell office:value-type="float" office:value="29.5123337217993" calcext:value-type="float">
            <text:p>29.512</text:p>
          </table:table-cell>
          <table:table-cell office:value-type="float" office:value="-5.19977616204168" calcext:value-type="float">
            <text:p>-5.200</text:p>
          </table:table-cell>
          <table:table-cell office:value-type="float" office:value="29.7742874343399" calcext:value-type="float">
            <text:p>29.774</text:p>
          </table:table-cell>
          <table:table-cell office:value-type="float" office:value="9.54776679003126" calcext:value-type="float">
            <text:p>9.548</text:p>
          </table:table-cell>
          <table:table-cell office:value-type="float" office:value="-13.0556872260618" calcext:value-type="float">
            <text:p>-13.056</text:p>
          </table:table-cell>
          <table:table-cell/>
          <table:table-cell table:formula="of:=[.C15]&gt;[.C14]" office:value-type="float" office:value="1" calcext:value-type="float">
            <text:p>1.000</text:p>
          </table:table-cell>
          <table:table-cell table:formula="of:=[.E15]&lt;[.E14]" office:value-type="float" office:value="0" calcext:value-type="float">
            <text:p>0.000</text:p>
          </table:table-cell>
          <table:table-cell office:value-type="float" office:value="12" calcext:value-type="float">
            <text:p>12</text:p>
          </table:table-cell>
          <table:table-cell table:style-name="ce15" table:formula="of:=INDIRECT([.V15] &amp; [.X15])" office:value-type="float" office:value="-9.4543721479105" calcext:value-type="float">
            <text:p>-9.454</text:p>
          </table:table-cell>
          <table:table-cell table:style-name="ce15" table:formula="of:=INDIRECT([.W15] &amp; [.X15])" office:value-type="float" office:value="24.8308237831255" calcext:value-type="float">
            <text:p>24.831</text:p>
          </table:table-cell>
          <table:table-cell table:formula="of:=[.P11]" office:value-type="float" office:value="5.042" calcext:value-type="float">
            <text:p>5.042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table:formula="of:=[.U14]" office:value-type="float" office:value="5" calcext:value-type="float">
            <text:p>5</text:p>
          </table:table-cell>
          <table:table-cell table:style-name="ce26" table:formula="of:=[.V11]" office:value-type="string" office:string-value="F" calcext:value-type="string">
            <text:p>F</text:p>
          </table:table-cell>
          <table:table-cell table:style-name="ce26" table:formula="of:=[.W11]" office:value-type="string" office:string-value="G" calcext:value-type="string">
            <text:p>G</text:p>
          </table:table-cell>
          <table:table-cell table:style-name="ce26" table:formula="of:=[.X13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56840994002154" calcext:value-type="float">
            <text:p>9.568</text:p>
          </table:table-cell>
          <table:table-cell office:value-type="float" office:value="-13.115639286813" calcext:value-type="float">
            <text:p>-13.116</text:p>
          </table:table-cell>
          <table:table-cell office:value-type="float" office:value="-5.45814688704786" calcext:value-type="float">
            <text:p>-5.458</text:p>
          </table:table-cell>
          <table:table-cell office:value-type="float" office:value="30.5246505043758" calcext:value-type="float">
            <text:p>30.525</text:p>
          </table:table-cell>
          <table:table-cell office:value-type="float" office:value="-4.69737806563995" calcext:value-type="float">
            <text:p>-4.697</text:p>
          </table:table-cell>
          <table:table-cell office:value-type="float" office:value="30.7866042169164" calcext:value-type="float">
            <text:p>30.787</text:p>
          </table:table-cell>
          <table:table-cell office:value-type="float" office:value="10.3291787614295" calcext:value-type="float">
            <text:p>10.329</text:p>
          </table:table-cell>
          <table:table-cell office:value-type="float" office:value="-12.8536855742725" calcext:value-type="float">
            <text:p>-12.854</text:p>
          </table:table-cell>
          <table:table-cell/>
          <table:table-cell table:formula="of:=[.C16]&gt;[.C15]" office:value-type="float" office:value="1" calcext:value-type="float">
            <text:p>1.000</text:p>
          </table:table-cell>
          <table:table-cell table:formula="of:=[.E16]&lt;[.E15]" office:value-type="float" office:value="0" calcext:value-type="float">
            <text:p>0.000</text:p>
          </table:table-cell>
          <table:table-cell office:value-type="float" office:value="13" calcext:value-type="float">
            <text:p>13</text:p>
          </table:table-cell>
          <table:table-cell table:style-name="ce10" table:formula="of:=INDIRECT([.V16] &amp; [.X16])" office:value-type="float" office:value="4.38123020944592" calcext:value-type="float">
            <text:p>4.381</text:p>
          </table:table-cell>
          <table:table-cell table:style-name="ce10" table:formula="of:=INDIRECT([.W16] &amp; [.X16])" office:value-type="float" office:value="-15.3506830823063" calcext:value-type="float">
            <text:p>-15.351</text:p>
          </table:table-cell>
          <table:table-cell table:formula="of:=[.P12]" office:value-type="float" office:value="5.042" calcext:value-type="float">
            <text:p>5.042</text:p>
          </table:table-cell>
          <table:table-cell table:number-columns-repeated="4"/>
          <table:table-cell table:formula="of:=[.U15]+1" office:value-type="float" office:value="6" calcext:value-type="float">
            <text:p>6</text:p>
          </table:table-cell>
          <table:table-cell table:formula="of:=[.V12]" office:value-type="string" office:string-value="B" calcext:value-type="string">
            <text:p>B</text:p>
          </table:table-cell>
          <table:table-cell table:style-name="ce1" table:formula="of:=[.W12]" office:value-type="string" office:string-value="C" calcext:value-type="string">
            <text:p>C</text:p>
          </table:table-cell>
          <table:table-cell table:style-name="ce1" table:formula="of:=[.X14]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3763053246367" calcext:value-type="float">
            <text:p>10.376</text:p>
          </table:table-cell>
          <table:table-cell office:value-type="float" office:value="-12.9905510517665" calcext:value-type="float">
            <text:p>-12.991</text:p>
          </table:table-cell>
          <table:table-cell office:value-type="float" office:value="-4.94760256800457" calcext:value-type="float">
            <text:p>-4.948</text:p>
          </table:table-cell>
          <table:table-cell office:value-type="float" office:value="31.5133089385447" calcext:value-type="float">
            <text:p>31.513</text:p>
          </table:table-cell>
          <table:table-cell office:value-type="float" office:value="-4.18683374659664" calcext:value-type="float">
            <text:p>-4.187</text:p>
          </table:table-cell>
          <table:table-cell office:value-type="float" office:value="31.7752626510853" calcext:value-type="float">
            <text:p>31.775</text:p>
          </table:table-cell>
          <table:table-cell office:value-type="float" office:value="11.1370741460446" calcext:value-type="float">
            <text:p>11.137</text:p>
          </table:table-cell>
          <table:table-cell office:value-type="float" office:value="-12.7285973392259" calcext:value-type="float">
            <text:p>-12.729</text:p>
          </table:table-cell>
          <table:table-cell/>
          <table:table-cell table:formula="of:=[.C17]&gt;[.C16]" office:value-type="float" office:value="1" calcext:value-type="float">
            <text:p>1.000</text:p>
          </table:table-cell>
          <table:table-cell table:formula="of:=[.E17]&lt;[.E16]" office:value-type="float" office:value="0" calcext:value-type="float">
            <text:p>0.000</text:p>
          </table:table-cell>
          <table:table-cell office:value-type="float" office:value="14" calcext:value-type="float">
            <text:p>14</text:p>
          </table:table-cell>
          <table:table-cell table:style-name="ce17" table:formula="of:=INDIRECT([.V17] &amp; [.X17])" office:value-type="float" office:value="5.14199903085384" calcext:value-type="float">
            <text:p>5.142</text:p>
          </table:table-cell>
          <table:table-cell table:style-name="ce17" table:formula="of:=INDIRECT([.W17] &amp; [.X17])" office:value-type="float" office:value="-15.0887293697657" calcext:value-type="float">
            <text:p>-15.089</text:p>
          </table:table-cell>
          <table:table-cell table:formula="of:=[.P13]" office:value-type="float" office:value="1.902" calcext:value-type="float">
            <text:p>1.902</text:p>
          </table:table-cell>
          <table:table-cell table:number-columns-repeated="4"/>
          <table:table-cell table:formula="of:=[.U16]" office:value-type="float" office:value="6" calcext:value-type="float">
            <text:p>6</text:p>
          </table:table-cell>
          <table:table-cell table:formula="of:=[.V13]" office:value-type="string" office:string-value="H" calcext:value-type="string">
            <text:p>H</text:p>
          </table:table-cell>
          <table:table-cell table:style-name="ce1" table:formula="of:=[.W13]" office:value-type="string" office:string-value="I" calcext:value-type="string">
            <text:p>I</text:p>
          </table:table-cell>
          <table:table-cell table:style-name="ce1" table:formula="of:=[.X15]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1433098684413" calcext:value-type="float">
            <text:p>11.143</text:p>
          </table:table-cell>
          <table:table-cell office:value-type="float" office:value="-12.7467071920404" calcext:value-type="float">
            <text:p>-12.747</text:p>
          </table:table-cell>
          <table:table-cell office:value-type="float" office:value="-4.41575320073437" calcext:value-type="float">
            <text:p>-4.416</text:p>
          </table:table-cell>
          <table:table-cell office:value-type="float" office:value="32.4400930199037" calcext:value-type="float">
            <text:p>32.440</text:p>
          </table:table-cell>
          <table:table-cell office:value-type="float" office:value="-3.65498437932645" calcext:value-type="float">
            <text:p>-3.655</text:p>
          </table:table-cell>
          <table:table-cell office:value-type="float" office:value="32.7020467324443" calcext:value-type="float">
            <text:p>32.702</text:p>
          </table:table-cell>
          <table:table-cell office:value-type="float" office:value="11.9040786898492" calcext:value-type="float">
            <text:p>11.904</text:p>
          </table:table-cell>
          <table:table-cell office:value-type="float" office:value="-12.4847534794998" calcext:value-type="float">
            <text:p>-12.485</text:p>
          </table:table-cell>
          <table:table-cell/>
          <table:table-cell table:formula="of:=[.C18]&gt;[.C17]" office:value-type="float" office:value="1" calcext:value-type="float">
            <text:p>1.000</text:p>
          </table:table-cell>
          <table:table-cell table:formula="of:=[.E18]&lt;[.E17]" office:value-type="float" office:value="0" calcext:value-type="float">
            <text:p>0.000</text:p>
          </table:table-cell>
          <table:table-cell office:value-type="float" office:value="15" calcext:value-type="float">
            <text:p>15</text:p>
          </table:table-cell>
          <table:table-cell table:style-name="ce13" table:formula="of:=INDIRECT([.V18] &amp; [.X18])" office:value-type="float" office:value="-8.85953054395139" calcext:value-type="float">
            <text:p>-8.860</text:p>
          </table:table-cell>
          <table:table-cell table:style-name="ce13" table:formula="of:=INDIRECT([.W18] &amp; [.X18])" office:value-type="float" office:value="25.5746651254834" calcext:value-type="float">
            <text:p>25.575</text:p>
          </table:table-cell>
          <table:table-cell table:formula="of:=[.P14]" office:value-type="float" office:value="1.902" calcext:value-type="float">
            <text:p>1.902</text:p>
          </table:table-cell>
          <table:table-cell table:number-columns-repeated="4"/>
          <table:table-cell table:formula="of:=[.U17]+1" office:value-type="float" office:value="7" calcext:value-type="float">
            <text:p>7</text:p>
          </table:table-cell>
          <table:table-cell table:style-name="ce26" table:formula="of:=[.V14]" office:value-type="string" office:string-value="D" calcext:value-type="string">
            <text:p>D</text:p>
          </table:table-cell>
          <table:table-cell table:style-name="ce26" table:formula="of:=[.W14]" office:value-type="string" office:string-value="E" calcext:value-type="string">
            <text:p>E</text:p>
          </table:table-cell>
          <table:table-cell table:style-name="ce26" table:formula="of:=[.X16]+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9933551730433" calcext:value-type="float">
            <text:p>11.993</text:p>
          </table:table-cell>
          <table:table-cell office:value-type="float" office:value="-12.7440312131128" calcext:value-type="float">
            <text:p>-12.744</text:p>
          </table:table-cell>
          <table:table-cell office:value-type="float" office:value="-3.87248325007468" calcext:value-type="float">
            <text:p>-3.872</text:p>
          </table:table-cell>
          <table:table-cell office:value-type="float" office:value="33.3337093187535" calcext:value-type="float">
            <text:p>33.334</text:p>
          </table:table-cell>
          <table:table-cell office:value-type="float" office:value="-3.11171442866675" calcext:value-type="float">
            <text:p>-3.112</text:p>
          </table:table-cell>
          <table:table-cell office:value-type="float" office:value="33.5956630312941" calcext:value-type="float">
            <text:p>33.596</text:p>
          </table:table-cell>
          <table:table-cell office:value-type="float" office:value="12.7541239944512" calcext:value-type="float">
            <text:p>12.754</text:p>
          </table:table-cell>
          <table:table-cell office:value-type="float" office:value="-12.4820775005722" calcext:value-type="float">
            <text:p>-12.482</text:p>
          </table:table-cell>
          <table:table-cell/>
          <table:table-cell table:formula="of:=[.C19]&gt;[.C18]" office:value-type="float" office:value="1" calcext:value-type="float">
            <text:p>1.000</text:p>
          </table:table-cell>
          <table:table-cell table:formula="of:=[.E19]&lt;[.E18]" office:value-type="float" office:value="0" calcext:value-type="float">
            <text:p>0.000</text:p>
          </table:table-cell>
          <table:table-cell office:value-type="float" office:value="16" calcext:value-type="float">
            <text:p>16</text:p>
          </table:table-cell>
          <table:table-cell table:style-name="ce15" table:formula="of:=INDIRECT([.V19] &amp; [.X19])" office:value-type="float" office:value="-8.09876172254348" calcext:value-type="float">
            <text:p>-8.099</text:p>
          </table:table-cell>
          <table:table-cell table:style-name="ce15" table:formula="of:=INDIRECT([.W19] &amp; [.X19])" office:value-type="float" office:value="25.8366188380239" calcext:value-type="float">
            <text:p>25.837</text:p>
          </table:table-cell>
          <table:table-cell table:formula="of:=[.P15]" office:value-type="float" office:value="5.042" calcext:value-type="float">
            <text:p>5.042</text:p>
          </table:table-cell>
          <table:table-cell table:number-columns-repeated="4"/>
          <table:table-cell table:formula="of:=[.U18]" office:value-type="float" office:value="7" calcext:value-type="float">
            <text:p>7</text:p>
          </table:table-cell>
          <table:table-cell table:formula="of:=[.V15]" office:value-type="string" office:string-value="F" calcext:value-type="string">
            <text:p>F</text:p>
          </table:table-cell>
          <table:table-cell table:style-name="ce1" table:formula="of:=[.W15]" office:value-type="string" office:string-value="G" calcext:value-type="string">
            <text:p>G</text:p>
          </table:table-cell>
          <table:table-cell table:style-name="ce1" table:formula="of:=[.X17]+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7857397416215" calcext:value-type="float">
            <text:p>12.786</text:p>
          </table:table-cell>
          <table:table-cell office:value-type="float" office:value="-12.5738962974099" calcext:value-type="float">
            <text:p>-12.574</text:p>
          </table:table-cell>
          <table:table-cell office:value-type="float" office:value="-3.30772932111682" calcext:value-type="float">
            <text:p>-3.308</text:p>
          </table:table-cell>
          <table:table-cell office:value-type="float" office:value="34.164931614134" calcext:value-type="float">
            <text:p>34.165</text:p>
          </table:table-cell>
          <table:table-cell office:value-type="float" office:value="-2.5469604997089" calcext:value-type="float">
            <text:p>-2.547</text:p>
          </table:table-cell>
          <table:table-cell office:value-type="float" office:value="34.4268853266746" calcext:value-type="float">
            <text:p>34.427</text:p>
          </table:table-cell>
          <table:table-cell office:value-type="float" office:value="13.5465085630294" calcext:value-type="float">
            <text:p>13.547</text:p>
          </table:table-cell>
          <table:table-cell office:value-type="float" office:value="-12.3119425848693" calcext:value-type="float">
            <text:p>-12.312</text:p>
          </table:table-cell>
          <table:table-cell/>
          <table:table-cell table:formula="of:=[.C20]&gt;[.C19]" office:value-type="float" office:value="1" calcext:value-type="float">
            <text:p>1.000</text:p>
          </table:table-cell>
          <table:table-cell table:formula="of:=[.E20]&lt;[.E19]" office:value-type="float" office:value="0" calcext:value-type="float">
            <text:p>0.000</text:p>
          </table:table-cell>
          <table:table-cell table:style-name="ce20" office:value-type="float" office:value="17" calcext:value-type="float">
            <text:p>17</text:p>
          </table:table-cell>
          <table:table-cell table:style-name="ce18" table:formula="of:=INDIRECT([.V20] &amp; [.X20])" office:value-type="float" office:value="5.89754623300923" calcext:value-type="float">
            <text:p>5.898</text:p>
          </table:table-cell>
          <table:table-cell table:style-name="ce18" table:formula="of:=INDIRECT([.W20] &amp; [.X20])" office:value-type="float" office:value="-14.8116109737929" calcext:value-type="float">
            <text:p>-14.812</text:p>
          </table:table-cell>
          <table:table-cell table:formula="of:=[.P16]" office:value-type="float" office:value="5.042" calcext:value-type="float">
            <text:p>5.042</text:p>
          </table:table-cell>
          <table:table-cell table:number-columns-repeated="4"/>
          <table:table-cell table:formula="of:=[.U19]+1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1" calcext:value-type="float">
            <text:p>11</text:p>
          </table:table-cell>
          <table:table-cell table:style-name="ce27"/>
          <table:table-cell table:number-columns-repeated="2"/>
        </table:table-row>
        <table:table-row table:style-name="ro1">
          <table:table-cell/>
          <table:table-cell office:value-type="float" office:value="13.5532532731489" calcext:value-type="float">
            <text:p>13.553</text:p>
          </table:table-cell>
          <table:table-cell office:value-type="float" office:value="-12.3315306453652" calcext:value-type="float">
            <text:p>-12.332</text:p>
          </table:table-cell>
          <table:table-cell office:value-type="float" office:value="-2.712063169776" calcext:value-type="float">
            <text:p>-2.712</text:p>
          </table:table-cell>
          <table:table-cell office:value-type="float" office:value="34.9063782970168" calcext:value-type="float">
            <text:p>34.906</text:p>
          </table:table-cell>
          <table:table-cell office:value-type="float" office:value="-1.95129434836808" calcext:value-type="float">
            <text:p>-1.951</text:p>
          </table:table-cell>
          <table:table-cell office:value-type="float" office:value="35.1683320095574" calcext:value-type="float">
            <text:p>35.168</text:p>
          </table:table-cell>
          <table:table-cell office:value-type="float" office:value="14.3140220945569" calcext:value-type="float">
            <text:p>14.314</text:p>
          </table:table-cell>
          <table:table-cell office:value-type="float" office:value="-12.0695769328246" calcext:value-type="float">
            <text:p>-12.070</text:p>
          </table:table-cell>
          <table:table-cell/>
          <table:table-cell table:formula="of:=[.C21]&gt;[.C20]" office:value-type="float" office:value="1" calcext:value-type="float">
            <text:p>1.000</text:p>
          </table:table-cell>
          <table:table-cell table:formula="of:=[.E21]&lt;[.E20]" office:value-type="float" office:value="0" calcext:value-type="float">
            <text:p>0.000</text:p>
          </table:table-cell>
          <table:table-cell table:style-name="ce20" office:value-type="float" office:value="18" calcext:value-type="float">
            <text:p>18</text:p>
          </table:table-cell>
          <table:table-cell table:style-name="ce12" table:formula="of:=INDIRECT([.V21] &amp; [.X21])" office:value-type="float" office:value="6.65831505441714" calcext:value-type="float">
            <text:p>6.658</text:p>
          </table:table-cell>
          <table:table-cell table:style-name="ce12" table:formula="of:=INDIRECT([.W21] &amp; [.X21])" office:value-type="float" office:value="-14.5496572612523" calcext:value-type="float">
            <text:p>-14.550</text:p>
          </table:table-cell>
          <table:table-cell table:formula="of:=[.P17]" office:value-type="float" office:value="1.902" calcext:value-type="float">
            <text:p>1.902</text:p>
          </table:table-cell>
          <table:table-cell table:number-columns-repeated="4"/>
          <table:table-cell table:formula="of:=[.U20]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2" calcext:value-type="float">
            <text:p>12</text:p>
          </table:table-cell>
          <table:table-cell table:style-name="ce27"/>
          <table:table-cell table:number-columns-repeated="2"/>
        </table:table-row>
        <table:table-row table:style-name="ro1">
          <table:table-cell/>
          <table:table-cell office:value-type="float" office:value="14.3253848538063" calcext:value-type="float">
            <text:p>14.325</text:p>
          </table:table-cell>
          <table:table-cell office:value-type="float" office:value="-12.1025767818374" calcext:value-type="float">
            <text:p>-12.103</text:p>
          </table:table-cell>
          <table:table-cell office:value-type="float" office:value="-2.12090106638004" calcext:value-type="float">
            <text:p>-2.121</text:p>
          </table:table-cell>
          <table:table-cell office:value-type="float" office:value="35.6609056849346" calcext:value-type="float">
            <text:p>35.661</text:p>
          </table:table-cell>
          <table:table-cell office:value-type="float" office:value="-1.36013224497214" calcext:value-type="float">
            <text:p>-1.360</text:p>
          </table:table-cell>
          <table:table-cell office:value-type="float" office:value="35.9228593974752" calcext:value-type="float">
            <text:p>35.923</text:p>
          </table:table-cell>
          <table:table-cell office:value-type="float" office:value="15.0861536752143" calcext:value-type="float">
            <text:p>15.086</text:p>
          </table:table-cell>
          <table:table-cell office:value-type="float" office:value="-11.8406230692968" calcext:value-type="float">
            <text:p>-11.841</text:p>
          </table:table-cell>
          <table:table-cell/>
          <table:table-cell table:formula="of:=[.C22]&gt;[.C21]" office:value-type="float" office:value="1" calcext:value-type="float">
            <text:p>1.000</text:p>
          </table:table-cell>
          <table:table-cell table:formula="of:=[.E22]&lt;[.E21]" office:value-type="float" office:value="0" calcext:value-type="float">
            <text:p>0.000</text:p>
          </table:table-cell>
          <table:table-cell office:value-type="float" office:value="19" calcext:value-type="float">
            <text:p>19</text:p>
          </table:table-cell>
          <table:table-cell table:style-name="ce13" table:formula="of:=INDIRECT([.V22] &amp; [.X22])" office:value-type="float" office:value="-7.56397671985948" calcext:value-type="float">
            <text:p>-7.564</text:p>
          </table:table-cell>
          <table:table-cell table:style-name="ce13" table:formula="of:=INDIRECT([.W22] &amp; [.X22])" office:value-type="float" office:value="26.7548772150813" calcext:value-type="float">
            <text:p>26.755</text:p>
          </table:table-cell>
          <table:table-cell table:formula="of:=[.P18]" office:value-type="float" office:value="1.902" calcext:value-type="float">
            <text:p>1.902</text:p>
          </table:table-cell>
          <table:table-cell table:number-columns-repeated="4"/>
          <table:table-cell table:formula="of:=[.U21]+1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0959698204472" calcext:value-type="float">
            <text:p>15.096</text:p>
          </table:table-cell>
          <table:table-cell office:value-type="float" office:value="-11.8691312250593" calcext:value-type="float">
            <text:p>-11.869</text:p>
          </table:table-cell>
          <table:table-cell office:value-type="float" office:value="-1.51397871826006" calcext:value-type="float">
            <text:p>-1.514</text:p>
          </table:table-cell>
          <table:table-cell office:value-type="float" office:value="36.3696619986901" calcext:value-type="float">
            <text:p>36.370</text:p>
          </table:table-cell>
          <table:table-cell office:value-type="float" office:value="-0.753209896852134" calcext:value-type="float">
            <text:p>-0.753</text:p>
          </table:table-cell>
          <table:table-cell office:value-type="float" office:value="36.6316157112306" calcext:value-type="float">
            <text:p>36.632</text:p>
          </table:table-cell>
          <table:table-cell office:value-type="float" office:value="15.8567386418552" calcext:value-type="float">
            <text:p>15.857</text:p>
          </table:table-cell>
          <table:table-cell office:value-type="float" office:value="-11.6071775125187" calcext:value-type="float">
            <text:p>-11.607</text:p>
          </table:table-cell>
          <table:table-cell/>
          <table:table-cell table:formula="of:=[.C23]&gt;[.C22]" office:value-type="float" office:value="1" calcext:value-type="float">
            <text:p>1.000</text:p>
          </table:table-cell>
          <table:table-cell table:formula="of:=[.E23]&lt;[.E22]" office:value-type="float" office:value="0" calcext:value-type="float">
            <text:p>0.000</text:p>
          </table:table-cell>
          <table:table-cell office:value-type="float" office:value="20" calcext:value-type="float">
            <text:p>20</text:p>
          </table:table-cell>
          <table:table-cell table:style-name="ce15" table:formula="of:=INDIRECT([.V23] &amp; [.X23])" office:value-type="float" office:value="-6.80320789845155" calcext:value-type="float">
            <text:p>-6.803</text:p>
          </table:table-cell>
          <table:table-cell table:style-name="ce15" table:formula="of:=INDIRECT([.W23] &amp; [.X23])" office:value-type="float" office:value="27.0168309276218" calcext:value-type="float">
            <text:p>27.017</text:p>
          </table:table-cell>
          <table:table-cell table:formula="of:=[.P19]" office:value-type="float" office:value="5.042" calcext:value-type="float">
            <text:p>5.042</text:p>
          </table:table-cell>
          <table:table-cell table:number-columns-repeated="4"/>
          <table:table-cell table:formula="of:=[.U22]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2" calcext:value-type="float">
            <text:p>12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office:value-type="float" office:value="15.8694519382329" calcext:value-type="float">
            <text:p>15.869</text:p>
          </table:table-cell>
          <table:table-cell office:value-type="float" office:value="-11.6440996061502" calcext:value-type="float">
            <text:p>-11.644</text:p>
          </table:table-cell>
          <table:table-cell office:value-type="float" office:value="-0.886288439495083" calcext:value-type="float">
            <text:p>-0.886</text:p>
          </table:table-cell>
          <table:table-cell office:value-type="float" office:value="37.0181038623596" calcext:value-type="float">
            <text:p>37.018</text:p>
          </table:table-cell>
          <table:table-cell office:value-type="float" office:value="-0.125519618087166" calcext:value-type="float">
            <text:p>-0.126</text:p>
          </table:table-cell>
          <table:table-cell office:value-type="float" office:value="37.2800575749001" calcext:value-type="float">
            <text:p>37.280</text:p>
          </table:table-cell>
          <table:table-cell office:value-type="float" office:value="16.6302207596409" calcext:value-type="float">
            <text:p>16.630</text:p>
          </table:table-cell>
          <table:table-cell office:value-type="float" office:value="-11.3821458936096" calcext:value-type="float">
            <text:p>-11.382</text:p>
          </table:table-cell>
          <table:table-cell/>
          <table:table-cell table:formula="of:=[.C24]&gt;[.C23]" office:value-type="float" office:value="1" calcext:value-type="float">
            <text:p>1.000</text:p>
          </table:table-cell>
          <table:table-cell table:formula="of:=[.E24]&lt;[.E23]" office:value-type="float" office:value="0" calcext:value-type="float">
            <text:p>0.000</text:p>
          </table:table-cell>
          <table:table-cell table:style-name="ce20" office:value-type="float" office:value="21" calcext:value-type="float">
            <text:p>21</text:p>
          </table:table-cell>
          <table:table-cell table:style-name="ce18" table:formula="of:=INDIRECT([.V24] &amp; [.X24])" office:value-type="float" office:value="7.30043592223796" calcext:value-type="float">
            <text:p>7.300</text:p>
          </table:table-cell>
          <table:table-cell table:style-name="ce18" table:formula="of:=INDIRECT([.W24] &amp; [.X24])" office:value-type="float" office:value="-13.9431248712901" calcext:value-type="float">
            <text:p>-13.943</text:p>
          </table:table-cell>
          <table:table-cell table:formula="of:=[.P20]" office:value-type="float" office:value="5.042" calcext:value-type="float">
            <text:p>5.042</text:p>
          </table:table-cell>
          <table:table-cell table:number-columns-repeated="4"/>
          <table:table-cell table:formula="of:=[.U23]+1"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3" calcext:value-type="float">
            <text:p>13</text:p>
          </table:table-cell>
          <table:table-cell table:style-name="ce27"/>
          <table:table-cell table:number-columns-repeated="2"/>
        </table:table-row>
        <table:table-row table:style-name="ro1">
          <table:table-cell/>
          <table:table-cell office:value-type="float" office:value="16.6332999422307" calcext:value-type="float">
            <text:p>16.633</text:p>
          </table:table-cell>
          <table:table-cell office:value-type="float" office:value="-11.3910884891815" calcext:value-type="float">
            <text:p>-11.391</text:p>
          </table:table-cell>
          <table:table-cell office:value-type="float" office:value="-0.269651935010258" calcext:value-type="float">
            <text:p>-0.270</text:p>
          </table:table-cell>
          <table:table-cell office:value-type="float" office:value="37.6986482175328" calcext:value-type="float">
            <text:p>37.699</text:p>
          </table:table-cell>
          <table:table-cell office:value-type="float" office:value="0.491116886397673" calcext:value-type="float">
            <text:p>0.491</text:p>
          </table:table-cell>
          <table:table-cell office:value-type="float" office:value="37.9606019300734" calcext:value-type="float">
            <text:p>37.961</text:p>
          </table:table-cell>
          <table:table-cell office:value-type="float" office:value="17.3940687636387" calcext:value-type="float">
            <text:p>17.394</text:p>
          </table:table-cell>
          <table:table-cell office:value-type="float" office:value="-11.1291347766409" calcext:value-type="float">
            <text:p>-11.129</text:p>
          </table:table-cell>
          <table:table-cell/>
          <table:table-cell table:formula="of:=[.C25]&gt;[.C24]" office:value-type="float" office:value="1" calcext:value-type="float">
            <text:p>1.000</text:p>
          </table:table-cell>
          <table:table-cell table:formula="of:=[.E25]&lt;[.E24]" office:value-type="float" office:value="0" calcext:value-type="float">
            <text:p>0.000</text:p>
          </table:table-cell>
          <table:table-cell table:style-name="ce20" office:value-type="float" office:value="22" calcext:value-type="float">
            <text:p>22</text:p>
          </table:table-cell>
          <table:table-cell table:style-name="ce12" table:formula="of:=INDIRECT([.V25] &amp; [.X25])" office:value-type="float" office:value="8.06120474364589" calcext:value-type="float">
            <text:p>8.061</text:p>
          </table:table-cell>
          <table:table-cell table:style-name="ce12" table:formula="of:=INDIRECT([.W25] &amp; [.X25])" office:value-type="float" office:value="-13.6811711587495" calcext:value-type="float">
            <text:p>-13.681</text:p>
          </table:table-cell>
          <table:table-cell table:formula="of:=[.P21]" office:value-type="float" office:value="1.902" calcext:value-type="float">
            <text:p>1.902</text:p>
          </table:table-cell>
          <table:table-cell table:number-columns-repeated="4"/>
          <table:table-cell table:formula="of:=[.U24]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4" calcext:value-type="float">
            <text:p>14</text:p>
          </table:table-cell>
          <table:table-cell table:style-name="ce27"/>
          <table:table-cell table:number-columns-repeated="2"/>
        </table:table-row>
        <table:table-row table:style-name="ro1">
          <table:table-cell/>
          <table:table-cell office:value-type="float" office:value="17.3991096140731" calcext:value-type="float">
            <text:p>17.399</text:p>
          </table:table-cell>
          <table:table-cell office:value-type="float" office:value="-11.1437744693053" calcext:value-type="float">
            <text:p>-11.144</text:p>
          </table:table-cell>
          <table:table-cell office:value-type="float" office:value="0.384919380847758" calcext:value-type="float">
            <text:p>0.385</text:p>
          </table:table-cell>
          <table:table-cell office:value-type="float" office:value="38.2690218808735" calcext:value-type="float">
            <text:p>38.269</text:p>
          </table:table-cell>
          <table:table-cell office:value-type="float" office:value="1.14568820225567" calcext:value-type="float">
            <text:p>1.146</text:p>
          </table:table-cell>
          <table:table-cell office:value-type="float" office:value="38.5309755934141" calcext:value-type="float">
            <text:p>38.531</text:p>
          </table:table-cell>
          <table:table-cell office:value-type="float" office:value="17.3940065893193" calcext:value-type="float">
            <text:p>17.394</text:p>
          </table:table-cell>
          <table:table-cell office:value-type="float" office:value="-11.1289542093064" calcext:value-type="float">
            <text:p>-11.129</text:p>
          </table:table-cell>
          <table:table-cell/>
          <table:table-cell table:formula="of:=[.C26]&gt;[.C25]" office:value-type="float" office:value="1" calcext:value-type="float">
            <text:p>1.000</text:p>
          </table:table-cell>
          <table:table-cell table:formula="of:=[.E26]&lt;[.E25]" office:value-type="float" office:value="0" calcext:value-type="float">
            <text:p>0.000</text:p>
          </table:table-cell>
          <table:table-cell office:value-type="float" office:value="23" calcext:value-type="float">
            <text:p>23</text:p>
          </table:table-cell>
          <table:table-cell table:style-name="ce13" table:formula="of:=INDIRECT([.V26] &amp; [.X26])" office:value-type="float" office:value="-6.41981205291525" calcext:value-type="float">
            <text:p>-6.420</text:p>
          </table:table-cell>
          <table:table-cell table:style-name="ce13" table:formula="of:=INDIRECT([.W26] &amp; [.X26])" office:value-type="float" office:value="28.3747553416297" calcext:value-type="float">
            <text:p>28.375</text:p>
          </table:table-cell>
          <table:table-cell table:formula="of:=[.P2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float" office:value="18.1547754107273" calcext:value-type="float">
            <text:p>18.155</text:p>
          </table:table-cell>
          <table:table-cell office:value-type="float" office:value="-10.8670004967658" calcext:value-type="float">
            <text:p>-10.867</text:p>
          </table:table-cell>
          <table:table-cell office:value-type="float" office:value="1.04328975615172" calcext:value-type="float">
            <text:p>1.043</text:p>
          </table:table-cell>
          <table:table-cell office:value-type="float" office:value="38.8283622744462" calcext:value-type="float">
            <text:p>38.828</text:p>
          </table:table-cell>
          <table:table-cell office:value-type="float" office:value="1.80405857755964" calcext:value-type="float">
            <text:p>1.804</text:p>
          </table:table-cell>
          <table:table-cell office:value-type="float" office:value="39.0903159869868" calcext:value-type="float">
            <text:p>39.090</text:p>
          </table:table-cell>
          <table:table-cell office:value-type="float" office:value="18.1463392312248" calcext:value-type="float">
            <text:p>18.146</text:p>
          </table:table-cell>
          <table:table-cell office:value-type="float" office:value="-10.8425000524887" calcext:value-type="float">
            <text:p>-10.843</text:p>
          </table:table-cell>
          <table:table-cell/>
          <table:table-cell table:formula="of:=[.C27]&gt;[.C26]" office:value-type="float" office:value="1" calcext:value-type="float">
            <text:p>1.000</text:p>
          </table:table-cell>
          <table:table-cell table:formula="of:=[.E27]&lt;[.E26]" office:value-type="float" office:value="0" calcext:value-type="float">
            <text:p>0.000</text:p>
          </table:table-cell>
          <table:table-cell office:value-type="float" office:value="24" calcext:value-type="float">
            <text:p>24</text:p>
          </table:table-cell>
          <table:table-cell table:style-name="ce15" table:formula="of:=INDIRECT([.V27] &amp; [.X27])" office:value-type="float" office:value="-5.65904323150734" calcext:value-type="float">
            <text:p>-5.659</text:p>
          </table:table-cell>
          <table:table-cell table:style-name="ce15" table:formula="of:=INDIRECT([.W27] &amp; [.X27])" office:value-type="float" office:value="28.6367090541702" calcext:value-type="float">
            <text:p>28.637</text:p>
          </table:table-cell>
          <table:table-cell table:formula="of:=[.P2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.9071080526327" calcext:value-type="float">
            <text:p>18.907</text:p>
          </table:table-cell>
          <table:table-cell office:value-type="float" office:value="-10.5805463399481" calcext:value-type="float">
            <text:p>-10.581</text:p>
          </table:table-cell>
          <table:table-cell office:value-type="float" office:value="1.71367209199227" calcext:value-type="float">
            <text:p>1.714</text:p>
          </table:table-cell>
          <table:table-cell office:value-type="float" office:value="39.3528174015665" calcext:value-type="float">
            <text:p>39.353</text:p>
          </table:table-cell>
          <table:table-cell office:value-type="float" office:value="2.47444091340019" calcext:value-type="float">
            <text:p>2.474</text:p>
          </table:table-cell>
          <table:table-cell office:value-type="float" office:value="39.6147711141071" calcext:value-type="float">
            <text:p>39.615</text:p>
          </table:table-cell>
          <table:table-cell office:value-type="float" office:value="18.8958815574068" calcext:value-type="float">
            <text:p>18.896</text:p>
          </table:table-cell>
          <table:table-cell office:value-type="float" office:value="-10.5479422303949" calcext:value-type="float">
            <text:p>-10.548</text:p>
          </table:table-cell>
          <table:table-cell/>
          <table:table-cell table:formula="of:=[.C28]&gt;[.C27]" office:value-type="float" office:value="1" calcext:value-type="float">
            <text:p>1.000</text:p>
          </table:table-cell>
          <table:table-cell table:formula="of:=[.E28]&lt;[.E27]" office:value-type="float" office:value="0" calcext:value-type="float">
            <text:p>0.000</text:p>
          </table:table-cell>
          <table:table-cell office:value-type="float" office:value="25" calcext:value-type="float">
            <text:p>25</text:p>
          </table:table-cell>
          <table:table-cell table:formula="of:=INDIRECT([.V28] &amp; [.X28])" office:value-type="float" office:value="8.78699796862335" calcext:value-type="float">
            <text:p>8.787</text:p>
          </table:table-cell>
          <table:table-cell table:formula="of:=INDIRECT([.W28] &amp; [.X28])" office:value-type="float" office:value="-13.3176409386024" calcext:value-type="float">
            <text:p>-13.318</text:p>
          </table:table-cell>
          <table:table-cell table:formula="of:=[.P2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6566503788147" calcext:value-type="float">
            <text:p>19.657</text:p>
          </table:table-cell>
          <table:table-cell office:value-type="float" office:value="-10.2859885178544" calcext:value-type="float">
            <text:p>-10.286</text:p>
          </table:table-cell>
          <table:table-cell office:value-type="float" office:value="2.38262138231498" calcext:value-type="float">
            <text:p>2.383</text:p>
          </table:table-cell>
          <table:table-cell office:value-type="float" office:value="39.8814343950678" calcext:value-type="float">
            <text:p>39.881</text:p>
          </table:table-cell>
          <table:table-cell office:value-type="float" office:value="3.1433902037229" calcext:value-type="float">
            <text:p>3.143</text:p>
          </table:table-cell>
          <table:table-cell office:value-type="float" office:value="40.1433881076084" calcext:value-type="float">
            <text:p>40.143</text:p>
          </table:table-cell>
          <table:table-cell office:value-type="float" office:value="20.4174192002227" calcext:value-type="float">
            <text:p>20.417</text:p>
          </table:table-cell>
          <table:table-cell office:value-type="float" office:value="-10.0240348053138" calcext:value-type="float">
            <text:p>-10.024</text:p>
          </table:table-cell>
          <table:table-cell/>
          <table:table-cell table:formula="of:=[.C29]&gt;[.C28]" office:value-type="float" office:value="1" calcext:value-type="float">
            <text:p>1.000</text:p>
          </table:table-cell>
          <table:table-cell table:formula="of:=[.E29]&lt;[.E28]" office:value-type="float" office:value="0" calcext:value-type="float">
            <text:p>0.000</text:p>
          </table:table-cell>
          <table:table-cell office:value-type="float" office:value="26" calcext:value-type="float">
            <text:p>26</text:p>
          </table:table-cell>
          <table:table-cell table:formula="of:=INDIRECT([.V29] &amp; [.X29])" office:value-type="float" office:value="9.54776679003126" calcext:value-type="float">
            <text:p>9.548</text:p>
          </table:table-cell>
          <table:table-cell table:formula="of:=INDIRECT([.W29] &amp; [.X29])" office:value-type="float" office:value="-13.0556872260618" calcext:value-type="float">
            <text:p>-13.056</text:p>
          </table:table-cell>
          <table:table-cell table:formula="of:=[.P2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4309990546543" calcext:value-type="float">
            <text:p>20.431</text:p>
          </table:table-cell>
          <table:table-cell office:value-type="float" office:value="-10.0634735662713" calcext:value-type="float">
            <text:p>-10.063</text:p>
          </table:table-cell>
          <table:table-cell office:value-type="float" office:value="3.06838749336129" calcext:value-type="float">
            <text:p>3.068</text:p>
          </table:table-cell>
          <table:table-cell office:value-type="float" office:value="40.3612117948958" calcext:value-type="float">
            <text:p>40.361</text:p>
          </table:table-cell>
          <table:table-cell office:value-type="float" office:value="3.82915631476922" calcext:value-type="float">
            <text:p>3.829</text:p>
          </table:table-cell>
          <table:table-cell office:value-type="float" office:value="40.6231655074364" calcext:value-type="float">
            <text:p>40.623</text:p>
          </table:table-cell>
          <table:table-cell office:value-type="float" office:value="20.4128366633367" calcext:value-type="float">
            <text:p>20.413</text:p>
          </table:table-cell>
          <table:table-cell office:value-type="float" office:value="-10.0107261518421" calcext:value-type="float">
            <text:p>-10.011</text:p>
          </table:table-cell>
          <table:table-cell/>
          <table:table-cell table:formula="of:=[.C30]&gt;[.C29]" office:value-type="float" office:value="1" calcext:value-type="float">
            <text:p>1.000</text:p>
          </table:table-cell>
          <table:table-cell table:formula="of:=[.E30]&lt;[.E29]" office:value-type="float" office:value="0" calcext:value-type="float">
            <text:p>0.000</text:p>
          </table:table-cell>
          <table:table-cell office:value-type="float" office:value="27" calcext:value-type="float">
            <text:p>27</text:p>
          </table:table-cell>
          <table:table-cell table:formula="of:=INDIRECT([.V30] &amp; [.X30])" office:value-type="float" office:value="-5.45814688704786" calcext:value-type="float">
            <text:p>-5.458</text:p>
          </table:table-cell>
          <table:table-cell table:formula="of:=INDIRECT([.W30] &amp; [.X30])" office:value-type="float" office:value="30.5246505043758" calcext:value-type="float">
            <text:p>30.525</text:p>
          </table:table-cell>
          <table:table-cell table:formula="of:=[.P2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1736054847446" calcext:value-type="float">
            <text:p>21.174</text:p>
          </table:table-cell>
          <table:table-cell office:value-type="float" office:value="-9.74877243930151" calcext:value-type="float">
            <text:p>-9.749</text:p>
          </table:table-cell>
          <table:table-cell office:value-type="float" office:value="3.76357853503612" calcext:value-type="float">
            <text:p>3.764</text:p>
          </table:table-cell>
          <table:table-cell office:value-type="float" office:value="40.8136172086711" calcext:value-type="float">
            <text:p>40.814</text:p>
          </table:table-cell>
          <table:table-cell office:value-type="float" office:value="4.52434735644401" calcext:value-type="float">
            <text:p>4.524</text:p>
          </table:table-cell>
          <table:table-cell office:value-type="float" office:value="41.0755709212116" calcext:value-type="float">
            <text:p>41.076</text:p>
          </table:table-cell>
          <table:table-cell office:value-type="float" office:value="21.1657939888135" calcext:value-type="float">
            <text:p>21.166</text:p>
          </table:table-cell>
          <table:table-cell office:value-type="float" office:value="-9.72608620784767" calcext:value-type="float">
            <text:p>-9.726</text:p>
          </table:table-cell>
          <table:table-cell/>
          <table:table-cell table:formula="of:=[.C31]&gt;[.C30]" office:value-type="float" office:value="1" calcext:value-type="float">
            <text:p>1.000</text:p>
          </table:table-cell>
          <table:table-cell table:formula="of:=[.E31]&lt;[.E30]" office:value-type="float" office:value="0" calcext:value-type="float">
            <text:p>0.000</text:p>
          </table:table-cell>
          <table:table-cell office:value-type="float" office:value="28" calcext:value-type="float">
            <text:p>28</text:p>
          </table:table-cell>
          <table:table-cell table:formula="of:=INDIRECT([.V31] &amp; [.X31])" office:value-type="float" office:value="-4.69737806563995" calcext:value-type="float">
            <text:p>-4.697</text:p>
          </table:table-cell>
          <table:table-cell table:formula="of:=INDIRECT([.W31] &amp; [.X31])" office:value-type="float" office:value="30.7866042169164" calcext:value-type="float">
            <text:p>30.787</text:p>
          </table:table-cell>
          <table:table-cell table:formula="of:=[.P2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.9265628102214" calcext:value-type="float">
            <text:p>21.927</text:p>
          </table:table-cell>
          <table:table-cell office:value-type="float" office:value="-9.4641324953071" calcext:value-type="float">
            <text:p>-9.464</text:p>
          </table:table-cell>
          <table:table-cell office:value-type="float" office:value="4.46877127667751" calcext:value-type="float">
            <text:p>4.469</text:p>
          </table:table-cell>
          <table:table-cell office:value-type="float" office:value="41.2369755766081" calcext:value-type="float">
            <text:p>41.237</text:p>
          </table:table-cell>
          <table:table-cell office:value-type="float" office:value="5.22954009808543" calcext:value-type="float">
            <text:p>5.230</text:p>
          </table:table-cell>
          <table:table-cell office:value-type="float" office:value="41.4989292891487" calcext:value-type="float">
            <text:p>41.499</text:p>
          </table:table-cell>
          <table:table-cell office:value-type="float" office:value="21.9238984036294" calcext:value-type="float">
            <text:p>21.924</text:p>
          </table:table-cell>
          <table:table-cell office:value-type="float" office:value="-9.45639449669989" calcext:value-type="float">
            <text:p>-9.456</text:p>
          </table:table-cell>
          <table:table-cell/>
          <table:table-cell table:formula="of:=[.C32]&gt;[.C31]" office:value-type="float" office:value="1" calcext:value-type="float">
            <text:p>1.000</text:p>
          </table:table-cell>
          <table:table-cell table:formula="of:=[.E32]&lt;[.E31]" office:value-type="float" office:value="0" calcext:value-type="float">
            <text:p>0.000</text:p>
          </table:table-cell>
          <table:table-cell office:value-type="float" office:value="29" calcext:value-type="float">
            <text:p>29</text:p>
          </table:table-cell>
          <table:table-cell table:formula="of:=INDIRECT([.V32] &amp; [.X32])" office:value-type="float" office:value="10.3763053246367" calcext:value-type="float">
            <text:p>10.376</text:p>
          </table:table-cell>
          <table:table-cell table:formula="of:=INDIRECT([.W32] &amp; [.X32])" office:value-type="float" office:value="-12.9905510517665" calcext:value-type="float">
            <text:p>-12.991</text:p>
          </table:table-cell>
          <table:table-cell table:formula="of:=[.P2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6846672250373" calcext:value-type="float">
            <text:p>22.685</text:p>
          </table:table-cell>
          <table:table-cell office:value-type="float" office:value="-9.19444078415931" calcext:value-type="float">
            <text:p>-9.194</text:p>
          </table:table-cell>
          <table:table-cell office:value-type="float" office:value="5.18577453804797" calcext:value-type="float">
            <text:p>5.186</text:p>
          </table:table-cell>
          <table:table-cell office:value-type="float" office:value="41.626033704677" calcext:value-type="float">
            <text:p>41.626</text:p>
          </table:table-cell>
          <table:table-cell office:value-type="float" office:value="5.9465433594559" calcext:value-type="float">
            <text:p>5.947</text:p>
          </table:table-cell>
          <table:table-cell office:value-type="float" office:value="41.8879874172176" calcext:value-type="float">
            <text:p>41.888</text:p>
          </table:table-cell>
          <table:table-cell office:value-type="float" office:value="22.652415691914" calcext:value-type="float">
            <text:p>22.652</text:p>
          </table:table-cell>
          <table:table-cell office:value-type="float" office:value="-9.1007755308408" calcext:value-type="float">
            <text:p>-9.101</text:p>
          </table:table-cell>
          <table:table-cell/>
          <table:table-cell table:formula="of:=[.C33]&gt;[.C32]" office:value-type="float" office:value="1" calcext:value-type="float">
            <text:p>1.000</text:p>
          </table:table-cell>
          <table:table-cell table:formula="of:=[.E33]&lt;[.E32]" office:value-type="float" office:value="0" calcext:value-type="float">
            <text:p>0.000</text:p>
          </table:table-cell>
          <table:table-cell office:value-type="float" office:value="30" calcext:value-type="float">
            <text:p>30</text:p>
          </table:table-cell>
          <table:table-cell table:formula="of:=INDIRECT([.V33] &amp; [.X33])" office:value-type="float" office:value="11.1370741460446" calcext:value-type="float">
            <text:p>11.137</text:p>
          </table:table-cell>
          <table:table-cell table:formula="of:=INDIRECT([.W33] &amp; [.X33])" office:value-type="float" office:value="-12.7285973392259" calcext:value-type="float">
            <text:p>-12.729</text:p>
          </table:table-cell>
          <table:table-cell table:formula="of:=[.P2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.4131845133219" calcext:value-type="float">
            <text:p>23.413</text:p>
          </table:table-cell>
          <table:table-cell office:value-type="float" office:value="-8.83882181830022" calcext:value-type="float">
            <text:p>-8.839</text:p>
          </table:table-cell>
          <table:table-cell office:value-type="float" office:value="5.90779898606252" calcext:value-type="float">
            <text:p>5.908</text:p>
          </table:table-cell>
          <table:table-cell office:value-type="float" office:value="42.0005092478754" calcext:value-type="float">
            <text:p>42.001</text:p>
          </table:table-cell>
          <table:table-cell office:value-type="float" office:value="6.66856780747044" calcext:value-type="float">
            <text:p>6.669</text:p>
          </table:table-cell>
          <table:table-cell office:value-type="float" office:value="42.262462960416" calcext:value-type="float">
            <text:p>42.262</text:p>
          </table:table-cell>
          <table:table-cell office:value-type="float" office:value="23.378395678363" calcext:value-type="float">
            <text:p>23.378</text:p>
          </table:table-cell>
          <table:table-cell office:value-type="float" office:value="-8.737787705391" calcext:value-type="float">
            <text:p>-8.738</text:p>
          </table:table-cell>
          <table:table-cell/>
          <table:table-cell table:formula="of:=[.C34]&gt;[.C33]" office:value-type="float" office:value="1" calcext:value-type="float">
            <text:p>1.000</text:p>
          </table:table-cell>
          <table:table-cell table:formula="of:=[.E34]&lt;[.E33]" office:value-type="float" office:value="0" calcext:value-type="float">
            <text:p>0.000</text:p>
          </table:table-cell>
          <table:table-cell office:value-type="float" office:value="31" calcext:value-type="float">
            <text:p>31</text:p>
          </table:table-cell>
          <table:table-cell table:formula="of:=INDIRECT([.V34] &amp; [.X34])" office:value-type="float" office:value="-4.41575320073437" calcext:value-type="float">
            <text:p>-4.416</text:p>
          </table:table-cell>
          <table:table-cell table:formula="of:=INDIRECT([.W34] &amp; [.X34])" office:value-type="float" office:value="32.4400930199037" calcext:value-type="float">
            <text:p>32.440</text:p>
          </table:table-cell>
          <table:table-cell table:formula="of:=[.P3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1391644997709" calcext:value-type="float">
            <text:p>24.139</text:p>
          </table:table-cell>
          <table:table-cell office:value-type="float" office:value="-8.47583399285042" calcext:value-type="float">
            <text:p>-8.476</text:p>
          </table:table-cell>
          <table:table-cell office:value-type="float" office:value="6.65742678110958" calcext:value-type="float">
            <text:p>6.657</text:p>
          </table:table-cell>
          <table:table-cell office:value-type="float" office:value="42.2948188503617" calcext:value-type="float">
            <text:p>42.295</text:p>
          </table:table-cell>
          <table:table-cell office:value-type="float" office:value="7.41819560251751" calcext:value-type="float">
            <text:p>7.418</text:p>
          </table:table-cell>
          <table:table-cell office:value-type="float" office:value="42.5567725629022" calcext:value-type="float">
            <text:p>42.557</text:p>
          </table:table-cell>
          <table:table-cell office:value-type="float" office:value="24.8999333211789" calcext:value-type="float">
            <text:p>24.900</text:p>
          </table:table-cell>
          <table:table-cell office:value-type="float" office:value="-8.21388028030983" calcext:value-type="float">
            <text:p>-8.214</text:p>
          </table:table-cell>
          <table:table-cell/>
          <table:table-cell table:formula="of:=[.C35]&gt;[.C34]" office:value-type="float" office:value="1" calcext:value-type="float">
            <text:p>1.000</text:p>
          </table:table-cell>
          <table:table-cell table:formula="of:=[.E35]&lt;[.E34]" office:value-type="float" office:value="0" calcext:value-type="float">
            <text:p>0.000</text:p>
          </table:table-cell>
          <table:table-cell office:value-type="float" office:value="32" calcext:value-type="float">
            <text:p>32</text:p>
          </table:table-cell>
          <table:table-cell table:formula="of:=INDIRECT([.V35] &amp; [.X35])" office:value-type="float" office:value="-3.65498437932645" calcext:value-type="float">
            <text:p>-3.655</text:p>
          </table:table-cell>
          <table:table-cell table:formula="of:=INDIRECT([.W35] &amp; [.X35])" office:value-type="float" office:value="32.7020467324443" calcext:value-type="float">
            <text:p>32.702</text:p>
          </table:table-cell>
          <table:table-cell table:formula="of:=[.P3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.9208267714654" calcext:value-type="float">
            <text:p>24.921</text:p>
          </table:table-cell>
          <table:table-cell office:value-type="float" office:value="-8.27455926590423" calcext:value-type="float">
            <text:p>-8.275</text:p>
          </table:table-cell>
          <table:table-cell office:value-type="float" office:value="7.40576283077" calcext:value-type="float">
            <text:p>7.406</text:p>
          </table:table-cell>
          <table:table-cell office:value-type="float" office:value="42.592879953851" calcext:value-type="float">
            <text:p>42.593</text:p>
          </table:table-cell>
          <table:table-cell office:value-type="float" office:value="8.16653165217792" calcext:value-type="float">
            <text:p>8.167</text:p>
          </table:table-cell>
          <table:table-cell office:value-type="float" office:value="42.8548336663916" calcext:value-type="float">
            <text:p>42.855</text:p>
          </table:table-cell>
          <table:table-cell office:value-type="float" office:value="24.9076452771769" calcext:value-type="float">
            <text:p>24.908</text:p>
          </table:table-cell>
          <table:table-cell office:value-type="float" office:value="-8.23627742680746" calcext:value-type="float">
            <text:p>-8.236</text:p>
          </table:table-cell>
          <table:table-cell/>
          <table:table-cell table:formula="of:=[.C36]&gt;[.C35]" office:value-type="float" office:value="1" calcext:value-type="float">
            <text:p>1.000</text:p>
          </table:table-cell>
          <table:table-cell table:formula="of:=[.E36]&lt;[.E35]" office:value-type="float" office:value="0" calcext:value-type="float">
            <text:p>0.000</text:p>
          </table:table-cell>
          <table:table-cell office:value-type="float" office:value="33" calcext:value-type="float">
            <text:p>33</text:p>
          </table:table-cell>
          <table:table-cell table:formula="of:=INDIRECT([.V36] &amp; [.X36])" office:value-type="float" office:value="11.9933551730433" calcext:value-type="float">
            <text:p>11.993</text:p>
          </table:table-cell>
          <table:table-cell table:formula="of:=INDIRECT([.W36] &amp; [.X36])" office:value-type="float" office:value="-12.7440312131128" calcext:value-type="float">
            <text:p>-12.744</text:p>
          </table:table-cell>
          <table:table-cell table:formula="of:=[.P3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6684140985848" calcext:value-type="float">
            <text:p>25.668</text:p>
          </table:table-cell>
          <table:table-cell office:value-type="float" office:value="-7.97432371426688" calcext:value-type="float">
            <text:p>-7.974</text:p>
          </table:table-cell>
          <table:table-cell office:value-type="float" office:value="8.16244608625839" calcext:value-type="float">
            <text:p>8.162</text:p>
          </table:table-cell>
          <table:table-cell office:value-type="float" office:value="42.8666990113766" calcext:value-type="float">
            <text:p>42.867</text:p>
          </table:table-cell>
          <table:table-cell office:value-type="float" office:value="8.9232149076663" calcext:value-type="float">
            <text:p>8.923</text:p>
          </table:table-cell>
          <table:table-cell office:value-type="float" office:value="43.1286527239172" calcext:value-type="float">
            <text:p>43.129</text:p>
          </table:table-cell>
          <table:table-cell office:value-type="float" office:value="25.6404170405549" calcext:value-type="float">
            <text:p>25.640</text:p>
          </table:table-cell>
          <table:table-cell office:value-type="float" office:value="-7.89301435379348" calcext:value-type="float">
            <text:p>-7.893</text:p>
          </table:table-cell>
          <table:table-cell/>
          <table:table-cell table:formula="of:=[.C37]&gt;[.C36]" office:value-type="float" office:value="1" calcext:value-type="float">
            <text:p>1.000</text:p>
          </table:table-cell>
          <table:table-cell table:formula="of:=[.E37]&lt;[.E36]" office:value-type="float" office:value="0" calcext:value-type="float">
            <text:p>0.000</text:p>
          </table:table-cell>
          <table:table-cell office:value-type="float" office:value="34" calcext:value-type="float">
            <text:p>34</text:p>
          </table:table-cell>
          <table:table-cell table:formula="of:=INDIRECT([.V37] &amp; [.X37])" office:value-type="float" office:value="12.7541239944512" calcext:value-type="float">
            <text:p>12.754</text:p>
          </table:table-cell>
          <table:table-cell table:formula="of:=INDIRECT([.W37] &amp; [.X37])" office:value-type="float" office:value="-12.4820775005722" calcext:value-type="float">
            <text:p>-12.482</text:p>
          </table:table-cell>
          <table:table-cell table:formula="of:=[.P3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4011858619628" calcext:value-type="float">
            <text:p>26.401</text:p>
          </table:table-cell>
          <table:table-cell office:value-type="float" office:value="-7.6310606412529" calcext:value-type="float">
            <text:p>-7.631</text:p>
          </table:table-cell>
          <table:table-cell office:value-type="float" office:value="8.91064439219909" calcext:value-type="float">
            <text:p>8.911</text:p>
          </table:table-cell>
          <table:table-cell office:value-type="float" office:value="43.165160151675" calcext:value-type="float">
            <text:p>43.165</text:p>
          </table:table-cell>
          <table:table-cell office:value-type="float" office:value="8.91437617952111" calcext:value-type="float">
            <text:p>8.914</text:p>
          </table:table-cell>
          <table:table-cell office:value-type="float" office:value="43.1543222543412" calcext:value-type="float">
            <text:p>43.154</text:p>
          </table:table-cell>
          <table:table-cell office:value-type="float" office:value="26.3605245599925" calcext:value-type="float">
            <text:p>26.361</text:p>
          </table:table-cell>
          <table:table-cell office:value-type="float" office:value="-7.51297164577009" calcext:value-type="float">
            <text:p>-7.513</text:p>
          </table:table-cell>
          <table:table-cell/>
          <table:table-cell table:formula="of:=[.C38]&gt;[.C37]" office:value-type="float" office:value="1" calcext:value-type="float">
            <text:p>1.000</text:p>
          </table:table-cell>
          <table:table-cell table:formula="of:=[.E38]&lt;[.E37]" office:value-type="float" office:value="0" calcext:value-type="float">
            <text:p>0.000</text:p>
          </table:table-cell>
          <table:table-cell office:value-type="float" office:value="35" calcext:value-type="float">
            <text:p>35</text:p>
          </table:table-cell>
          <table:table-cell table:formula="of:=INDIRECT([.V38] &amp; [.X38])" office:value-type="float" office:value="-3.30772932111682" calcext:value-type="float">
            <text:p>-3.308</text:p>
          </table:table-cell>
          <table:table-cell table:formula="of:=INDIRECT([.W38] &amp; [.X38])" office:value-type="float" office:value="34.164931614134" calcext:value-type="float">
            <text:p>34.165</text:p>
          </table:table-cell>
          <table:table-cell table:formula="of:=[.P3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1212933814004" calcext:value-type="float">
            <text:p>27.121</text:p>
          </table:table-cell>
          <table:table-cell office:value-type="float" office:value="-7.25101793322951" calcext:value-type="float">
            <text:p>-7.251</text:p>
          </table:table-cell>
          <table:table-cell office:value-type="float" office:value="9.67514500092904" calcext:value-type="float">
            <text:p>9.675</text:p>
          </table:table-cell>
          <table:table-cell office:value-type="float" office:value="43.4162759668818" calcext:value-type="float">
            <text:p>43.416</text:p>
          </table:table-cell>
          <table:table-cell office:value-type="float" office:value="9.6918040244494" calcext:value-type="float">
            <text:p>9.692</text:p>
          </table:table-cell>
          <table:table-cell office:value-type="float" office:value="43.3678946495625" calcext:value-type="float">
            <text:p>43.368</text:p>
          </table:table-cell>
          <table:table-cell office:value-type="float" office:value="27.0681236311903" calcext:value-type="float">
            <text:p>27.068</text:p>
          </table:table-cell>
          <table:table-cell office:value-type="float" office:value="-7.09660176630618" calcext:value-type="float">
            <text:p>-7.097</text:p>
          </table:table-cell>
          <table:table-cell/>
          <table:table-cell table:formula="of:=[.C39]&gt;[.C38]" office:value-type="float" office:value="1" calcext:value-type="float">
            <text:p>1.000</text:p>
          </table:table-cell>
          <table:table-cell table:formula="of:=[.E39]&lt;[.E38]" office:value-type="float" office:value="0" calcext:value-type="float">
            <text:p>0.000</text:p>
          </table:table-cell>
          <table:table-cell office:value-type="float" office:value="36" calcext:value-type="float">
            <text:p>36</text:p>
          </table:table-cell>
          <table:table-cell table:formula="of:=INDIRECT([.V39] &amp; [.X39])" office:value-type="float" office:value="-2.5469604997089" calcext:value-type="float">
            <text:p>-2.547</text:p>
          </table:table-cell>
          <table:table-cell table:formula="of:=INDIRECT([.W39] &amp; [.X39])" office:value-type="float" office:value="34.4268853266746" calcext:value-type="float">
            <text:p>34.427</text:p>
          </table:table-cell>
          <table:table-cell table:formula="of:=[.P3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8288924525982" calcext:value-type="float">
            <text:p>27.829</text:p>
          </table:table-cell>
          <table:table-cell office:value-type="float" office:value="-6.83464805376561" calcext:value-type="float">
            <text:p>-6.835</text:p>
          </table:table-cell>
          <table:table-cell office:value-type="float" office:value="10.4525728458573" calcext:value-type="float">
            <text:p>10.453</text:p>
          </table:table-cell>
          <table:table-cell office:value-type="float" office:value="43.6298483621031" calcext:value-type="float">
            <text:p>43.630</text:p>
          </table:table-cell>
          <table:table-cell office:value-type="float" office:value="10.489690335941" calcext:value-type="float">
            <text:p>10.490</text:p>
          </table:table-cell>
          <table:table-cell office:value-type="float" office:value="43.52205134365" calcext:value-type="float">
            <text:p>43.522</text:p>
          </table:table-cell>
          <table:table-cell office:value-type="float" office:value="27.8127022468378" calcext:value-type="float">
            <text:p>27.813</text:p>
          </table:table-cell>
          <table:table-cell office:value-type="float" office:value="-6.78762828208433" calcext:value-type="float">
            <text:p>-6.788</text:p>
          </table:table-cell>
          <table:table-cell/>
          <table:table-cell table:formula="of:=[.C40]&gt;[.C39]" office:value-type="float" office:value="1" calcext:value-type="float">
            <text:p>1.000</text:p>
          </table:table-cell>
          <table:table-cell table:formula="of:=[.E40]&lt;[.E39]" office:value-type="float" office:value="0" calcext:value-type="float">
            <text:p>0.000</text:p>
          </table:table-cell>
          <table:table-cell office:value-type="float" office:value="37" calcext:value-type="float">
            <text:p>37</text:p>
          </table:table-cell>
          <table:table-cell table:formula="of:=INDIRECT([.V40] &amp; [.X40])" office:value-type="float" office:value="13.5532532731489" calcext:value-type="float">
            <text:p>13.553</text:p>
          </table:table-cell>
          <table:table-cell table:formula="of:=INDIRECT([.W40] &amp; [.X40])" office:value-type="float" office:value="-12.3315306453652" calcext:value-type="float">
            <text:p>-12.332</text:p>
          </table:table-cell>
          <table:table-cell table:formula="of:=[.P3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5734710682457" calcext:value-type="float">
            <text:p>28.573</text:p>
          </table:table-cell>
          <table:table-cell office:value-type="float" office:value="-6.52567456954375" calcext:value-type="float">
            <text:p>-6.526</text:p>
          </table:table-cell>
          <table:table-cell office:value-type="float" office:value="11.2504591573489" calcext:value-type="float">
            <text:p>11.250</text:p>
          </table:table-cell>
          <table:table-cell office:value-type="float" office:value="43.7840050561906" calcext:value-type="float">
            <text:p>43.784</text:p>
          </table:table-cell>
          <table:table-cell office:value-type="float" office:value="11.3431322480416" calcext:value-type="float">
            <text:p>11.343</text:p>
          </table:table-cell>
          <table:table-cell office:value-type="float" office:value="43.5148628581332" calcext:value-type="float">
            <text:p>43.515</text:p>
          </table:table-cell>
          <table:table-cell office:value-type="float" office:value="28.5536428914439" calcext:value-type="float">
            <text:p>28.554</text:p>
          </table:table-cell>
          <table:table-cell office:value-type="float" office:value="-6.46808936279123" calcext:value-type="float">
            <text:p>-6.468</text:p>
          </table:table-cell>
          <table:table-cell/>
          <table:table-cell table:formula="of:=[.C41]&gt;[.C40]" office:value-type="float" office:value="1" calcext:value-type="float">
            <text:p>1.000</text:p>
          </table:table-cell>
          <table:table-cell table:formula="of:=[.E41]&lt;[.E40]" office:value-type="float" office:value="0" calcext:value-type="float">
            <text:p>0.000</text:p>
          </table:table-cell>
          <table:table-cell office:value-type="float" office:value="38" calcext:value-type="float">
            <text:p>38</text:p>
          </table:table-cell>
          <table:table-cell table:formula="of:=INDIRECT([.V41] &amp; [.X41])" office:value-type="float" office:value="14.3140220945569" calcext:value-type="float">
            <text:p>14.314</text:p>
          </table:table-cell>
          <table:table-cell table:formula="of:=INDIRECT([.W41] &amp; [.X41])" office:value-type="float" office:value="-12.0695769328246" calcext:value-type="float">
            <text:p>-12.070</text:p>
          </table:table-cell>
          <table:table-cell table:formula="of:=[.P3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3144117128518" calcext:value-type="float">
            <text:p>29.314</text:p>
          </table:table-cell>
          <table:table-cell office:value-type="float" office:value="-6.20613565025065" calcext:value-type="float">
            <text:p>-6.206</text:p>
          </table:table-cell>
          <table:table-cell office:value-type="float" office:value="12.1039010694495" calcext:value-type="float">
            <text:p>12.104</text:p>
          </table:table-cell>
          <table:table-cell office:value-type="float" office:value="43.7768165706738" calcext:value-type="float">
            <text:p>43.777</text:p>
          </table:table-cell>
          <table:table-cell office:value-type="float" office:value="12.1325962257786" calcext:value-type="float">
            <text:p>12.133</text:p>
          </table:table-cell>
          <table:table-cell office:value-type="float" office:value="43.6934797855262" calcext:value-type="float">
            <text:p>43.693</text:p>
          </table:table-cell>
          <table:table-cell office:value-type="float" office:value="29.2976908459096" calcext:value-type="float">
            <text:p>29.298</text:p>
          </table:table-cell>
          <table:table-cell office:value-type="float" office:value="-6.15757472659298" calcext:value-type="float">
            <text:p>-6.158</text:p>
          </table:table-cell>
          <table:table-cell/>
          <table:table-cell table:formula="of:=[.C42]&gt;[.C41]" office:value-type="float" office:value="1" calcext:value-type="float">
            <text:p>1.000</text:p>
          </table:table-cell>
          <table:table-cell table:formula="of:=[.E42]&lt;[.E41]" office:value-type="float" office:value="1" calcext:value-type="float">
            <text:p>1.000</text:p>
          </table:table-cell>
          <table:table-cell office:value-type="float" office:value="39" calcext:value-type="float">
            <text:p>39</text:p>
          </table:table-cell>
          <table:table-cell table:formula="of:=INDIRECT([.V42] &amp; [.X42])" office:value-type="float" office:value="-2.12090106638004" calcext:value-type="float">
            <text:p>-2.121</text:p>
          </table:table-cell>
          <table:table-cell table:formula="of:=INDIRECT([.W42] &amp; [.X42])" office:value-type="float" office:value="35.6609056849346" calcext:value-type="float">
            <text:p>35.661</text:p>
          </table:table-cell>
          <table:table-cell table:formula="of:=[.P3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0584596673175" calcext:value-type="float">
            <text:p>30.058</text:p>
          </table:table-cell>
          <table:table-cell office:value-type="float" office:value="-5.89562101405241" calcext:value-type="float">
            <text:p>-5.896</text:p>
          </table:table-cell>
          <table:table-cell office:value-type="float" office:value="12.8933650471865" calcext:value-type="float">
            <text:p>12.893</text:p>
          </table:table-cell>
          <table:table-cell office:value-type="float" office:value="43.9554334980668" calcext:value-type="float">
            <text:p>43.955</text:p>
          </table:table-cell>
          <table:table-cell office:value-type="float" office:value="12.9073083199467" calcext:value-type="float">
            <text:p>12.907</text:p>
          </table:table-cell>
          <table:table-cell office:value-type="float" office:value="43.9149392936461" calcext:value-type="float">
            <text:p>43.915</text:p>
          </table:table-cell>
          <table:table-cell office:value-type="float" office:value="30.8192284887254" calcext:value-type="float">
            <text:p>30.819</text:p>
          </table:table-cell>
          <table:table-cell office:value-type="float" office:value="-5.63366730151182" calcext:value-type="float">
            <text:p>-5.634</text:p>
          </table:table-cell>
          <table:table-cell/>
          <table:table-cell table:formula="of:=[.C43]&gt;[.C42]" office:value-type="float" office:value="1" calcext:value-type="float">
            <text:p>1.000</text:p>
          </table:table-cell>
          <table:table-cell table:formula="of:=[.E43]&lt;[.E42]" office:value-type="float" office:value="0" calcext:value-type="float">
            <text:p>0.000</text:p>
          </table:table-cell>
          <table:table-cell office:value-type="float" office:value="40" calcext:value-type="float">
            <text:p>40</text:p>
          </table:table-cell>
          <table:table-cell table:formula="of:=INDIRECT([.V43] &amp; [.X43])" office:value-type="float" office:value="-1.36013224497214" calcext:value-type="float">
            <text:p>-1.360</text:p>
          </table:table-cell>
          <table:table-cell table:formula="of:=INDIRECT([.W43] &amp; [.X43])" office:value-type="float" office:value="35.9228593974752" calcext:value-type="float">
            <text:p>35.923</text:p>
          </table:table-cell>
          <table:table-cell table:formula="of:=[.P3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8260778032165" calcext:value-type="float">
            <text:p>30.826</text:p>
          </table:table-cell>
          <table:table-cell office:value-type="float" office:value="-5.65355915516148" calcext:value-type="float">
            <text:p>-5.654</text:p>
          </table:table-cell>
          <table:table-cell office:value-type="float" office:value="13.6680771413546" calcext:value-type="float">
            <text:p>13.668</text:p>
          </table:table-cell>
          <table:table-cell office:value-type="float" office:value="44.1768930061867" calcext:value-type="float">
            <text:p>44.177</text:p>
          </table:table-cell>
          <table:table-cell office:value-type="float" office:value="13.7239386693998" calcext:value-type="float">
            <text:p>13.724</text:p>
          </table:table-cell>
          <table:table-cell office:value-type="float" office:value="44.0146593487945" calcext:value-type="float">
            <text:p>44.015</text:p>
          </table:table-cell>
          <table:table-cell office:value-type="float" office:value="30.8246131648775" calcext:value-type="float">
            <text:p>30.825</text:p>
          </table:table-cell>
          <table:table-cell office:value-type="float" office:value="-5.64930553656545" calcext:value-type="float">
            <text:p>-5.649</text:p>
          </table:table-cell>
          <table:table-cell/>
          <table:table-cell table:formula="of:=[.C44]&gt;[.C43]" office:value-type="float" office:value="1" calcext:value-type="float">
            <text:p>1.000</text:p>
          </table:table-cell>
          <table:table-cell table:formula="of:=[.E44]&lt;[.E43]" office:value-type="float" office:value="0" calcext:value-type="float">
            <text:p>0.000</text:p>
          </table:table-cell>
          <table:table-cell office:value-type="float" office:value="41" calcext:value-type="float">
            <text:p>41</text:p>
          </table:table-cell>
          <table:table-cell table:formula="of:=INDIRECT([.V44] &amp; [.X44])" office:value-type="float" office:value="15.0959698204472" calcext:value-type="float">
            <text:p>15.096</text:p>
          </table:table-cell>
          <table:table-cell table:formula="of:=INDIRECT([.W44] &amp; [.X44])" office:value-type="float" office:value="-11.8691312250593" calcext:value-type="float">
            <text:p>-11.869</text:p>
          </table:table-cell>
          <table:table-cell table:formula="of:=[.P4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5853819862854" calcext:value-type="float">
            <text:p>31.585</text:p>
          </table:table-cell>
          <table:table-cell office:value-type="float" office:value="-5.38735182402487" calcext:value-type="float">
            <text:p>-5.387</text:p>
          </table:table-cell>
          <table:table-cell office:value-type="float" office:value="14.4847074908077" calcext:value-type="float">
            <text:p>14.485</text:p>
          </table:table-cell>
          <table:table-cell office:value-type="float" office:value="44.2766130613351" calcext:value-type="float">
            <text:p>44.277</text:p>
          </table:table-cell>
          <table:table-cell office:value-type="float" office:value="14.5156020432902" calcext:value-type="float">
            <text:p>14.516</text:p>
          </table:table-cell>
          <table:table-cell office:value-type="float" office:value="44.1868887659545" calcext:value-type="float">
            <text:p>44.187</text:p>
          </table:table-cell>
          <table:table-cell office:value-type="float" office:value="32.3461508076933" calcext:value-type="float">
            <text:p>32.346</text:p>
          </table:table-cell>
          <table:table-cell office:value-type="float" office:value="-5.12539811148428" calcext:value-type="float">
            <text:p>-5.125</text:p>
          </table:table-cell>
          <table:table-cell/>
          <table:table-cell table:formula="of:=[.C45]&gt;[.C44]" office:value-type="float" office:value="1" calcext:value-type="float">
            <text:p>1.000</text:p>
          </table:table-cell>
          <table:table-cell table:formula="of:=[.E45]&lt;[.E44]" office:value-type="float" office:value="0" calcext:value-type="float">
            <text:p>0.000</text:p>
          </table:table-cell>
          <table:table-cell office:value-type="float" office:value="42" calcext:value-type="float">
            <text:p>42</text:p>
          </table:table-cell>
          <table:table-cell table:formula="of:=INDIRECT([.V45] &amp; [.X45])" office:value-type="float" office:value="15.8567386418552" calcext:value-type="float">
            <text:p>15.857</text:p>
          </table:table-cell>
          <table:table-cell table:formula="of:=INDIRECT([.W45] &amp; [.X45])" office:value-type="float" office:value="-11.6071775125187" calcext:value-type="float">
            <text:p>-11.607</text:p>
          </table:table-cell>
          <table:table-cell table:formula="of:=[.P4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3843963712325" calcext:value-type="float">
            <text:p>32.384</text:p>
          </table:table-cell>
          <table:table-cell office:value-type="float" office:value="-5.23647129313748" calcext:value-type="float">
            <text:p>-5.236</text:p>
          </table:table-cell>
          <table:table-cell office:value-type="float" office:value="15.2763708646981" calcext:value-type="float">
            <text:p>15.276</text:p>
          </table:table-cell>
          <table:table-cell office:value-type="float" office:value="44.4488424784951" calcext:value-type="float">
            <text:p>44.449</text:p>
          </table:table-cell>
          <table:table-cell office:value-type="float" office:value="16.037139686106" calcext:value-type="float">
            <text:p>16.037</text:p>
          </table:table-cell>
          <table:table-cell office:value-type="float" office:value="44.7107961910356" calcext:value-type="float">
            <text:p>44.711</text:p>
          </table:table-cell>
          <table:table-cell office:value-type="float" office:value="32.3835459549971" calcext:value-type="float">
            <text:p>32.384</text:p>
          </table:table-cell>
          <table:table-cell office:value-type="float" office:value="-5.23400150505624" calcext:value-type="float">
            <text:p>-5.234</text:p>
          </table:table-cell>
          <table:table-cell/>
          <table:table-cell table:formula="of:=[.C46]&gt;[.C45]" office:value-type="float" office:value="1" calcext:value-type="float">
            <text:p>1.000</text:p>
          </table:table-cell>
          <table:table-cell table:formula="of:=[.E46]&lt;[.E45]" office:value-type="float" office:value="0" calcext:value-type="float">
            <text:p>0.000</text:p>
          </table:table-cell>
          <table:table-cell office:value-type="float" office:value="43" calcext:value-type="float">
            <text:p>43</text:p>
          </table:table-cell>
          <table:table-cell table:formula="of:=INDIRECT([.V46] &amp; [.X46])" office:value-type="float" office:value="-0.886288439495083" calcext:value-type="float">
            <text:p>-0.886</text:p>
          </table:table-cell>
          <table:table-cell table:formula="of:=INDIRECT([.W46] &amp; [.X46])" office:value-type="float" office:value="37.0181038623596" calcext:value-type="float">
            <text:p>37.018</text:p>
          </table:table-cell>
          <table:table-cell table:formula="of:=[.P4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144314776405" calcext:value-type="float">
            <text:p>33.144</text:p>
          </table:table-cell>
          <table:table-cell office:value-type="float" office:value="-4.97204779251566" calcext:value-type="float">
            <text:p>-4.972</text:p>
          </table:table-cell>
          <table:table-cell office:value-type="float" office:value="16.0258334721818" calcext:value-type="float">
            <text:p>16.026</text:p>
          </table:table-cell>
          <table:table-cell office:value-type="float" office:value="44.7436318204995" calcext:value-type="float">
            <text:p>44.744</text:p>
          </table:table-cell>
          <table:table-cell office:value-type="float" office:value="16.7866022935898" calcext:value-type="float">
            <text:p>16.787</text:p>
          </table:table-cell>
          <table:table-cell office:value-type="float" office:value="45.0055855330401" calcext:value-type="float">
            <text:p>45.006</text:p>
          </table:table-cell>
          <table:table-cell office:value-type="float" office:value="33.1354072837831" calcext:value-type="float">
            <text:p>33.135</text:p>
          </table:table-cell>
          <table:table-cell office:value-type="float" office:value="-4.94617855555008" calcext:value-type="float">
            <text:p>-4.946</text:p>
          </table:table-cell>
          <table:table-cell/>
          <table:table-cell table:formula="of:=[.C47]&gt;[.C46]" office:value-type="float" office:value="1" calcext:value-type="float">
            <text:p>1.000</text:p>
          </table:table-cell>
          <table:table-cell table:formula="of:=[.E47]&lt;[.E46]" office:value-type="float" office:value="0" calcext:value-type="float">
            <text:p>0.000</text:p>
          </table:table-cell>
          <table:table-cell office:value-type="float" office:value="44" calcext:value-type="float">
            <text:p>44</text:p>
          </table:table-cell>
          <table:table-cell table:formula="of:=INDIRECT([.V47] &amp; [.X47])" office:value-type="float" office:value="-0.125519618087166" calcext:value-type="float">
            <text:p>-0.126</text:p>
          </table:table-cell>
          <table:table-cell table:formula="of:=INDIRECT([.W47] &amp; [.X47])" office:value-type="float" office:value="37.2800575749001" calcext:value-type="float">
            <text:p>37.280</text:p>
          </table:table-cell>
          <table:table-cell table:formula="of:=[.P4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896176105191" calcext:value-type="float">
            <text:p>33.896</text:p>
          </table:table-cell>
          <table:table-cell office:value-type="float" office:value="-4.6842248430095" calcext:value-type="float">
            <text:p>-4.684</text:p>
          </table:table-cell>
          <table:table-cell office:value-type="float" office:value="16.7721043493528" calcext:value-type="float">
            <text:p>16.772</text:p>
          </table:table-cell>
          <table:table-cell office:value-type="float" office:value="45.047690620397" calcext:value-type="float">
            <text:p>45.048</text:p>
          </table:table-cell>
          <table:table-cell office:value-type="float" office:value="17.5328731707607" calcext:value-type="float">
            <text:p>17.533</text:p>
          </table:table-cell>
          <table:table-cell office:value-type="float" office:value="45.3096443329376" calcext:value-type="float">
            <text:p>45.310</text:p>
          </table:table-cell>
          <table:table-cell office:value-type="float" office:value="33.8875787455765" calcext:value-type="float">
            <text:p>33.888</text:p>
          </table:table-cell>
          <table:table-cell office:value-type="float" office:value="-4.65925629769792" calcext:value-type="float">
            <text:p>-4.659</text:p>
          </table:table-cell>
          <table:table-cell/>
          <table:table-cell table:formula="of:=[.C48]&gt;[.C47]" office:value-type="float" office:value="1" calcext:value-type="float">
            <text:p>1.000</text:p>
          </table:table-cell>
          <table:table-cell table:formula="of:=[.E48]&lt;[.E47]" office:value-type="float" office:value="0" calcext:value-type="float">
            <text:p>0.000</text:p>
          </table:table-cell>
          <table:table-cell office:value-type="float" office:value="45" calcext:value-type="float">
            <text:p>45</text:p>
          </table:table-cell>
          <table:table-cell table:formula="of:=INDIRECT([.V48] &amp; [.X48])" office:value-type="float" office:value="16.6332999422307" calcext:value-type="float">
            <text:p>16.633</text:p>
          </table:table-cell>
          <table:table-cell table:formula="of:=INDIRECT([.W48] &amp; [.X48])" office:value-type="float" office:value="-11.3910884891815" calcext:value-type="float">
            <text:p>-11.391</text:p>
          </table:table-cell>
          <table:table-cell table:formula="of:=[.P4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.6483475669845" calcext:value-type="float">
            <text:p>34.648</text:p>
          </table:table-cell>
          <table:table-cell office:value-type="float" office:value="-4.39730258515733" calcext:value-type="float">
            <text:p>-4.397</text:p>
          </table:table-cell>
          <table:table-cell office:value-type="float" office:value="17.5183090096305" calcext:value-type="float">
            <text:p>17.518</text:p>
          </table:table-cell>
          <table:table-cell office:value-type="float" office:value="45.3519417281163" calcext:value-type="float">
            <text:p>45.352</text:p>
          </table:table-cell>
          <table:table-cell office:value-type="float" office:value="18.2790778310384" calcext:value-type="float">
            <text:p>18.279</text:p>
          </table:table-cell>
          <table:table-cell office:value-type="float" office:value="45.6138954406569" calcext:value-type="float">
            <text:p>45.614</text:p>
          </table:table-cell>
          <table:table-cell office:value-type="float" office:value="34.6280847222113" calcext:value-type="float">
            <text:p>34.628</text:p>
          </table:table-cell>
          <table:table-cell office:value-type="float" office:value="-4.3384550109545" calcext:value-type="float">
            <text:p>-4.338</text:p>
          </table:table-cell>
          <table:table-cell/>
          <table:table-cell table:formula="of:=[.C49]&gt;[.C48]" office:value-type="float" office:value="1" calcext:value-type="float">
            <text:p>1.000</text:p>
          </table:table-cell>
          <table:table-cell table:formula="of:=[.E49]&lt;[.E48]" office:value-type="float" office:value="0" calcext:value-type="float">
            <text:p>0.000</text:p>
          </table:table-cell>
          <table:table-cell office:value-type="float" office:value="46" calcext:value-type="float">
            <text:p>46</text:p>
          </table:table-cell>
          <table:table-cell table:formula="of:=INDIRECT([.V49] &amp; [.X49])" office:value-type="float" office:value="17.3940687636387" calcext:value-type="float">
            <text:p>17.394</text:p>
          </table:table-cell>
          <table:table-cell table:formula="of:=INDIRECT([.W49] &amp; [.X49])" office:value-type="float" office:value="-11.1291347766409" calcext:value-type="float">
            <text:p>-11.129</text:p>
          </table:table-cell>
          <table:table-cell table:formula="of:=[.P4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3888535436192" calcext:value-type="float">
            <text:p>35.389</text:p>
          </table:table-cell>
          <table:table-cell office:value-type="float" office:value="-4.07650129841392" calcext:value-type="float">
            <text:p>-4.077</text:p>
          </table:table-cell>
          <table:table-cell office:value-type="float" office:value="18.2475472081792" calcext:value-type="float">
            <text:p>18.248</text:p>
          </table:table-cell>
          <table:table-cell office:value-type="float" office:value="45.7054670185444" calcext:value-type="float">
            <text:p>45.705</text:p>
          </table:table-cell>
          <table:table-cell office:value-type="float" office:value="19.0083160295871" calcext:value-type="float">
            <text:p>19.008</text:p>
          </table:table-cell>
          <table:table-cell office:value-type="float" office:value="45.967420731085" calcext:value-type="float">
            <text:p>45.967</text:p>
          </table:table-cell>
          <table:table-cell office:value-type="float" office:value="35.3651171619032" calcext:value-type="float">
            <text:p>35.365</text:p>
          </table:table-cell>
          <table:table-cell office:value-type="float" office:value="-4.0075658404376" calcext:value-type="float">
            <text:p>-4.008</text:p>
          </table:table-cell>
          <table:table-cell/>
          <table:table-cell table:formula="of:=[.C50]&gt;[.C49]" office:value-type="float" office:value="1" calcext:value-type="float">
            <text:p>1.000</text:p>
          </table:table-cell>
          <table:table-cell table:formula="of:=[.E50]&lt;[.E49]" office:value-type="float" office:value="0" calcext:value-type="float">
            <text:p>0.000</text:p>
          </table:table-cell>
          <table:table-cell office:value-type="float" office:value="47" calcext:value-type="float">
            <text:p>47</text:p>
          </table:table-cell>
          <table:table-cell table:formula="of:=INDIRECT([.V50] &amp; [.X50])" office:value-type="float" office:value="0.384919380847758" calcext:value-type="float">
            <text:p>0.385</text:p>
          </table:table-cell>
          <table:table-cell table:formula="of:=INDIRECT([.W50] &amp; [.X50])" office:value-type="float" office:value="38.2690218808735" calcext:value-type="float">
            <text:p>38.269</text:p>
          </table:table-cell>
          <table:table-cell table:formula="of:=[.P4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.1258859833111" calcext:value-type="float">
            <text:p>36.126</text:p>
          </table:table-cell>
          <table:table-cell office:value-type="float" office:value="-3.74561212789702" calcext:value-type="float">
            <text:p>-3.746</text:p>
          </table:table-cell>
          <table:table-cell office:value-type="float" office:value="18.9681966522925" calcext:value-type="float">
            <text:p>18.968</text:p>
          </table:table-cell>
          <table:table-cell office:value-type="float" office:value="46.0839358630296" calcext:value-type="float">
            <text:p>46.084</text:p>
          </table:table-cell>
          <table:table-cell office:value-type="float" office:value="19.7289654737004" calcext:value-type="float">
            <text:p>19.729</text:p>
          </table:table-cell>
          <table:table-cell office:value-type="float" office:value="46.3458895755702" calcext:value-type="float">
            <text:p>46.346</text:p>
          </table:table-cell>
          <table:table-cell office:value-type="float" office:value="36.1007111626696" calcext:value-type="float">
            <text:p>36.101</text:p>
          </table:table-cell>
          <table:table-cell office:value-type="float" office:value="-3.6724991399464" calcext:value-type="float">
            <text:p>-3.672</text:p>
          </table:table-cell>
          <table:table-cell/>
          <table:table-cell table:formula="of:=[.C51]&gt;[.C50]" office:value-type="float" office:value="1" calcext:value-type="float">
            <text:p>1.000</text:p>
          </table:table-cell>
          <table:table-cell table:formula="of:=[.E51]&lt;[.E50]" office:value-type="float" office:value="0" calcext:value-type="float">
            <text:p>0.000</text:p>
          </table:table-cell>
          <table:table-cell office:value-type="float" office:value="48" calcext:value-type="float">
            <text:p>48</text:p>
          </table:table-cell>
          <table:table-cell table:formula="of:=INDIRECT([.V51] &amp; [.X51])" office:value-type="float" office:value="1.14568820225567" calcext:value-type="float">
            <text:p>1.146</text:p>
          </table:table-cell>
          <table:table-cell table:formula="of:=INDIRECT([.W51] &amp; [.X51])" office:value-type="float" office:value="38.5309755934141" calcext:value-type="float">
            <text:p>38.531</text:p>
          </table:table-cell>
          <table:table-cell table:formula="of:=[.P4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.8614799840775" calcext:value-type="float">
            <text:p>36.861</text:p>
          </table:table-cell>
          <table:table-cell office:value-type="float" office:value="-3.41054542740582" calcext:value-type="float">
            <text:p>-3.411</text:p>
          </table:table-cell>
          <table:table-cell office:value-type="float" office:value="19.696632207099" calcext:value-type="float">
            <text:p>19.697</text:p>
          </table:table-cell>
          <table:table-cell office:value-type="float" office:value="46.4397922001449" calcext:value-type="float">
            <text:p>46.440</text:p>
          </table:table-cell>
          <table:table-cell office:value-type="float" office:value="19.7501423454015" calcext:value-type="float">
            <text:p>19.750</text:p>
          </table:table-cell>
          <table:table-cell office:value-type="float" office:value="46.284387474421" calcext:value-type="float">
            <text:p>46.284</text:p>
          </table:table-cell>
          <table:table-cell office:value-type="float" office:value="37.6222488054855" calcext:value-type="float">
            <text:p>37.622</text:p>
          </table:table-cell>
          <table:table-cell office:value-type="float" office:value="-3.14859171486524" calcext:value-type="float">
            <text:p>-3.149</text:p>
          </table:table-cell>
          <table:table-cell/>
          <table:table-cell table:formula="of:=[.C52]&gt;[.C51]" office:value-type="float" office:value="1" calcext:value-type="float">
            <text:p>1.000</text:p>
          </table:table-cell>
          <table:table-cell table:formula="of:=[.E52]&lt;[.E51]" office:value-type="float" office:value="0" calcext:value-type="float">
            <text:p>0.000</text:p>
          </table:table-cell>
          <table:table-cell office:value-type="float" office:value="49" calcext:value-type="float">
            <text:p>49</text:p>
          </table:table-cell>
          <table:table-cell table:style-name="ce12" table:formula="of:=INDIRECT([.V52] &amp; [.X52])" office:value-type="float" office:value="18.1463392312248" calcext:value-type="float">
            <text:p>18.146</text:p>
          </table:table-cell>
          <table:table-cell table:style-name="ce12" table:formula="of:=INDIRECT([.W52] &amp; [.X52])" office:value-type="float" office:value="-10.8425000524887" calcext:value-type="float">
            <text:p>-10.843</text:p>
          </table:table-cell>
          <table:table-cell table:formula="of:=[.P4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7" calcext:value-type="float">
            <text:p>27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/>
          <table:table-cell office:value-type="float" office:value="37.6512571429394" calcext:value-type="float">
            <text:p>37.651</text:p>
          </table:table-cell>
          <table:table-cell office:value-type="float" office:value="-3.23283804404219" calcext:value-type="float">
            <text:p>-3.233</text:p>
          </table:table-cell>
          <table:table-cell office:value-type="float" office:value="20.5109111668094" calcext:value-type="float">
            <text:p>20.511</text:p>
          </table:table-cell>
          <table:table-cell office:value-type="float" office:value="46.5463411869616" calcext:value-type="float">
            <text:p>46.546</text:p>
          </table:table-cell>
          <table:table-cell office:value-type="float" office:value="20.5311045524503" calcext:value-type="float">
            <text:p>20.531</text:p>
          </table:table-cell>
          <table:table-cell office:value-type="float" office:value="46.4876953367262" calcext:value-type="float">
            <text:p>46.488</text:p>
          </table:table-cell>
          <table:table-cell office:value-type="float" office:value="38.4120259643473" calcext:value-type="float">
            <text:p>38.412</text:p>
          </table:table-cell>
          <table:table-cell office:value-type="float" office:value="-2.97088433150161" calcext:value-type="float">
            <text:p>-2.971</text:p>
          </table:table-cell>
          <table:table-cell/>
          <table:table-cell table:formula="of:=[.C53]&gt;[.C52]" office:value-type="float" office:value="1" calcext:value-type="float">
            <text:p>1.000</text:p>
          </table:table-cell>
          <table:table-cell table:formula="of:=[.E53]&lt;[.E52]" office:value-type="float" office:value="0" calcext:value-type="float">
            <text:p>0.000</text:p>
          </table:table-cell>
          <table:table-cell office:value-type="float" office:value="50" calcext:value-type="float">
            <text:p>50</text:p>
          </table:table-cell>
          <table:table-cell table:style-name="ce12" table:formula="of:=INDIRECT([.V53] &amp; [.X53])" office:value-type="float" office:value="18.9071080526327" calcext:value-type="float">
            <text:p>18.907</text:p>
          </table:table-cell>
          <table:table-cell table:style-name="ce12" table:formula="of:=INDIRECT([.W53] &amp; [.X53])" office:value-type="float" office:value="-10.5805463399481" calcext:value-type="float">
            <text:p>-10.581</text:p>
          </table:table-cell>
          <table:table-cell table:formula="of:=[.P4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8" calcext:value-type="float">
            <text:p>28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/>
          <table:table-cell office:value-type="float" office:value="38.4346462216475" calcext:value-type="float">
            <text:p>38.435</text:p>
          </table:table-cell>
          <table:table-cell office:value-type="float" office:value="-3.03657832880856" calcext:value-type="float">
            <text:p>-3.037</text:p>
          </table:table-cell>
          <table:table-cell office:value-type="float" office:value="21.2918733738582" calcext:value-type="float">
            <text:p>21.292</text:p>
          </table:table-cell>
          <table:table-cell office:value-type="float" office:value="46.7496490492668" calcext:value-type="float">
            <text:p>46.750</text:p>
          </table:table-cell>
          <table:table-cell office:value-type="float" office:value="22.0526421952661" calcext:value-type="float">
            <text:p>22.053</text:p>
          </table:table-cell>
          <table:table-cell office:value-type="float" office:value="47.0116027618073" calcext:value-type="float">
            <text:p>47.012</text:p>
          </table:table-cell>
          <table:table-cell office:value-type="float" office:value="38.4200718617365" calcext:value-type="float">
            <text:p>38.420</text:p>
          </table:table-cell>
          <table:table-cell office:value-type="float" office:value="-2.99425131422002" calcext:value-type="float">
            <text:p>-2.994</text:p>
          </table:table-cell>
          <table:table-cell/>
          <table:table-cell table:formula="of:=[.C54]&gt;[.C53]" office:value-type="float" office:value="1" calcext:value-type="float">
            <text:p>1.000</text:p>
          </table:table-cell>
          <table:table-cell table:formula="of:=[.E54]&lt;[.E53]" office:value-type="float" office:value="0" calcext:value-type="float">
            <text:p>0.000</text:p>
          </table:table-cell>
          <table:table-cell office:value-type="float" office:value="51" calcext:value-type="float">
            <text:p>51</text:p>
          </table:table-cell>
          <table:table-cell table:formula="of:=INDIRECT([.V54] &amp; [.X54])" office:value-type="float" office:value="1.71367209199227" calcext:value-type="float">
            <text:p>1.714</text:p>
          </table:table-cell>
          <table:table-cell table:formula="of:=INDIRECT([.W54] &amp; [.X54])" office:value-type="float" office:value="39.3528174015665" calcext:value-type="float">
            <text:p>39.353</text:p>
          </table:table-cell>
          <table:table-cell table:formula="of:=[.P5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.1808406831444" calcext:value-type="float">
            <text:p>39.181</text:p>
          </table:table-cell>
          <table:table-cell office:value-type="float" office:value="-2.73229760167945" calcext:value-type="float">
            <text:p>-2.732</text:p>
          </table:table-cell>
          <table:table-cell office:value-type="float" office:value="22.047191066537" calcext:value-type="float">
            <text:p>22.047</text:p>
          </table:table-cell>
          <table:table-cell office:value-type="float" office:value="47.027433989158" calcext:value-type="float">
            <text:p>47.027</text:p>
          </table:table-cell>
          <table:table-cell office:value-type="float" office:value="22.160572255515" calcext:value-type="float">
            <text:p>22.161</text:p>
          </table:table-cell>
          <table:table-cell office:value-type="float" office:value="46.6981511068042" calcext:value-type="float">
            <text:p>46.698</text:p>
          </table:table-cell>
          <table:table-cell office:value-type="float" office:value="39.1412825356456" calcext:value-type="float">
            <text:p>39.141</text:p>
          </table:table-cell>
          <table:table-cell office:value-type="float" office:value="-2.61741239941265" calcext:value-type="float">
            <text:p>-2.617</text:p>
          </table:table-cell>
          <table:table-cell/>
          <table:table-cell table:formula="of:=[.C55]&gt;[.C54]" office:value-type="float" office:value="1" calcext:value-type="float">
            <text:p>1.000</text:p>
          </table:table-cell>
          <table:table-cell table:formula="of:=[.E55]&lt;[.E54]" office:value-type="float" office:value="0" calcext:value-type="float">
            <text:p>0.000</text:p>
          </table:table-cell>
          <table:table-cell office:value-type="float" office:value="52" calcext:value-type="float">
            <text:p>52</text:p>
          </table:table-cell>
          <table:table-cell table:formula="of:=INDIRECT([.V55] &amp; [.X55])" office:value-type="float" office:value="2.47444091340019" calcext:value-type="float">
            <text:p>2.474</text:p>
          </table:table-cell>
          <table:table-cell table:formula="of:=INDIRECT([.W55] &amp; [.X55])" office:value-type="float" office:value="39.6147711141071" calcext:value-type="float">
            <text:p>39.615</text:p>
          </table:table-cell>
          <table:table-cell table:formula="of:=[.P5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.9020513570535" calcext:value-type="float">
            <text:p>39.902</text:p>
          </table:table-cell>
          <table:table-cell office:value-type="float" office:value="-2.35545868687206" calcext:value-type="float">
            <text:p>-2.355</text:p>
          </table:table-cell>
          <table:table-cell office:value-type="float" office:value="22.9213410769229" calcext:value-type="float">
            <text:p>22.921</text:p>
          </table:table-cell>
          <table:table-cell office:value-type="float" office:value="46.9601048193448" calcext:value-type="float">
            <text:p>46.960</text:p>
          </table:table-cell>
          <table:table-cell office:value-type="float" office:value="23.2282298551822" calcext:value-type="float">
            <text:p>23.228</text:p>
          </table:table-cell>
          <table:table-cell office:value-type="float" office:value="46.0688350912877" calcext:value-type="float">
            <text:p>46.069</text:p>
          </table:table-cell>
          <table:table-cell office:value-type="float" office:value="39.3157492715963" calcext:value-type="float">
            <text:p>39.316</text:p>
          </table:table-cell>
          <table:table-cell office:value-type="float" office:value="-0.652713792683082" calcext:value-type="float">
            <text:p>-0.653</text:p>
          </table:table-cell>
          <table:table-cell/>
          <table:table-cell table:formula="of:=[.C56]&gt;[.C55]" office:value-type="float" office:value="1" calcext:value-type="float">
            <text:p>1.000</text:p>
          </table:table-cell>
          <table:table-cell table:formula="of:=[.E56]&lt;[.E55]" office:value-type="float" office:value="1" calcext:value-type="float">
            <text:p>1.000</text:p>
          </table:table-cell>
          <table:table-cell office:value-type="float" office:value="53" calcext:value-type="float">
            <text:p>53</text:p>
          </table:table-cell>
          <table:table-cell table:formula="of:=INDIRECT([.V56] &amp; [.X56])" office:value-type="float" office:value="19.6566503788147" calcext:value-type="float">
            <text:p>19.657</text:p>
          </table:table-cell>
          <table:table-cell table:formula="of:=INDIRECT([.W56] &amp; [.X56])" office:value-type="float" office:value="-10.2859885178544" calcext:value-type="float">
            <text:p>-10.286</text:p>
          </table:table-cell>
          <table:table-cell table:formula="of:=[.P5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0765180930042" calcext:value-type="float">
            <text:p>40.077</text:p>
          </table:table-cell>
          <table:table-cell office:value-type="float" office:value="-0.390760080142504" calcext:value-type="float">
            <text:p>-0.391</text:p>
          </table:table-cell>
          <table:table-cell office:value-type="float" office:value="23.9889986765901" calcext:value-type="float">
            <text:p>23.989</text:p>
          </table:table-cell>
          <table:table-cell office:value-type="float" office:value="46.3307888038283" calcext:value-type="float">
            <text:p>46.331</text:p>
          </table:table-cell>
          <table:table-cell office:value-type="float" office:value="24.6282626716896" calcext:value-type="float">
            <text:p>24.628</text:p>
          </table:table-cell>
          <table:table-cell office:value-type="float" office:value="44.4742313555536" calcext:value-type="float">
            <text:p>44.474</text:p>
          </table:table-cell>
          <table:table-cell office:value-type="float" office:value="39.457169157743" calcext:value-type="float">
            <text:p>39.457</text:p>
          </table:table-cell>
          <table:table-cell office:value-type="float" office:value="1.40795983471983" calcext:value-type="float">
            <text:p>1.408</text:p>
          </table:table-cell>
          <table:table-cell/>
          <table:table-cell table:formula="of:=[.C57]&gt;[.C56]" office:value-type="float" office:value="1" calcext:value-type="float">
            <text:p>1.000</text:p>
          </table:table-cell>
          <table:table-cell table:formula="of:=[.E57]&lt;[.E56]" office:value-type="float" office:value="1" calcext:value-type="float">
            <text:p>1.000</text:p>
          </table:table-cell>
          <table:table-cell office:value-type="float" office:value="54" calcext:value-type="float">
            <text:p>54</text:p>
          </table:table-cell>
          <table:table-cell table:formula="of:=INDIRECT([.V57] &amp; [.X57])" office:value-type="float" office:value="20.4174192002227" calcext:value-type="float">
            <text:p>20.417</text:p>
          </table:table-cell>
          <table:table-cell table:formula="of:=INDIRECT([.W57] &amp; [.X57])" office:value-type="float" office:value="-10.0240348053138" calcext:value-type="float">
            <text:p>-10.024</text:p>
          </table:table-cell>
          <table:table-cell table:formula="of:=[.P5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217937979151" calcext:value-type="float">
            <text:p>40.218</text:p>
          </table:table-cell>
          <table:table-cell office:value-type="float" office:value="1.66991354726042" calcext:value-type="float">
            <text:p>1.670</text:p>
          </table:table-cell>
          <table:table-cell office:value-type="float" office:value="25.3890314930976" calcext:value-type="float">
            <text:p>25.389</text:p>
          </table:table-cell>
          <table:table-cell office:value-type="float" office:value="44.7361850680942" calcext:value-type="float">
            <text:p>44.736</text:p>
          </table:table-cell>
          <table:table-cell office:value-type="float" office:value="25.8201526494794" calcext:value-type="float">
            <text:p>25.820</text:p>
          </table:table-cell>
          <table:table-cell office:value-type="float" office:value="43.4841183161339" calcext:value-type="float">
            <text:p>43.484</text:p>
          </table:table-cell>
          <table:table-cell office:value-type="float" office:value="39.8433909023736" calcext:value-type="float">
            <text:p>39.843</text:p>
          </table:table-cell>
          <table:table-cell office:value-type="float" office:value="2.75767724183901" calcext:value-type="float">
            <text:p>2.758</text:p>
          </table:table-cell>
          <table:table-cell/>
          <table:table-cell table:formula="of:=[.C58]&gt;[.C57]" office:value-type="float" office:value="1" calcext:value-type="float">
            <text:p>1.000</text:p>
          </table:table-cell>
          <table:table-cell table:formula="of:=[.E58]&lt;[.E57]" office:value-type="float" office:value="1" calcext:value-type="float">
            <text:p>1.000</text:p>
          </table:table-cell>
          <table:table-cell office:value-type="float" office:value="55" calcext:value-type="float">
            <text:p>55</text:p>
          </table:table-cell>
          <table:table-cell table:formula="of:=INDIRECT([.V58] &amp; [.X58])" office:value-type="float" office:value="3.06838749336129" calcext:value-type="float">
            <text:p>3.068</text:p>
          </table:table-cell>
          <table:table-cell table:formula="of:=INDIRECT([.W58] &amp; [.X58])" office:value-type="float" office:value="40.3612117948958" calcext:value-type="float">
            <text:p>40.361</text:p>
          </table:table-cell>
          <table:table-cell table:formula="of:=[.P5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6041597237815" calcext:value-type="float">
            <text:p>40.604</text:p>
          </table:table-cell>
          <table:table-cell office:value-type="float" office:value="3.01963095437959" calcext:value-type="float">
            <text:p>3.020</text:p>
          </table:table-cell>
          <table:table-cell office:value-type="float" office:value="26.5809214708873" calcext:value-type="float">
            <text:p>26.581</text:p>
          </table:table-cell>
          <table:table-cell office:value-type="float" office:value="43.7460720286744" calcext:value-type="float">
            <text:p>43.746</text:p>
          </table:table-cell>
          <table:table-cell office:value-type="float" office:value="26.7984008710719" calcext:value-type="float">
            <text:p>26.798</text:p>
          </table:table-cell>
          <table:table-cell office:value-type="float" office:value="43.114465988988" calcext:value-type="float">
            <text:p>43.114</text:p>
          </table:table-cell>
          <table:table-cell office:value-type="float" office:value="40.3546335782624" calcext:value-type="float">
            <text:p>40.355</text:p>
          </table:table-cell>
          <table:table-cell office:value-type="float" office:value="3.74430750046074" calcext:value-type="float">
            <text:p>3.744</text:p>
          </table:table-cell>
          <table:table-cell/>
          <table:table-cell table:formula="of:=[.C59]&gt;[.C58]" office:value-type="float" office:value="1" calcext:value-type="float">
            <text:p>1.000</text:p>
          </table:table-cell>
          <table:table-cell table:formula="of:=[.E59]&lt;[.E58]" office:value-type="float" office:value="1" calcext:value-type="float">
            <text:p>1.000</text:p>
          </table:table-cell>
          <table:table-cell office:value-type="float" office:value="56" calcext:value-type="float">
            <text:p>56</text:p>
          </table:table-cell>
          <table:table-cell table:formula="of:=INDIRECT([.V59] &amp; [.X59])" office:value-type="float" office:value="3.82915631476922" calcext:value-type="float">
            <text:p>3.829</text:p>
          </table:table-cell>
          <table:table-cell table:formula="of:=INDIRECT([.W59] &amp; [.X59])" office:value-type="float" office:value="40.6231655074364" calcext:value-type="float">
            <text:p>40.623</text:p>
          </table:table-cell>
          <table:table-cell table:formula="of:=[.P5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.1154023996703" calcext:value-type="float">
            <text:p>41.115</text:p>
          </table:table-cell>
          <table:table-cell office:value-type="float" office:value="4.00626121300132" calcext:value-type="float">
            <text:p>4.006</text:p>
          </table:table-cell>
          <table:table-cell office:value-type="float" office:value="27.5591696924798" calcext:value-type="float">
            <text:p>27.559</text:p>
          </table:table-cell>
          <table:table-cell office:value-type="float" office:value="43.3764197015286" calcext:value-type="float">
            <text:p>43.376</text:p>
          </table:table-cell>
          <table:table-cell office:value-type="float" office:value="27.8437814375667" calcext:value-type="float">
            <text:p>27.844</text:p>
          </table:table-cell>
          <table:table-cell office:value-type="float" office:value="42.5498471755329" calcext:value-type="float">
            <text:p>42.550</text:p>
          </table:table-cell>
          <table:table-cell office:value-type="float" office:value="40.9488398969885" calcext:value-type="float">
            <text:p>40.949</text:p>
          </table:table-cell>
          <table:table-cell office:value-type="float" office:value="4.48999384510257" calcext:value-type="float">
            <text:p>4.490</text:p>
          </table:table-cell>
          <table:table-cell/>
          <table:table-cell table:formula="of:=[.C60]&gt;[.C59]" office:value-type="float" office:value="1" calcext:value-type="float">
            <text:p>1.000</text:p>
          </table:table-cell>
          <table:table-cell table:formula="of:=[.E60]&lt;[.E59]" office:value-type="float" office:value="1" calcext:value-type="float">
            <text:p>1.000</text:p>
          </table:table-cell>
          <table:table-cell office:value-type="float" office:value="57" calcext:value-type="float">
            <text:p>57</text:p>
          </table:table-cell>
          <table:table-cell table:style-name="ce12" table:formula="of:=INDIRECT([.V60] &amp; [.X60])" office:value-type="float" office:value="21.1657939888135" calcext:value-type="float">
            <text:p>21.166</text:p>
          </table:table-cell>
          <table:table-cell table:style-name="ce12" table:formula="of:=INDIRECT([.W60] &amp; [.X60])" office:value-type="float" office:value="-9.72608620784767" calcext:value-type="float">
            <text:p>-9.726</text:p>
          </table:table-cell>
          <table:table-cell table:formula="of:=[.P5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1" calcext:value-type="float">
            <text:p>31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/>
          <table:table-cell office:value-type="float" office:value="41.7096087183965" calcext:value-type="float">
            <text:p>41.710</text:p>
          </table:table-cell>
          <table:table-cell office:value-type="float" office:value="4.75194755764315" calcext:value-type="float">
            <text:p>4.752</text:p>
          </table:table-cell>
          <table:table-cell office:value-type="float" office:value="28.6045502589747" calcext:value-type="float">
            <text:p>28.605</text:p>
          </table:table-cell>
          <table:table-cell office:value-type="float" office:value="42.8118008880735" calcext:value-type="float">
            <text:p>42.812</text:p>
          </table:table-cell>
          <table:table-cell office:value-type="float" office:value="28.8421393115629" calcext:value-type="float">
            <text:p>28.842</text:p>
          </table:table-cell>
          <table:table-cell office:value-type="float" office:value="42.12179217713" calcext:value-type="float">
            <text:p>42.122</text:p>
          </table:table-cell>
          <table:table-cell office:value-type="float" office:value="41.5275874338055" calcext:value-type="float">
            <text:p>41.528</text:p>
          </table:table-cell>
          <table:table-cell office:value-type="float" office:value="5.28057575232072" calcext:value-type="float">
            <text:p>5.281</text:p>
          </table:table-cell>
          <table:table-cell/>
          <table:table-cell table:formula="of:=[.C61]&gt;[.C60]" office:value-type="float" office:value="1" calcext:value-type="float">
            <text:p>1.000</text:p>
          </table:table-cell>
          <table:table-cell table:formula="of:=[.E61]&lt;[.E60]" office:value-type="float" office:value="1" calcext:value-type="float">
            <text:p>1.000</text:p>
          </table:table-cell>
          <table:table-cell office:value-type="float" office:value="58" calcext:value-type="float">
            <text:p>58</text:p>
          </table:table-cell>
          <table:table-cell table:style-name="ce12" table:formula="of:=INDIRECT([.V61] &amp; [.X61])" office:value-type="float" office:value="21.9265628102214" calcext:value-type="float">
            <text:p>21.927</text:p>
          </table:table-cell>
          <table:table-cell table:style-name="ce12" table:formula="of:=INDIRECT([.W61] &amp; [.X61])" office:value-type="float" office:value="-9.4641324953071" calcext:value-type="float">
            <text:p>-9.464</text:p>
          </table:table-cell>
          <table:table-cell table:formula="of:=[.P5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2" calcext:value-type="float">
            <text:p>32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/>
          <table:table-cell office:value-type="float" office:value="42.2883562552134" calcext:value-type="float">
            <text:p>42.288</text:p>
          </table:table-cell>
          <table:table-cell office:value-type="float" office:value="5.5425294648613" calcext:value-type="float">
            <text:p>5.543</text:p>
          </table:table-cell>
          <table:table-cell office:value-type="float" office:value="29.6029081329708" calcext:value-type="float">
            <text:p>29.603</text:p>
          </table:table-cell>
          <table:table-cell office:value-type="float" office:value="42.3837458896706" calcext:value-type="float">
            <text:p>42.384</text:p>
          </table:table-cell>
          <table:table-cell office:value-type="float" office:value="41.2563174078127" calcext:value-type="float">
            <text:p>41.256</text:p>
          </table:table-cell>
          <table:table-cell office:value-type="float" office:value="8.53978791166641" calcext:value-type="float">
            <text:p>8.540</text:p>
          </table:table-cell>
          <table:table-cell office:value-type="float" office:value="41.6073620917266" calcext:value-type="float">
            <text:p>41.607</text:p>
          </table:table-cell>
          <table:table-cell office:value-type="float" office:value="7.52028012209359" calcext:value-type="float">
            <text:p>7.520</text:p>
          </table:table-cell>
          <table:table-cell/>
          <table:table-cell table:formula="of:=[.C62]&gt;[.C61]" office:value-type="float" office:value="1" calcext:value-type="float">
            <text:p>1.000</text:p>
          </table:table-cell>
          <table:table-cell table:formula="of:=[.E62]&lt;[.E61]" office:value-type="float" office:value="1" calcext:value-type="float">
            <text:p>1.000</text:p>
          </table:table-cell>
          <table:table-cell office:value-type="float" office:value="59" calcext:value-type="float">
            <text:p>59</text:p>
          </table:table-cell>
          <table:table-cell table:formula="of:=INDIRECT([.V62] &amp; [.X62])" office:value-type="float" office:value="4.46877127667751" calcext:value-type="float">
            <text:p>4.469</text:p>
          </table:table-cell>
          <table:table-cell table:formula="of:=INDIRECT([.W62] &amp; [.X62])" office:value-type="float" office:value="41.2369755766081" calcext:value-type="float">
            <text:p>41.237</text:p>
          </table:table-cell>
          <table:table-cell table:formula="of:=[.P5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63]&gt;[.C62]" office:value-type="float" office:value="0" calcext:value-type="float">
            <text:p>0.000</text:p>
          </table:table-cell>
          <table:table-cell table:formula="of:=[.E63]&lt;[.E62]" office:value-type="float" office:value="1" calcext:value-type="float">
            <text:p>1.000</text:p>
          </table:table-cell>
          <table:table-cell office:value-type="float" office:value="60" calcext:value-type="float">
            <text:p>60</text:p>
          </table:table-cell>
          <table:table-cell table:formula="of:=INDIRECT([.V63] &amp; [.X63])" office:value-type="float" office:value="5.22954009808543" calcext:value-type="float">
            <text:p>5.230</text:p>
          </table:table-cell>
          <table:table-cell table:formula="of:=INDIRECT([.W63] &amp; [.X63])" office:value-type="float" office:value="41.4989292891487" calcext:value-type="float">
            <text:p>41.499</text:p>
          </table:table-cell>
          <table:table-cell table:formula="of:=[.P5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64]&gt;[.C63]" office:value-type="float" office:value="0" calcext:value-type="float">
            <text:p>0.000</text:p>
          </table:table-cell>
          <table:table-cell table:formula="of:=[.E64]&lt;[.E63]" office:value-type="float" office:value="0" calcext:value-type="float">
            <text:p>0.000</text:p>
          </table:table-cell>
          <table:table-cell office:value-type="float" office:value="61" calcext:value-type="float">
            <text:p>61</text:p>
          </table:table-cell>
          <table:table-cell table:style-name="ce12" table:formula="of:=INDIRECT([.V64] &amp; [.X64])" office:value-type="float" office:value="22.652415691914" calcext:value-type="float">
            <text:p>22.652</text:p>
          </table:table-cell>
          <table:table-cell table:style-name="ce12" table:formula="of:=INDIRECT([.W64] &amp; [.X64])" office:value-type="float" office:value="-9.1007755308408" calcext:value-type="float">
            <text:p>-9.101</text:p>
          </table:table-cell>
          <table:table-cell table:formula="of:=[.P6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3" calcext:value-type="float">
            <text:p>33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65]&gt;[.C64]" office:value-type="float" office:value="0" calcext:value-type="float">
            <text:p>0.000</text:p>
          </table:table-cell>
          <table:table-cell table:formula="of:=[.E65]&lt;[.E64]" office:value-type="float" office:value="0" calcext:value-type="float">
            <text:p>0.000</text:p>
          </table:table-cell>
          <table:table-cell office:value-type="float" office:value="62" calcext:value-type="float">
            <text:p>62</text:p>
          </table:table-cell>
          <table:table-cell table:style-name="ce12" table:formula="of:=INDIRECT([.V65] &amp; [.X65])" office:value-type="float" office:value="23.4131845133219" calcext:value-type="float">
            <text:p>23.413</text:p>
          </table:table-cell>
          <table:table-cell table:style-name="ce12" table:formula="of:=INDIRECT([.W65] &amp; [.X65])" office:value-type="float" office:value="-8.83882181830022" calcext:value-type="float">
            <text:p>-8.839</text:p>
          </table:table-cell>
          <table:table-cell table:formula="of:=[.P6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4" calcext:value-type="float">
            <text:p>34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66]&gt;[.C65]" office:value-type="float" office:value="0" calcext:value-type="float">
            <text:p>0.000</text:p>
          </table:table-cell>
          <table:table-cell table:formula="of:=[.E66]&lt;[.E65]" office:value-type="float" office:value="0" calcext:value-type="float">
            <text:p>0.000</text:p>
          </table:table-cell>
          <table:table-cell office:value-type="float" office:value="63" calcext:value-type="float">
            <text:p>63</text:p>
          </table:table-cell>
          <table:table-cell table:formula="of:=INDIRECT([.V66] &amp; [.X66])" office:value-type="float" office:value="5.90779898606252" calcext:value-type="float">
            <text:p>5.908</text:p>
          </table:table-cell>
          <table:table-cell table:formula="of:=INDIRECT([.W66] &amp; [.X66])" office:value-type="float" office:value="42.0005092478754" calcext:value-type="float">
            <text:p>42.001</text:p>
          </table:table-cell>
          <table:table-cell table:formula="of:=[.P6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67]&gt;[.C66]" office:value-type="float" office:value="0" calcext:value-type="float">
            <text:p>0.000</text:p>
          </table:table-cell>
          <table:table-cell table:formula="of:=[.E67]&lt;[.E66]" office:value-type="float" office:value="0" calcext:value-type="float">
            <text:p>0.000</text:p>
          </table:table-cell>
          <table:table-cell office:value-type="float" office:value="64" calcext:value-type="float">
            <text:p>64</text:p>
          </table:table-cell>
          <table:table-cell table:formula="of:=INDIRECT([.V67] &amp; [.X67])" office:value-type="float" office:value="6.66856780747044" calcext:value-type="float">
            <text:p>6.669</text:p>
          </table:table-cell>
          <table:table-cell table:formula="of:=INDIRECT([.W67] &amp; [.X67])" office:value-type="float" office:value="42.262462960416" calcext:value-type="float">
            <text:p>42.262</text:p>
          </table:table-cell>
          <table:table-cell table:formula="of:=[.P6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68]&gt;[.C67]" office:value-type="float" office:value="0" calcext:value-type="float">
            <text:p>0.000</text:p>
          </table:table-cell>
          <table:table-cell table:formula="of:=[.E68]&lt;[.E67]" office:value-type="float" office:value="0" calcext:value-type="float">
            <text:p>0.000</text:p>
          </table:table-cell>
          <table:table-cell office:value-type="float" office:value="65" calcext:value-type="float">
            <text:p>65</text:p>
          </table:table-cell>
          <table:table-cell table:formula="of:=INDIRECT([.V68] &amp; [.X68])" office:value-type="float" office:value="24.1391644997709" calcext:value-type="float">
            <text:p>24.139</text:p>
          </table:table-cell>
          <table:table-cell table:formula="of:=INDIRECT([.W68] &amp; [.X68])" office:value-type="float" office:value="-8.47583399285042" calcext:value-type="float">
            <text:p>-8.476</text:p>
          </table:table-cell>
          <table:table-cell table:formula="of:=[.P6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69]&gt;[.C68]" office:value-type="float" office:value="0" calcext:value-type="float">
            <text:p>0.000</text:p>
          </table:table-cell>
          <table:table-cell table:formula="of:=[.E69]&lt;[.E68]" office:value-type="float" office:value="0" calcext:value-type="float">
            <text:p>0.000</text:p>
          </table:table-cell>
          <table:table-cell office:value-type="float" office:value="66" calcext:value-type="float">
            <text:p>66</text:p>
          </table:table-cell>
          <table:table-cell table:formula="of:=INDIRECT([.V69] &amp; [.X69])" office:value-type="float" office:value="24.8999333211789" calcext:value-type="float">
            <text:p>24.900</text:p>
          </table:table-cell>
          <table:table-cell table:formula="of:=INDIRECT([.W69] &amp; [.X69])" office:value-type="float" office:value="-8.21388028030983" calcext:value-type="float">
            <text:p>-8.214</text:p>
          </table:table-cell>
          <table:table-cell table:formula="of:=[.P6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70]&gt;[.C69]" office:value-type="float" office:value="0" calcext:value-type="float">
            <text:p>0.000</text:p>
          </table:table-cell>
          <table:table-cell table:formula="of:=[.E70]&lt;[.E69]" office:value-type="float" office:value="0" calcext:value-type="float">
            <text:p>0.000</text:p>
          </table:table-cell>
          <table:table-cell office:value-type="float" office:value="67" calcext:value-type="float">
            <text:p>67</text:p>
          </table:table-cell>
          <table:table-cell table:formula="of:=INDIRECT([.V70] &amp; [.X70])" office:value-type="float" office:value="7.40576283077" calcext:value-type="float">
            <text:p>7.406</text:p>
          </table:table-cell>
          <table:table-cell table:formula="of:=INDIRECT([.W70] &amp; [.X70])" office:value-type="float" office:value="42.592879953851" calcext:value-type="float">
            <text:p>42.593</text:p>
          </table:table-cell>
          <table:table-cell table:formula="of:=[.P6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71]&gt;[.C70]" office:value-type="float" office:value="0" calcext:value-type="float">
            <text:p>0.000</text:p>
          </table:table-cell>
          <table:table-cell table:formula="of:=[.E71]&lt;[.E70]" office:value-type="float" office:value="0" calcext:value-type="float">
            <text:p>0.000</text:p>
          </table:table-cell>
          <table:table-cell office:value-type="float" office:value="68" calcext:value-type="float">
            <text:p>68</text:p>
          </table:table-cell>
          <table:table-cell table:formula="of:=INDIRECT([.V71] &amp; [.X71])" office:value-type="float" office:value="8.16653165217792" calcext:value-type="float">
            <text:p>8.167</text:p>
          </table:table-cell>
          <table:table-cell table:formula="of:=INDIRECT([.W71] &amp; [.X71])" office:value-type="float" office:value="42.8548336663916" calcext:value-type="float">
            <text:p>42.855</text:p>
          </table:table-cell>
          <table:table-cell table:formula="of:=[.P6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72]&gt;[.C71]" office:value-type="float" office:value="0" calcext:value-type="float">
            <text:p>0.000</text:p>
          </table:table-cell>
          <table:table-cell table:formula="of:=[.E72]&lt;[.E71]" office:value-type="float" office:value="0" calcext:value-type="float">
            <text:p>0.000</text:p>
          </table:table-cell>
          <table:table-cell office:value-type="float" office:value="69" calcext:value-type="float">
            <text:p>69</text:p>
          </table:table-cell>
          <table:table-cell table:style-name="ce12" table:formula="of:=INDIRECT([.V72] &amp; [.X72])" office:value-type="float" office:value="25.6404170405549" calcext:value-type="float">
            <text:p>25.640</text:p>
          </table:table-cell>
          <table:table-cell table:style-name="ce12" table:formula="of:=INDIRECT([.W72] &amp; [.X72])" office:value-type="float" office:value="-7.89301435379348" calcext:value-type="float">
            <text:p>-7.893</text:p>
          </table:table-cell>
          <table:table-cell table:formula="of:=[.P6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7" calcext:value-type="float">
            <text:p>37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73]&gt;[.C72]" office:value-type="float" office:value="0" calcext:value-type="float">
            <text:p>0.000</text:p>
          </table:table-cell>
          <table:table-cell table:formula="of:=[.E73]&lt;[.E72]" office:value-type="float" office:value="0" calcext:value-type="float">
            <text:p>0.000</text:p>
          </table:table-cell>
          <table:table-cell office:value-type="float" office:value="70" calcext:value-type="float">
            <text:p>70</text:p>
          </table:table-cell>
          <table:table-cell table:style-name="ce12" table:formula="of:=INDIRECT([.V73] &amp; [.X73])" office:value-type="float" office:value="26.4011858619628" calcext:value-type="float">
            <text:p>26.401</text:p>
          </table:table-cell>
          <table:table-cell table:style-name="ce12" table:formula="of:=INDIRECT([.W73] &amp; [.X73])" office:value-type="float" office:value="-7.6310606412529" calcext:value-type="float">
            <text:p>-7.631</text:p>
          </table:table-cell>
          <table:table-cell table:formula="of:=[.P6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8" calcext:value-type="float">
            <text:p>38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74]&gt;[.C73]" office:value-type="float" office:value="0" calcext:value-type="float">
            <text:p>0.000</text:p>
          </table:table-cell>
          <table:table-cell table:formula="of:=[.E74]&lt;[.E73]" office:value-type="float" office:value="0" calcext:value-type="float">
            <text:p>0.000</text:p>
          </table:table-cell>
          <table:table-cell office:value-type="float" office:value="71" calcext:value-type="float">
            <text:p>71</text:p>
          </table:table-cell>
          <table:table-cell table:style-name="ce16" table:formula="of:=INDIRECT([.V74] &amp; [.X74])" office:value-type="float" office:value="8.91064439219909" calcext:value-type="float">
            <text:p>8.911</text:p>
          </table:table-cell>
          <table:table-cell table:style-name="ce16" table:formula="of:=INDIRECT([.W74] &amp; [.X74])" office:value-type="float" office:value="43.165160151675" calcext:value-type="float">
            <text:p>43.165</text:p>
          </table:table-cell>
          <table:table-cell table:formula="of:=[.P7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" calcext:value-type="float">
            <text:p>38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10"/>
          <table:table-cell table:formula="of:=[.C75]&gt;[.C74]" office:value-type="float" office:value="0" calcext:value-type="float">
            <text:p>0.000</text:p>
          </table:table-cell>
          <table:table-cell table:formula="of:=[.E75]&lt;[.E74]" office:value-type="float" office:value="0" calcext:value-type="float">
            <text:p>0.000</text:p>
          </table:table-cell>
          <table:table-cell office:value-type="float" office:value="72" calcext:value-type="float">
            <text:p>72</text:p>
          </table:table-cell>
          <table:table-cell table:style-name="ce21" table:formula="of:=INDIRECT([.V75] &amp; [.X75])" office:value-type="float" office:value="9.6918040244494" calcext:value-type="float">
            <text:p>9.692</text:p>
          </table:table-cell>
          <table:table-cell table:style-name="ce21" table:formula="of:=INDIRECT([.W75] &amp; [.X75])" office:value-type="float" office:value="43.3678946495625" calcext:value-type="float">
            <text:p>43.368</text:p>
          </table:table-cell>
          <table:table-cell table:formula="of:=[.P71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39, F &amp; G instead of row 38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9" calcext:value-type="float">
            <text:p>39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10"/>
          <table:table-cell table:formula="of:=[.C76]&gt;[.C75]" office:value-type="float" office:value="0" calcext:value-type="float">
            <text:p>0.000</text:p>
          </table:table-cell>
          <table:table-cell table:formula="of:=[.E76]&lt;[.E75]" office:value-type="float" office:value="0" calcext:value-type="float">
            <text:p>0.000</text:p>
          </table:table-cell>
          <table:table-cell office:value-type="float" office:value="73" calcext:value-type="float">
            <text:p>73</text:p>
          </table:table-cell>
          <table:table-cell table:style-name="ce12" table:formula="of:=INDIRECT([.V76] &amp; [.X76])" office:value-type="float" office:value="27.0681236311903" calcext:value-type="float">
            <text:p>27.068</text:p>
          </table:table-cell>
          <table:table-cell table:style-name="ce12" table:formula="of:=INDIRECT([.W76] &amp; [.X76])" office:value-type="float" office:value="-7.09660176630618" calcext:value-type="float">
            <text:p>-7.097</text:p>
          </table:table-cell>
          <table:table-cell table:formula="of:=[.P7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39" calcext:value-type="float">
            <text:p>39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77]&gt;[.C76]" office:value-type="float" office:value="0" calcext:value-type="float">
            <text:p>0.000</text:p>
          </table:table-cell>
          <table:table-cell table:formula="of:=[.E77]&lt;[.E76]" office:value-type="float" office:value="0" calcext:value-type="float">
            <text:p>0.000</text:p>
          </table:table-cell>
          <table:table-cell office:value-type="float" office:value="74" calcext:value-type="float">
            <text:p>74</text:p>
          </table:table-cell>
          <table:table-cell table:style-name="ce12" table:formula="of:=INDIRECT([.V77] &amp; [.X77])" office:value-type="float" office:value="27.8288924525982" calcext:value-type="float">
            <text:p>27.829</text:p>
          </table:table-cell>
          <table:table-cell table:style-name="ce12" table:formula="of:=INDIRECT([.W77] &amp; [.X77])" office:value-type="float" office:value="-6.83464805376561" calcext:value-type="float">
            <text:p>-6.835</text:p>
          </table:table-cell>
          <table:table-cell table:formula="of:=[.P7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0" calcext:value-type="float">
            <text:p>40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78]&gt;[.C77]" office:value-type="float" office:value="0" calcext:value-type="float">
            <text:p>0.000</text:p>
          </table:table-cell>
          <table:table-cell table:formula="of:=[.E78]&lt;[.E77]" office:value-type="float" office:value="0" calcext:value-type="float">
            <text:p>0.000</text:p>
          </table:table-cell>
          <table:table-cell office:value-type="float" office:value="75" calcext:value-type="float">
            <text:p>75</text:p>
          </table:table-cell>
          <table:table-cell table:style-name="ce16" table:formula="of:=INDIRECT([.V78] &amp; [.X78])" office:value-type="float" office:value="10.4525728458573" calcext:value-type="float">
            <text:p>10.453</text:p>
          </table:table-cell>
          <table:table-cell table:style-name="ce16" table:formula="of:=INDIRECT([.W78] &amp; [.X78])" office:value-type="float" office:value="43.6298483621031" calcext:value-type="float">
            <text:p>43.630</text:p>
          </table:table-cell>
          <table:table-cell table:formula="of:=[.P7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" calcext:value-type="float">
            <text:p>40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repeated="10"/>
          <table:table-cell table:formula="of:=[.C79]&gt;[.C78]" office:value-type="float" office:value="0" calcext:value-type="float">
            <text:p>0.000</text:p>
          </table:table-cell>
          <table:table-cell table:formula="of:=[.E79]&lt;[.E78]" office:value-type="float" office:value="0" calcext:value-type="float">
            <text:p>0.000</text:p>
          </table:table-cell>
          <table:table-cell office:value-type="float" office:value="76" calcext:value-type="float">
            <text:p>76</text:p>
          </table:table-cell>
          <table:table-cell table:style-name="ce21" table:formula="of:=INDIRECT([.V79] &amp; [.X79])" office:value-type="float" office:value="11.3431322480416" calcext:value-type="float">
            <text:p>11.343</text:p>
          </table:table-cell>
          <table:table-cell table:style-name="ce21" table:formula="of:=INDIRECT([.W79] &amp; [.X79])" office:value-type="float" office:value="43.5148628581332" calcext:value-type="float">
            <text:p>43.515</text:p>
          </table:table-cell>
          <table:table-cell table:formula="of:=[.P75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41, F &amp; G instead of row 40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1" calcext:value-type="float">
            <text:p>41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10"/>
          <table:table-cell table:formula="of:=[.C80]&gt;[.C79]" office:value-type="float" office:value="0" calcext:value-type="float">
            <text:p>0.000</text:p>
          </table:table-cell>
          <table:table-cell table:formula="of:=[.E80]&lt;[.E79]" office:value-type="float" office:value="0" calcext:value-type="float">
            <text:p>0.000</text:p>
          </table:table-cell>
          <table:table-cell office:value-type="float" office:value="77" calcext:value-type="float">
            <text:p>77</text:p>
          </table:table-cell>
          <table:table-cell table:style-name="ce12" table:formula="of:=INDIRECT([.V80] &amp; [.X80])" office:value-type="float" office:value="28.5536428914439" calcext:value-type="float">
            <text:p>28.554</text:p>
          </table:table-cell>
          <table:table-cell table:style-name="ce12" table:formula="of:=INDIRECT([.W80] &amp; [.X80])" office:value-type="float" office:value="-6.46808936279123" calcext:value-type="float">
            <text:p>-6.468</text:p>
          </table:table-cell>
          <table:table-cell table:formula="of:=[.P7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1" calcext:value-type="float">
            <text:p>41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81]&gt;[.C80]" office:value-type="float" office:value="0" calcext:value-type="float">
            <text:p>0.000</text:p>
          </table:table-cell>
          <table:table-cell table:formula="of:=[.E81]&lt;[.E80]" office:value-type="float" office:value="0" calcext:value-type="float">
            <text:p>0.000</text:p>
          </table:table-cell>
          <table:table-cell office:value-type="float" office:value="78" calcext:value-type="float">
            <text:p>78</text:p>
          </table:table-cell>
          <table:table-cell table:style-name="ce12" table:formula="of:=INDIRECT([.V81] &amp; [.X81])" office:value-type="float" office:value="29.3144117128518" calcext:value-type="float">
            <text:p>29.314</text:p>
          </table:table-cell>
          <table:table-cell table:style-name="ce12" table:formula="of:=INDIRECT([.W81] &amp; [.X81])" office:value-type="float" office:value="-6.20613565025065" calcext:value-type="float">
            <text:p>-6.206</text:p>
          </table:table-cell>
          <table:table-cell table:formula="of:=[.P7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2" calcext:value-type="float">
            <text:p>42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82]&gt;[.C81]" office:value-type="float" office:value="0" calcext:value-type="float">
            <text:p>0.000</text:p>
          </table:table-cell>
          <table:table-cell table:formula="of:=[.E82]&lt;[.E81]" office:value-type="float" office:value="0" calcext:value-type="float">
            <text:p>0.000</text:p>
          </table:table-cell>
          <table:table-cell office:value-type="float" office:value="79" calcext:value-type="float">
            <text:p>79</text:p>
          </table:table-cell>
          <table:table-cell table:formula="of:=INDIRECT([.V82] &amp; [.X82])" office:value-type="float" office:value="12.1039010694495" calcext:value-type="float">
            <text:p>12.104</text:p>
          </table:table-cell>
          <table:table-cell table:formula="of:=INDIRECT([.W82] &amp; [.X82])" office:value-type="float" office:value="43.7768165706738" calcext:value-type="float">
            <text:p>43.777</text:p>
          </table:table-cell>
          <table:table-cell table:formula="of:=[.P7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83]&gt;[.C82]" office:value-type="float" office:value="0" calcext:value-type="float">
            <text:p>0.000</text:p>
          </table:table-cell>
          <table:table-cell table:formula="of:=[.E83]&lt;[.E82]" office:value-type="float" office:value="0" calcext:value-type="float">
            <text:p>0.000</text:p>
          </table:table-cell>
          <table:table-cell office:value-type="float" office:value="80" calcext:value-type="float">
            <text:p>80</text:p>
          </table:table-cell>
          <table:table-cell table:style-name="ce21" table:formula="of:=INDIRECT([.V83] &amp; [.X83])" office:value-type="float" office:value="12.9073083199467" calcext:value-type="float">
            <text:p>12.907</text:p>
          </table:table-cell>
          <table:table-cell table:style-name="ce21" table:formula="of:=INDIRECT([.W83] &amp; [.X83])" office:value-type="float" office:value="43.9149392936461" calcext:value-type="float">
            <text:p>43.915</text:p>
          </table:table-cell>
          <table:table-cell table:formula="of:=[.P79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43, F &amp; G instead of row 42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3" calcext:value-type="float">
            <text:p>43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10"/>
          <table:table-cell table:formula="of:=[.C84]&gt;[.C83]" office:value-type="float" office:value="0" calcext:value-type="float">
            <text:p>0.000</text:p>
          </table:table-cell>
          <table:table-cell table:formula="of:=[.E84]&lt;[.E83]" office:value-type="float" office:value="0" calcext:value-type="float">
            <text:p>0.000</text:p>
          </table:table-cell>
          <table:table-cell office:value-type="float" office:value="81" calcext:value-type="float">
            <text:p>81</text:p>
          </table:table-cell>
          <table:table-cell table:formula="of:=INDIRECT([.V84] &amp; [.X84])" office:value-type="float" office:value="30.0584596673175" calcext:value-type="float">
            <text:p>30.058</text:p>
          </table:table-cell>
          <table:table-cell table:formula="of:=INDIRECT([.W84] &amp; [.X84])" office:value-type="float" office:value="-5.89562101405241" calcext:value-type="float">
            <text:p>-5.896</text:p>
          </table:table-cell>
          <table:table-cell table:formula="of:=[.P8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85]&gt;[.C84]" office:value-type="float" office:value="0" calcext:value-type="float">
            <text:p>0.000</text:p>
          </table:table-cell>
          <table:table-cell table:formula="of:=[.E85]&lt;[.E84]" office:value-type="float" office:value="0" calcext:value-type="float">
            <text:p>0.000</text:p>
          </table:table-cell>
          <table:table-cell office:value-type="float" office:value="82" calcext:value-type="float">
            <text:p>82</text:p>
          </table:table-cell>
          <table:table-cell table:formula="of:=INDIRECT([.V85] &amp; [.X85])" office:value-type="float" office:value="30.8192284887254" calcext:value-type="float">
            <text:p>30.819</text:p>
          </table:table-cell>
          <table:table-cell table:formula="of:=INDIRECT([.W85] &amp; [.X85])" office:value-type="float" office:value="-5.63366730151182" calcext:value-type="float">
            <text:p>-5.634</text:p>
          </table:table-cell>
          <table:table-cell table:formula="of:=[.P8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86]&gt;[.C85]" office:value-type="float" office:value="0" calcext:value-type="float">
            <text:p>0.000</text:p>
          </table:table-cell>
          <table:table-cell table:formula="of:=[.E86]&lt;[.E85]" office:value-type="float" office:value="0" calcext:value-type="float">
            <text:p>0.000</text:p>
          </table:table-cell>
          <table:table-cell office:value-type="float" office:value="83" calcext:value-type="float">
            <text:p>83</text:p>
          </table:table-cell>
          <table:table-cell table:formula="of:=INDIRECT([.V86] &amp; [.X86])" office:value-type="float" office:value="13.6680771413546" calcext:value-type="float">
            <text:p>13.668</text:p>
          </table:table-cell>
          <table:table-cell table:formula="of:=INDIRECT([.W86] &amp; [.X86])" office:value-type="float" office:value="44.1768930061867" calcext:value-type="float">
            <text:p>44.177</text:p>
          </table:table-cell>
          <table:table-cell table:formula="of:=[.P8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87]&gt;[.C86]" office:value-type="float" office:value="0" calcext:value-type="float">
            <text:p>0.000</text:p>
          </table:table-cell>
          <table:table-cell table:formula="of:=[.E87]&lt;[.E86]" office:value-type="float" office:value="0" calcext:value-type="float">
            <text:p>0.000</text:p>
          </table:table-cell>
          <table:table-cell office:value-type="float" office:value="84" calcext:value-type="float">
            <text:p>84</text:p>
          </table:table-cell>
          <table:table-cell table:style-name="ce21" table:formula="of:=INDIRECT([.V87] &amp; [.X87])" office:value-type="float" office:value="14.5156020432902" calcext:value-type="float">
            <text:p>14.516</text:p>
          </table:table-cell>
          <table:table-cell table:style-name="ce21" table:formula="of:=INDIRECT([.W87] &amp; [.X87])" office:value-type="float" office:value="44.1868887659545" calcext:value-type="float">
            <text:p>44.187</text:p>
          </table:table-cell>
          <table:table-cell table:formula="of:=[.P83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45, F &amp; G instead of row 44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5" calcext:value-type="float">
            <text:p>45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10"/>
          <table:table-cell table:formula="of:=[.C88]&gt;[.C87]" office:value-type="float" office:value="0" calcext:value-type="float">
            <text:p>0.000</text:p>
          </table:table-cell>
          <table:table-cell table:formula="of:=[.E88]&lt;[.E87]" office:value-type="float" office:value="0" calcext:value-type="float">
            <text:p>0.000</text:p>
          </table:table-cell>
          <table:table-cell office:value-type="float" office:value="85" calcext:value-type="float">
            <text:p>85</text:p>
          </table:table-cell>
          <table:table-cell table:formula="of:=INDIRECT([.V88] &amp; [.X88])" office:value-type="float" office:value="31.5853819862854" calcext:value-type="float">
            <text:p>31.585</text:p>
          </table:table-cell>
          <table:table-cell table:formula="of:=INDIRECT([.W88] &amp; [.X88])" office:value-type="float" office:value="-5.38735182402487" calcext:value-type="float">
            <text:p>-5.387</text:p>
          </table:table-cell>
          <table:table-cell table:formula="of:=[.P8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89]&gt;[.C88]" office:value-type="float" office:value="0" calcext:value-type="float">
            <text:p>0.000</text:p>
          </table:table-cell>
          <table:table-cell table:formula="of:=[.E89]&lt;[.E88]" office:value-type="float" office:value="0" calcext:value-type="float">
            <text:p>0.000</text:p>
          </table:table-cell>
          <table:table-cell office:value-type="float" office:value="86" calcext:value-type="float">
            <text:p>86</text:p>
          </table:table-cell>
          <table:table-cell table:formula="of:=INDIRECT([.V89] &amp; [.X89])" office:value-type="float" office:value="32.3461508076933" calcext:value-type="float">
            <text:p>32.346</text:p>
          </table:table-cell>
          <table:table-cell table:formula="of:=INDIRECT([.W89] &amp; [.X89])" office:value-type="float" office:value="-5.12539811148428" calcext:value-type="float">
            <text:p>-5.125</text:p>
          </table:table-cell>
          <table:table-cell table:formula="of:=[.P8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90]&gt;[.C89]" office:value-type="float" office:value="0" calcext:value-type="float">
            <text:p>0.000</text:p>
          </table:table-cell>
          <table:table-cell table:formula="of:=[.E90]&lt;[.E89]" office:value-type="float" office:value="0" calcext:value-type="float">
            <text:p>0.000</text:p>
          </table:table-cell>
          <table:table-cell office:value-type="float" office:value="87" calcext:value-type="float">
            <text:p>87</text:p>
          </table:table-cell>
          <table:table-cell table:formula="of:=INDIRECT([.V90] &amp; [.X90])" office:value-type="float" office:value="15.2763708646981" calcext:value-type="float">
            <text:p>15.276</text:p>
          </table:table-cell>
          <table:table-cell table:formula="of:=INDIRECT([.W90] &amp; [.X90])" office:value-type="float" office:value="44.4488424784951" calcext:value-type="float">
            <text:p>44.449</text:p>
          </table:table-cell>
          <table:table-cell table:formula="of:=[.P8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91]&gt;[.C90]" office:value-type="float" office:value="0" calcext:value-type="float">
            <text:p>0.000</text:p>
          </table:table-cell>
          <table:table-cell table:formula="of:=[.E91]&lt;[.E90]" office:value-type="float" office:value="0" calcext:value-type="float">
            <text:p>0.000</text:p>
          </table:table-cell>
          <table:table-cell office:value-type="float" office:value="88" calcext:value-type="float">
            <text:p>88</text:p>
          </table:table-cell>
          <table:table-cell table:formula="of:=INDIRECT([.V91] &amp; [.X91])" office:value-type="float" office:value="16.037139686106" calcext:value-type="float">
            <text:p>16.037</text:p>
          </table:table-cell>
          <table:table-cell table:formula="of:=INDIRECT([.W91] &amp; [.X91])" office:value-type="float" office:value="44.7107961910356" calcext:value-type="float">
            <text:p>44.711</text:p>
          </table:table-cell>
          <table:table-cell table:formula="of:=[.P8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92]&gt;[.C91]" office:value-type="float" office:value="0" calcext:value-type="float">
            <text:p>0.000</text:p>
          </table:table-cell>
          <table:table-cell table:formula="of:=[.E92]&lt;[.E91]" office:value-type="float" office:value="0" calcext:value-type="float">
            <text:p>0.000</text:p>
          </table:table-cell>
          <table:table-cell office:value-type="float" office:value="89" calcext:value-type="float">
            <text:p>89</text:p>
          </table:table-cell>
          <table:table-cell table:style-name="ce12" table:formula="of:=INDIRECT([.V92] &amp; [.X92])" office:value-type="float" office:value="33.1354072837831" calcext:value-type="float">
            <text:p>33.135</text:p>
          </table:table-cell>
          <table:table-cell table:style-name="ce12" table:formula="of:=INDIRECT([.W92] &amp; [.X92])" office:value-type="float" office:value="-4.94617855555008" calcext:value-type="float">
            <text:p>-4.946</text:p>
          </table:table-cell>
          <table:table-cell table:formula="of:=[.P8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7" calcext:value-type="float">
            <text:p>47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93]&gt;[.C92]" office:value-type="float" office:value="0" calcext:value-type="float">
            <text:p>0.000</text:p>
          </table:table-cell>
          <table:table-cell table:formula="of:=[.E93]&lt;[.E92]" office:value-type="float" office:value="0" calcext:value-type="float">
            <text:p>0.000</text:p>
          </table:table-cell>
          <table:table-cell office:value-type="float" office:value="90" calcext:value-type="float">
            <text:p>90</text:p>
          </table:table-cell>
          <table:table-cell table:style-name="ce12" table:formula="of:=INDIRECT([.V93] &amp; [.X93])" office:value-type="float" office:value="33.896176105191" calcext:value-type="float">
            <text:p>33.896</text:p>
          </table:table-cell>
          <table:table-cell table:style-name="ce12" table:formula="of:=INDIRECT([.W93] &amp; [.X93])" office:value-type="float" office:value="-4.6842248430095" calcext:value-type="float">
            <text:p>-4.684</text:p>
          </table:table-cell>
          <table:table-cell table:formula="of:=[.P8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8" calcext:value-type="float">
            <text:p>48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94]&gt;[.C93]" office:value-type="float" office:value="0" calcext:value-type="float">
            <text:p>0.000</text:p>
          </table:table-cell>
          <table:table-cell table:formula="of:=[.E94]&lt;[.E93]" office:value-type="float" office:value="0" calcext:value-type="float">
            <text:p>0.000</text:p>
          </table:table-cell>
          <table:table-cell office:value-type="float" office:value="91" calcext:value-type="float">
            <text:p>91</text:p>
          </table:table-cell>
          <table:table-cell table:formula="of:=INDIRECT([.V94] &amp; [.X94])" office:value-type="float" office:value="16.7721043493528" calcext:value-type="float">
            <text:p>16.772</text:p>
          </table:table-cell>
          <table:table-cell table:formula="of:=INDIRECT([.W94] &amp; [.X94])" office:value-type="float" office:value="45.047690620397" calcext:value-type="float">
            <text:p>45.048</text:p>
          </table:table-cell>
          <table:table-cell table:formula="of:=[.P9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95]&gt;[.C94]" office:value-type="float" office:value="0" calcext:value-type="float">
            <text:p>0.000</text:p>
          </table:table-cell>
          <table:table-cell table:formula="of:=[.E95]&lt;[.E94]" office:value-type="float" office:value="0" calcext:value-type="float">
            <text:p>0.000</text:p>
          </table:table-cell>
          <table:table-cell office:value-type="float" office:value="92" calcext:value-type="float">
            <text:p>92</text:p>
          </table:table-cell>
          <table:table-cell table:formula="of:=INDIRECT([.V95] &amp; [.X95])" office:value-type="float" office:value="17.5328731707607" calcext:value-type="float">
            <text:p>17.533</text:p>
          </table:table-cell>
          <table:table-cell table:formula="of:=INDIRECT([.W95] &amp; [.X95])" office:value-type="float" office:value="45.3096443329376" calcext:value-type="float">
            <text:p>45.310</text:p>
          </table:table-cell>
          <table:table-cell table:formula="of:=[.P9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96]&gt;[.C95]" office:value-type="float" office:value="0" calcext:value-type="float">
            <text:p>0.000</text:p>
          </table:table-cell>
          <table:table-cell table:formula="of:=[.E96]&lt;[.E95]" office:value-type="float" office:value="0" calcext:value-type="float">
            <text:p>0.000</text:p>
          </table:table-cell>
          <table:table-cell office:value-type="float" office:value="93" calcext:value-type="float">
            <text:p>93</text:p>
          </table:table-cell>
          <table:table-cell table:style-name="ce12" table:formula="of:=INDIRECT([.V96] &amp; [.X96])" office:value-type="float" office:value="34.6280847222113" calcext:value-type="float">
            <text:p>34.628</text:p>
          </table:table-cell>
          <table:table-cell table:style-name="ce12" table:formula="of:=INDIRECT([.W96] &amp; [.X96])" office:value-type="float" office:value="-4.3384550109545" calcext:value-type="float">
            <text:p>-4.338</text:p>
          </table:table-cell>
          <table:table-cell table:formula="of:=[.P9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49" calcext:value-type="float">
            <text:p>49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97]&gt;[.C96]" office:value-type="float" office:value="0" calcext:value-type="float">
            <text:p>0.000</text:p>
          </table:table-cell>
          <table:table-cell table:formula="of:=[.E97]&lt;[.E96]" office:value-type="float" office:value="0" calcext:value-type="float">
            <text:p>0.000</text:p>
          </table:table-cell>
          <table:table-cell office:value-type="float" office:value="94" calcext:value-type="float">
            <text:p>94</text:p>
          </table:table-cell>
          <table:table-cell table:style-name="ce12" table:formula="of:=INDIRECT([.V97] &amp; [.X97])" office:value-type="float" office:value="35.3888535436192" calcext:value-type="float">
            <text:p>35.389</text:p>
          </table:table-cell>
          <table:table-cell table:style-name="ce12" table:formula="of:=INDIRECT([.W97] &amp; [.X97])" office:value-type="float" office:value="-4.07650129841392" calcext:value-type="float">
            <text:p>-4.077</text:p>
          </table:table-cell>
          <table:table-cell table:formula="of:=[.P9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" calcext:value-type="float">
            <text:p>50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98]&gt;[.C97]" office:value-type="float" office:value="0" calcext:value-type="float">
            <text:p>0.000</text:p>
          </table:table-cell>
          <table:table-cell table:formula="of:=[.E98]&lt;[.E97]" office:value-type="float" office:value="0" calcext:value-type="float">
            <text:p>0.000</text:p>
          </table:table-cell>
          <table:table-cell office:value-type="float" office:value="95" calcext:value-type="float">
            <text:p>95</text:p>
          </table:table-cell>
          <table:table-cell table:formula="of:=INDIRECT([.V98] &amp; [.X98])" office:value-type="float" office:value="18.2475472081792" calcext:value-type="float">
            <text:p>18.248</text:p>
          </table:table-cell>
          <table:table-cell table:formula="of:=INDIRECT([.W98] &amp; [.X98])" office:value-type="float" office:value="45.7054670185444" calcext:value-type="float">
            <text:p>45.705</text:p>
          </table:table-cell>
          <table:table-cell table:formula="of:=[.P9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99]&gt;[.C98]" office:value-type="float" office:value="0" calcext:value-type="float">
            <text:p>0.000</text:p>
          </table:table-cell>
          <table:table-cell table:formula="of:=[.E99]&lt;[.E98]" office:value-type="float" office:value="0" calcext:value-type="float">
            <text:p>0.000</text:p>
          </table:table-cell>
          <table:table-cell office:value-type="float" office:value="96" calcext:value-type="float">
            <text:p>96</text:p>
          </table:table-cell>
          <table:table-cell table:formula="of:=INDIRECT([.V99] &amp; [.X99])" office:value-type="float" office:value="19.0083160295871" calcext:value-type="float">
            <text:p>19.008</text:p>
          </table:table-cell>
          <table:table-cell table:formula="of:=INDIRECT([.W99] &amp; [.X99])" office:value-type="float" office:value="45.967420731085" calcext:value-type="float">
            <text:p>45.967</text:p>
          </table:table-cell>
          <table:table-cell table:formula="of:=[.P9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00]&gt;[.C99]" office:value-type="float" office:value="0" calcext:value-type="float">
            <text:p>0.000</text:p>
          </table:table-cell>
          <table:table-cell table:formula="of:=[.E100]&lt;[.E99]" office:value-type="float" office:value="0" calcext:value-type="float">
            <text:p>0.000</text:p>
          </table:table-cell>
          <table:table-cell office:value-type="float" office:value="97" calcext:value-type="float">
            <text:p>97</text:p>
          </table:table-cell>
          <table:table-cell table:style-name="ce12" table:formula="of:=INDIRECT([.V100] &amp; [.X100])" office:value-type="float" office:value="36.1007111626696" calcext:value-type="float">
            <text:p>36.101</text:p>
          </table:table-cell>
          <table:table-cell table:style-name="ce12" table:formula="of:=INDIRECT([.W100] &amp; [.X100])" office:value-type="float" office:value="-3.6724991399464" calcext:value-type="float">
            <text:p>-3.672</text:p>
          </table:table-cell>
          <table:table-cell table:formula="of:=[.P9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1" calcext:value-type="float">
            <text:p>51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101]&gt;[.C100]" office:value-type="float" office:value="0" calcext:value-type="float">
            <text:p>0.000</text:p>
          </table:table-cell>
          <table:table-cell table:formula="of:=[.E101]&lt;[.E100]" office:value-type="float" office:value="0" calcext:value-type="float">
            <text:p>0.000</text:p>
          </table:table-cell>
          <table:table-cell office:value-type="float" office:value="98" calcext:value-type="float">
            <text:p>98</text:p>
          </table:table-cell>
          <table:table-cell table:style-name="ce12" table:formula="of:=INDIRECT([.V101] &amp; [.X101])" office:value-type="float" office:value="36.8614799840775" calcext:value-type="float">
            <text:p>36.861</text:p>
          </table:table-cell>
          <table:table-cell table:style-name="ce12" table:formula="of:=INDIRECT([.W101] &amp; [.X101])" office:value-type="float" office:value="-3.41054542740582" calcext:value-type="float">
            <text:p>-3.411</text:p>
          </table:table-cell>
          <table:table-cell table:formula="of:=[.P9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" calcext:value-type="float">
            <text:p>52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102]&gt;[.C101]" office:value-type="float" office:value="0" calcext:value-type="float">
            <text:p>0.000</text:p>
          </table:table-cell>
          <table:table-cell table:formula="of:=[.E102]&lt;[.E101]" office:value-type="float" office:value="0" calcext:value-type="float">
            <text:p>0.000</text:p>
          </table:table-cell>
          <table:table-cell office:value-type="float" office:value="99" calcext:value-type="float">
            <text:p>99</text:p>
          </table:table-cell>
          <table:table-cell table:formula="of:=INDIRECT([.V102] &amp; [.X102])" office:value-type="float" office:value="19.696632207099" calcext:value-type="float">
            <text:p>19.697</text:p>
          </table:table-cell>
          <table:table-cell table:formula="of:=INDIRECT([.W102] &amp; [.X102])" office:value-type="float" office:value="46.4397922001449" calcext:value-type="float">
            <text:p>46.440</text:p>
          </table:table-cell>
          <table:table-cell table:formula="of:=[.P9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03]&gt;[.C102]" office:value-type="float" office:value="0" calcext:value-type="float">
            <text:p>0.000</text:p>
          </table:table-cell>
          <table:table-cell table:formula="of:=[.E103]&lt;[.E102]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table:style-name="ce21" table:formula="of:=INDIRECT([.V103] &amp; [.X103])" office:value-type="float" office:value="20.5311045524503" calcext:value-type="float">
            <text:p>20.531</text:p>
          </table:table-cell>
          <table:table-cell table:style-name="ce21" table:formula="of:=INDIRECT([.W103] &amp; [.X103])" office:value-type="float" office:value="46.4876953367262" calcext:value-type="float">
            <text:p>46.488</text:p>
          </table:table-cell>
          <table:table-cell table:formula="of:=[.P99]" office:value-type="float" office:value="5.042" calcext:value-type="float">
            <text:p>5.042</text:p>
          </table:table-cell>
          <table:table-cell/>
          <table:table-cell office:value-type="string" calcext:value-type="string">
            <text:p>Row 53, F &amp; G instead of row 52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3" calcext:value-type="float">
            <text:p>53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10"/>
          <table:table-cell table:formula="of:=[.C104]&gt;[.C103]" office:value-type="float" office:value="0" calcext:value-type="float">
            <text:p>0.000</text:p>
          </table:table-cell>
          <table:table-cell table:formula="of:=[.E104]&lt;[.E103]" office:value-type="float" office:value="0" calcext:value-type="float">
            <text:p>0.000</text:p>
          </table:table-cell>
          <table:table-cell office:value-type="float" office:value="101" calcext:value-type="float">
            <text:p>101</text:p>
          </table:table-cell>
          <table:table-cell table:formula="of:=INDIRECT([.V104] &amp; [.X104])" office:value-type="float" office:value="37.6512571429394" calcext:value-type="float">
            <text:p>37.651</text:p>
          </table:table-cell>
          <table:table-cell table:formula="of:=INDIRECT([.W104] &amp; [.X104])" office:value-type="float" office:value="-3.23283804404219" calcext:value-type="float">
            <text:p>-3.233</text:p>
          </table:table-cell>
          <table:table-cell table:formula="of:=[.P10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05]&gt;[.C104]" office:value-type="float" office:value="0" calcext:value-type="float">
            <text:p>0.000</text:p>
          </table:table-cell>
          <table:table-cell table:formula="of:=[.E105]&lt;[.E104]" office:value-type="float" office:value="0" calcext:value-type="float">
            <text:p>0.000</text:p>
          </table:table-cell>
          <table:table-cell office:value-type="float" office:value="102" calcext:value-type="float">
            <text:p>102</text:p>
          </table:table-cell>
          <table:table-cell table:formula="of:=INDIRECT([.V105] &amp; [.X105])" office:value-type="float" office:value="38.4120259643473" calcext:value-type="float">
            <text:p>38.412</text:p>
          </table:table-cell>
          <table:table-cell table:formula="of:=INDIRECT([.W105] &amp; [.X105])" office:value-type="float" office:value="-2.97088433150161" calcext:value-type="float">
            <text:p>-2.971</text:p>
          </table:table-cell>
          <table:table-cell table:formula="of:=[.P10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06]&gt;[.C105]" office:value-type="float" office:value="0" calcext:value-type="float">
            <text:p>0.000</text:p>
          </table:table-cell>
          <table:table-cell table:formula="of:=[.E106]&lt;[.E105]" office:value-type="float" office:value="0" calcext:value-type="float">
            <text:p>0.000</text:p>
          </table:table-cell>
          <table:table-cell office:value-type="float" office:value="103" calcext:value-type="float">
            <text:p>103</text:p>
          </table:table-cell>
          <table:table-cell table:formula="of:=INDIRECT([.V106] &amp; [.X106])" office:value-type="float" office:value="21.2918733738582" calcext:value-type="float">
            <text:p>21.292</text:p>
          </table:table-cell>
          <table:table-cell table:formula="of:=INDIRECT([.W106] &amp; [.X106])" office:value-type="float" office:value="46.7496490492668" calcext:value-type="float">
            <text:p>46.750</text:p>
          </table:table-cell>
          <table:table-cell table:formula="of:=[.P10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07]&gt;[.C106]" office:value-type="float" office:value="0" calcext:value-type="float">
            <text:p>0.000</text:p>
          </table:table-cell>
          <table:table-cell table:formula="of:=[.E107]&lt;[.E106]" office:value-type="float" office:value="0" calcext:value-type="float">
            <text:p>0.000</text:p>
          </table:table-cell>
          <table:table-cell office:value-type="float" office:value="104" calcext:value-type="float">
            <text:p>104</text:p>
          </table:table-cell>
          <table:table-cell table:formula="of:=INDIRECT([.V107] &amp; [.X107])" office:value-type="float" office:value="22.0526421952661" calcext:value-type="float">
            <text:p>22.053</text:p>
          </table:table-cell>
          <table:table-cell table:formula="of:=INDIRECT([.W107] &amp; [.X107])" office:value-type="float" office:value="47.0116027618073" calcext:value-type="float">
            <text:p>47.012</text:p>
          </table:table-cell>
          <table:table-cell table:formula="of:=[.P10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08]&gt;[.C107]" office:value-type="float" office:value="0" calcext:value-type="float">
            <text:p>0.000</text:p>
          </table:table-cell>
          <table:table-cell table:formula="of:=[.E108]&lt;[.E107]" office:value-type="float" office:value="0" calcext:value-type="float">
            <text:p>0.000</text:p>
          </table:table-cell>
          <table:table-cell office:value-type="float" office:value="105" calcext:value-type="float">
            <text:p>105</text:p>
          </table:table-cell>
          <table:table-cell table:style-name="ce12" table:formula="of:=INDIRECT([.V108] &amp; [.X108])" office:value-type="float" office:value="39.1412825356456" calcext:value-type="float">
            <text:p>39.141</text:p>
          </table:table-cell>
          <table:table-cell table:style-name="ce12" table:formula="of:=INDIRECT([.W108] &amp; [.X108])" office:value-type="float" office:value="-2.61741239941265" calcext:value-type="float">
            <text:p>-2.617</text:p>
          </table:table-cell>
          <table:table-cell table:formula="of:=[.P10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5" calcext:value-type="float">
            <text:p>55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109]&gt;[.C108]" office:value-type="float" office:value="0" calcext:value-type="float">
            <text:p>0.000</text:p>
          </table:table-cell>
          <table:table-cell table:formula="of:=[.E109]&lt;[.E108]" office:value-type="float" office:value="0" calcext:value-type="float">
            <text:p>0.000</text:p>
          </table:table-cell>
          <table:table-cell office:value-type="float" office:value="106" calcext:value-type="float">
            <text:p>106</text:p>
          </table:table-cell>
          <table:table-cell table:style-name="ce12" table:formula="of:=INDIRECT([.V109] &amp; [.X109])" office:value-type="float" office:value="39.9020513570535" calcext:value-type="float">
            <text:p>39.902</text:p>
          </table:table-cell>
          <table:table-cell table:style-name="ce12" table:formula="of:=INDIRECT([.W109] &amp; [.X109])" office:value-type="float" office:value="-2.35545868687206" calcext:value-type="float">
            <text:p>-2.355</text:p>
          </table:table-cell>
          <table:table-cell table:formula="of:=[.P10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6" calcext:value-type="float">
            <text:p>56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110]&gt;[.C109]" office:value-type="float" office:value="0" calcext:value-type="float">
            <text:p>0.000</text:p>
          </table:table-cell>
          <table:table-cell table:formula="of:=[.E110]&lt;[.E109]" office:value-type="float" office:value="0" calcext:value-type="float">
            <text:p>0.000</text:p>
          </table:table-cell>
          <table:table-cell office:value-type="float" office:value="107" calcext:value-type="float">
            <text:p>107</text:p>
          </table:table-cell>
          <table:table-cell table:style-name="ce21" table:formula="of:=INDIRECT([.V110] &amp; [.X110])" office:value-type="float" office:value="23.2282298551822" calcext:value-type="float">
            <text:p>23.228</text:p>
          </table:table-cell>
          <table:table-cell table:style-name="ce21" table:formula="of:=INDIRECT([.W110] &amp; [.X110])" office:value-type="float" office:value="46.0688350912877" calcext:value-type="float">
            <text:p>46.069</text:p>
          </table:table-cell>
          <table:table-cell table:formula="of:=[.P10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6" calcext:value-type="float">
            <text:p>56</text:p>
          </table:table-cell>
          <table:table-cell table:style-name="ce30"/>
          <table:table-cell/>
          <table:table-cell office:value-type="string" calcext:value-type="string">
            <text:p>Swap D E with F G</text:p>
          </table:table-cell>
        </table:table-row>
        <table:table-row table:style-name="ro1">
          <table:table-cell table:number-columns-repeated="10"/>
          <table:table-cell table:formula="of:=[.C111]&gt;[.C110]" office:value-type="float" office:value="0" calcext:value-type="float">
            <text:p>0.000</text:p>
          </table:table-cell>
          <table:table-cell table:formula="of:=[.E111]&lt;[.E110]" office:value-type="float" office:value="0" calcext:value-type="float">
            <text:p>0.000</text:p>
          </table:table-cell>
          <table:table-cell office:value-type="float" office:value="108" calcext:value-type="float">
            <text:p>108</text:p>
          </table:table-cell>
          <table:table-cell table:style-name="ce21" table:formula="of:=INDIRECT([.V111] &amp; [.X111])" office:value-type="float" office:value="23.9889986765901" calcext:value-type="float">
            <text:p>23.989</text:p>
          </table:table-cell>
          <table:table-cell table:style-name="ce21" table:formula="of:=INDIRECT([.W111] &amp; [.X111])" office:value-type="float" office:value="46.3307888038283" calcext:value-type="float">
            <text:p>46.331</text:p>
          </table:table-cell>
          <table:table-cell table:formula="of:=[.P10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" calcext:value-type="float">
            <text:p>57</text:p>
          </table:table-cell>
          <table:table-cell table:style-name="ce30"/>
          <table:table-cell/>
          <table:table-cell office:value-type="string" calcext:value-type="string">
            <text:p>Swap F G with D E</text:p>
          </table:table-cell>
        </table:table-row>
        <table:table-row table:style-name="ro1">
          <table:table-cell table:number-columns-repeated="10"/>
          <table:table-cell table:formula="of:=[.C112]&gt;[.C111]" office:value-type="float" office:value="0" calcext:value-type="float">
            <text:p>0.000</text:p>
          </table:table-cell>
          <table:table-cell table:formula="of:=[.E112]&lt;[.E111]" office:value-type="float" office:value="0" calcext:value-type="float">
            <text:p>0.000</text:p>
          </table:table-cell>
          <table:table-cell office:value-type="float" office:value="109" calcext:value-type="float">
            <text:p>109</text:p>
          </table:table-cell>
          <table:table-cell table:style-name="ce12" table:formula="of:=INDIRECT([.V112] &amp; [.X112])" office:value-type="float" office:value="39.457169157743" calcext:value-type="float">
            <text:p>39.457</text:p>
          </table:table-cell>
          <table:table-cell table:style-name="ce12" table:formula="of:=INDIRECT([.W112] &amp; [.X112])" office:value-type="float" office:value="1.40795983471983" calcext:value-type="float">
            <text:p>1.408</text:p>
          </table:table-cell>
          <table:table-cell table:formula="of:=[.P10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7" calcext:value-type="float">
            <text:p>57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113]&gt;[.C112]" office:value-type="float" office:value="0" calcext:value-type="float">
            <text:p>0.000</text:p>
          </table:table-cell>
          <table:table-cell table:formula="of:=[.E113]&lt;[.E112]" office:value-type="float" office:value="0" calcext:value-type="float">
            <text:p>0.000</text:p>
          </table:table-cell>
          <table:table-cell office:value-type="float" office:value="110" calcext:value-type="float">
            <text:p>110</text:p>
          </table:table-cell>
          <table:table-cell table:style-name="ce12" table:formula="of:=INDIRECT([.V113] &amp; [.X113])" office:value-type="float" office:value="40.217937979151" calcext:value-type="float">
            <text:p>40.218</text:p>
          </table:table-cell>
          <table:table-cell table:style-name="ce12" table:formula="of:=INDIRECT([.W113] &amp; [.X113])" office:value-type="float" office:value="1.66991354726042" calcext:value-type="float">
            <text:p>1.670</text:p>
          </table:table-cell>
          <table:table-cell table:formula="of:=[.P10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8" calcext:value-type="float">
            <text:p>58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114]&gt;[.C113]" office:value-type="float" office:value="0" calcext:value-type="float">
            <text:p>0.000</text:p>
          </table:table-cell>
          <table:table-cell table:formula="of:=[.E114]&lt;[.E113]" office:value-type="float" office:value="0" calcext:value-type="float">
            <text:p>0.000</text:p>
          </table:table-cell>
          <table:table-cell office:value-type="float" office:value="111" calcext:value-type="float">
            <text:p>111</text:p>
          </table:table-cell>
          <table:table-cell table:style-name="ce21" table:formula="of:=INDIRECT([.V114] &amp; [.X114])" office:value-type="float" office:value="25.8201526494794" calcext:value-type="float">
            <text:p>25.820</text:p>
          </table:table-cell>
          <table:table-cell table:style-name="ce21" table:formula="of:=INDIRECT([.W114] &amp; [.X114])" office:value-type="float" office:value="43.4841183161339" calcext:value-type="float">
            <text:p>43.484</text:p>
          </table:table-cell>
          <table:table-cell table:formula="of:=[.P11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8" calcext:value-type="float">
            <text:p>58</text:p>
          </table:table-cell>
          <table:table-cell table:style-name="ce30"/>
          <table:table-cell/>
          <table:table-cell office:value-type="string" calcext:value-type="string">
            <text:p>Swap D E with F G</text:p>
          </table:table-cell>
        </table:table-row>
        <table:table-row table:style-name="ro1">
          <table:table-cell table:number-columns-repeated="10"/>
          <table:table-cell table:formula="of:=[.C115]&gt;[.C114]" office:value-type="float" office:value="0" calcext:value-type="float">
            <text:p>0.000</text:p>
          </table:table-cell>
          <table:table-cell table:formula="of:=[.E115]&lt;[.E114]" office:value-type="float" office:value="0" calcext:value-type="float">
            <text:p>0.000</text:p>
          </table:table-cell>
          <table:table-cell office:value-type="float" office:value="112" calcext:value-type="float">
            <text:p>112</text:p>
          </table:table-cell>
          <table:table-cell table:style-name="ce21" table:formula="of:=INDIRECT([.V115] &amp; [.X115])" office:value-type="float" office:value="26.5809214708873" calcext:value-type="float">
            <text:p>26.581</text:p>
          </table:table-cell>
          <table:table-cell table:style-name="ce21" table:formula="of:=INDIRECT([.W115] &amp; [.X115])" office:value-type="float" office:value="43.7460720286744" calcext:value-type="float">
            <text:p>43.746</text:p>
          </table:table-cell>
          <table:table-cell table:formula="of:=[.P11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" calcext:value-type="float">
            <text:p>59</text:p>
          </table:table-cell>
          <table:table-cell table:style-name="ce30"/>
          <table:table-cell/>
          <table:table-cell office:value-type="string" calcext:value-type="string">
            <text:p>Swap F G with D E</text:p>
          </table:table-cell>
        </table:table-row>
        <table:table-row table:style-name="ro1">
          <table:table-cell table:number-columns-repeated="10"/>
          <table:table-cell table:formula="of:=[.C116]&gt;[.C115]" office:value-type="float" office:value="0" calcext:value-type="float">
            <text:p>0.000</text:p>
          </table:table-cell>
          <table:table-cell table:formula="of:=[.E116]&lt;[.E115]" office:value-type="float" office:value="0" calcext:value-type="float">
            <text:p>0.000</text:p>
          </table:table-cell>
          <table:table-cell office:value-type="float" office:value="113" calcext:value-type="float">
            <text:p>113</text:p>
          </table:table-cell>
          <table:table-cell table:style-name="ce12" table:formula="of:=INDIRECT([.V116] &amp; [.X116])" office:value-type="float" office:value="40.3546335782624" calcext:value-type="float">
            <text:p>40.355</text:p>
          </table:table-cell>
          <table:table-cell table:style-name="ce12" table:formula="of:=INDIRECT([.W116] &amp; [.X116])" office:value-type="float" office:value="3.74430750046074" calcext:value-type="float">
            <text:p>3.744</text:p>
          </table:table-cell>
          <table:table-cell table:formula="of:=[.P11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59" calcext:value-type="float">
            <text:p>59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117]&gt;[.C116]" office:value-type="float" office:value="0" calcext:value-type="float">
            <text:p>0.000</text:p>
          </table:table-cell>
          <table:table-cell table:formula="of:=[.E117]&lt;[.E116]" office:value-type="float" office:value="0" calcext:value-type="float">
            <text:p>0.000</text:p>
          </table:table-cell>
          <table:table-cell office:value-type="float" office:value="114" calcext:value-type="float">
            <text:p>114</text:p>
          </table:table-cell>
          <table:table-cell table:style-name="ce12" table:formula="of:=INDIRECT([.V117] &amp; [.X117])" office:value-type="float" office:value="41.1154023996703" calcext:value-type="float">
            <text:p>41.115</text:p>
          </table:table-cell>
          <table:table-cell table:style-name="ce12" table:formula="of:=INDIRECT([.W117] &amp; [.X117])" office:value-type="float" office:value="4.00626121300132" calcext:value-type="float">
            <text:p>4.006</text:p>
          </table:table-cell>
          <table:table-cell table:formula="of:=[.P11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0" calcext:value-type="float">
            <text:p>60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118]&gt;[.C117]" office:value-type="float" office:value="0" calcext:value-type="float">
            <text:p>0.000</text:p>
          </table:table-cell>
          <table:table-cell table:formula="of:=[.E118]&lt;[.E117]" office:value-type="float" office:value="0" calcext:value-type="float">
            <text:p>0.000</text:p>
          </table:table-cell>
          <table:table-cell office:value-type="float" office:value="115" calcext:value-type="float">
            <text:p>115</text:p>
          </table:table-cell>
          <table:table-cell table:style-name="ce21" table:formula="of:=INDIRECT([.V118] &amp; [.X118])" office:value-type="float" office:value="27.8437814375667" calcext:value-type="float">
            <text:p>27.844</text:p>
          </table:table-cell>
          <table:table-cell table:style-name="ce21" table:formula="of:=INDIRECT([.W118] &amp; [.X118])" office:value-type="float" office:value="42.5498471755329" calcext:value-type="float">
            <text:p>42.550</text:p>
          </table:table-cell>
          <table:table-cell table:formula="of:=[.P11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0" calcext:value-type="float">
            <text:p>60</text:p>
          </table:table-cell>
          <table:table-cell table:style-name="ce30"/>
          <table:table-cell/>
          <table:table-cell office:value-type="string" calcext:value-type="string">
            <text:p>Swap D E with F G</text:p>
          </table:table-cell>
        </table:table-row>
        <table:table-row table:style-name="ro1">
          <table:table-cell table:number-columns-repeated="10"/>
          <table:table-cell table:formula="of:=[.C119]&gt;[.C118]" office:value-type="float" office:value="0" calcext:value-type="float">
            <text:p>0.000</text:p>
          </table:table-cell>
          <table:table-cell table:formula="of:=[.E119]&lt;[.E118]" office:value-type="float" office:value="0" calcext:value-type="float">
            <text:p>0.000</text:p>
          </table:table-cell>
          <table:table-cell office:value-type="float" office:value="116" calcext:value-type="float">
            <text:p>116</text:p>
          </table:table-cell>
          <table:table-cell table:style-name="ce21" table:formula="of:=INDIRECT([.V119] &amp; [.X119])" office:value-type="float" office:value="28.6045502589747" calcext:value-type="float">
            <text:p>28.605</text:p>
          </table:table-cell>
          <table:table-cell table:style-name="ce21" table:formula="of:=INDIRECT([.W119] &amp; [.X119])" office:value-type="float" office:value="42.8118008880735" calcext:value-type="float">
            <text:p>42.812</text:p>
          </table:table-cell>
          <table:table-cell table:formula="of:=[.P11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" calcext:value-type="float">
            <text:p>61</text:p>
          </table:table-cell>
          <table:table-cell table:style-name="ce30"/>
          <table:table-cell/>
          <table:table-cell office:value-type="string" calcext:value-type="string">
            <text:p>Swap F G with D E</text:p>
          </table:table-cell>
        </table:table-row>
        <table:table-row table:style-name="ro1">
          <table:table-cell table:number-columns-repeated="10"/>
          <table:table-cell table:formula="of:=[.C120]&gt;[.C119]" office:value-type="float" office:value="0" calcext:value-type="float">
            <text:p>0.000</text:p>
          </table:table-cell>
          <table:table-cell table:formula="of:=[.E120]&lt;[.E119]" office:value-type="float" office:value="0" calcext:value-type="float">
            <text:p>0.000</text:p>
          </table:table-cell>
          <table:table-cell office:value-type="float" office:value="117" calcext:value-type="float">
            <text:p>117</text:p>
          </table:table-cell>
          <table:table-cell table:formula="of:=INDIRECT([.V120] &amp; [.X120])" office:value-type="float" office:value="41.5275874338055" calcext:value-type="float">
            <text:p>41.528</text:p>
          </table:table-cell>
          <table:table-cell table:formula="of:=INDIRECT([.W120] &amp; [.X120])" office:value-type="float" office:value="5.28057575232072" calcext:value-type="float">
            <text:p>5.281</text:p>
          </table:table-cell>
          <table:table-cell table:formula="of:=[.P11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1" calcext:value-type="float">
            <text:p>61</text:p>
          </table:table-cell>
          <table:table-cell table:style-name="ce29"/>
          <table:table-cell/>
          <table:table-cell office:value-type="string" calcext:value-type="string">
            <text:p>Swap B C to HI</text:p>
          </table:table-cell>
        </table:table-row>
        <table:table-row table:style-name="ro1">
          <table:table-cell table:number-columns-repeated="10"/>
          <table:table-cell table:formula="of:=[.C121]&gt;[.C120]" office:value-type="float" office:value="0" calcext:value-type="float">
            <text:p>0.000</text:p>
          </table:table-cell>
          <table:table-cell table:formula="of:=[.E121]&lt;[.E120]" office:value-type="float" office:value="0" calcext:value-type="float">
            <text:p>0.000</text:p>
          </table:table-cell>
          <table:table-cell office:value-type="float" office:value="118" calcext:value-type="float">
            <text:p>118</text:p>
          </table:table-cell>
          <table:table-cell table:formula="of:=INDIRECT([.V121] &amp; [.X121])" office:value-type="float" office:value="42.2883562552134" calcext:value-type="float">
            <text:p>42.288</text:p>
          </table:table-cell>
          <table:table-cell table:formula="of:=INDIRECT([.W121] &amp; [.X121])" office:value-type="float" office:value="5.5425294648613" calcext:value-type="float">
            <text:p>5.543</text:p>
          </table:table-cell>
          <table:table-cell table:formula="of:=[.P11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2" calcext:value-type="float">
            <text:p>62</text:p>
          </table:table-cell>
          <table:table-cell table:style-name="ce29"/>
          <table:table-cell/>
          <table:table-cell office:value-type="string" calcext:value-type="string">
            <text:p>Swap H I to BC, add 1 to line number</text:p>
          </table:table-cell>
        </table:table-row>
        <table:table-row table:style-name="ro1">
          <table:table-cell table:number-columns-repeated="10"/>
          <table:table-cell table:formula="of:=[.C122]&gt;[.C121]" office:value-type="float" office:value="0" calcext:value-type="float">
            <text:p>0.000</text:p>
          </table:table-cell>
          <table:table-cell table:formula="of:=[.E122]&lt;[.E121]" office:value-type="float" office:value="0" calcext:value-type="float">
            <text:p>0.000</text:p>
          </table:table-cell>
          <table:table-cell office:value-type="float" office:value="119" calcext:value-type="float">
            <text:p>119</text:p>
          </table:table-cell>
          <table:table-cell table:style-name="ce18" office:value-type="float" office:value="30.5" calcext:value-type="float">
            <text:p>30.500</text:p>
          </table:table-cell>
          <table:table-cell table:style-name="ce18" office:value-type="float" office:value="39.8" calcext:value-type="float">
            <text:p>39.800</text:p>
          </table:table-cell>
          <table:table-cell table:formula="of:=[.P118]" office:value-type="float" office:value="1.902" calcext:value-type="float">
            <text:p>1.902</text:p>
          </table:table-cell>
          <table:table-cell/>
          <table:table-cell office:value-type="string" calcext:value-type="string">
            <text:p>visually crafte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23]&gt;[.C122]" office:value-type="float" office:value="0" calcext:value-type="float">
            <text:p>0.000</text:p>
          </table:table-cell>
          <table:table-cell table:formula="of:=[.E123]&lt;[.E122]" office:value-type="float" office:value="0" calcext:value-type="float">
            <text:p>0.000</text:p>
          </table:table-cell>
          <table:table-cell office:value-type="float" office:value="120" calcext:value-type="float">
            <text:p>120</text:p>
          </table:table-cell>
          <table:table-cell table:style-name="ce18" office:value-type="float" office:value="31.1" calcext:value-type="float">
            <text:p>31.100</text:p>
          </table:table-cell>
          <table:table-cell table:style-name="ce18" office:value-type="float" office:value="40.55" calcext:value-type="float">
            <text:p>40.550</text:p>
          </table:table-cell>
          <table:table-cell table:formula="of:=[.P11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24]&gt;[.C123]" office:value-type="float" office:value="0" calcext:value-type="float">
            <text:p>0.000</text:p>
          </table:table-cell>
          <table:table-cell table:formula="of:=[.E124]&lt;[.E123]" office:value-type="float" office:value="0" calcext:value-type="float">
            <text:p>0.000</text:p>
          </table:table-cell>
          <table:table-cell office:value-type="float" office:value="121" calcext:value-type="float">
            <text:p>121</text:p>
          </table:table-cell>
          <table:table-cell table:style-name="ce18" office:value-type="float" office:value="39.78" calcext:value-type="float">
            <text:p>39.780</text:p>
          </table:table-cell>
          <table:table-cell table:style-name="ce18" office:value-type="float" office:value="15.29" calcext:value-type="float">
            <text:p>15.290</text:p>
          </table:table-cell>
          <table:table-cell table:formula="of:=[.P12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25]&gt;[.C124]" office:value-type="float" office:value="0" calcext:value-type="float">
            <text:p>0.000</text:p>
          </table:table-cell>
          <table:table-cell table:formula="of:=[.E125]&lt;[.E124]" office:value-type="float" office:value="0" calcext:value-type="float">
            <text:p>0.000</text:p>
          </table:table-cell>
          <table:table-cell office:value-type="float" office:value="122" calcext:value-type="float">
            <text:p>122</text:p>
          </table:table-cell>
          <table:table-cell table:formula="of:=INDIRECT([.V125] &amp; [.X125])" office:value-type="float" office:value="0" calcext:value-type="float">
            <text:p>0.000</text:p>
          </table:table-cell>
          <table:table-cell table:formula="of:=INDIRECT([.W125] &amp; [.X125])" office:value-type="float" office:value="0" calcext:value-type="float">
            <text:p>0.000</text:p>
          </table:table-cell>
          <table:table-cell table:formula="of:=[.P12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26]&gt;[.C125]" office:value-type="float" office:value="0" calcext:value-type="float">
            <text:p>0.000</text:p>
          </table:table-cell>
          <table:table-cell table:formula="of:=[.E126]&lt;[.E125]" office:value-type="float" office:value="0" calcext:value-type="float">
            <text:p>0.000</text:p>
          </table:table-cell>
          <table:table-cell office:value-type="float" office:value="123" calcext:value-type="float">
            <text:p>123</text:p>
          </table:table-cell>
          <table:table-cell table:formula="of:=INDIRECT([.V126] &amp; [.X126])" office:value-type="float" office:value="0" calcext:value-type="float">
            <text:p>0.000</text:p>
          </table:table-cell>
          <table:table-cell table:formula="of:=INDIRECT([.W126] &amp; [.X126])" office:value-type="float" office:value="0" calcext:value-type="float">
            <text:p>0.000</text:p>
          </table:table-cell>
          <table:table-cell table:formula="of:=[.P12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27]&gt;[.C126]" office:value-type="float" office:value="0" calcext:value-type="float">
            <text:p>0.000</text:p>
          </table:table-cell>
          <table:table-cell table:formula="of:=[.E127]&lt;[.E126]" office:value-type="float" office:value="0" calcext:value-type="float">
            <text:p>0.000</text:p>
          </table:table-cell>
          <table:table-cell office:value-type="float" office:value="124" calcext:value-type="float">
            <text:p>124</text:p>
          </table:table-cell>
          <table:table-cell table:formula="of:=INDIRECT([.V127] &amp; [.X127])" office:value-type="float" office:value="0" calcext:value-type="float">
            <text:p>0.000</text:p>
          </table:table-cell>
          <table:table-cell table:formula="of:=INDIRECT([.W127] &amp; [.X127])" office:value-type="float" office:value="0" calcext:value-type="float">
            <text:p>0.000</text:p>
          </table:table-cell>
          <table:table-cell table:formula="of:=[.P12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28]&gt;[.C127]" office:value-type="float" office:value="0" calcext:value-type="float">
            <text:p>0.000</text:p>
          </table:table-cell>
          <table:table-cell table:formula="of:=[.E128]&lt;[.E127]" office:value-type="float" office:value="0" calcext:value-type="float">
            <text:p>0.000</text:p>
          </table:table-cell>
          <table:table-cell office:value-type="float" office:value="125" calcext:value-type="float">
            <text:p>125</text:p>
          </table:table-cell>
          <table:table-cell table:formula="of:=INDIRECT([.V128] &amp; [.X128])" office:value-type="float" office:value="0" calcext:value-type="float">
            <text:p>0.000</text:p>
          </table:table-cell>
          <table:table-cell table:formula="of:=INDIRECT([.W128] &amp; [.X128])" office:value-type="float" office:value="0" calcext:value-type="float">
            <text:p>0.000</text:p>
          </table:table-cell>
          <table:table-cell table:formula="of:=[.P12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29]&gt;[.C128]" office:value-type="float" office:value="0" calcext:value-type="float">
            <text:p>0.000</text:p>
          </table:table-cell>
          <table:table-cell table:formula="of:=[.E129]&lt;[.E128]" office:value-type="float" office:value="0" calcext:value-type="float">
            <text:p>0.000</text:p>
          </table:table-cell>
          <table:table-cell office:value-type="float" office:value="126" calcext:value-type="float">
            <text:p>126</text:p>
          </table:table-cell>
          <table:table-cell table:formula="of:=INDIRECT([.V129] &amp; [.X129])" office:value-type="float" office:value="0" calcext:value-type="float">
            <text:p>0.000</text:p>
          </table:table-cell>
          <table:table-cell table:formula="of:=INDIRECT([.W129] &amp; [.X129])" office:value-type="float" office:value="0" calcext:value-type="float">
            <text:p>0.000</text:p>
          </table:table-cell>
          <table:table-cell table:formula="of:=[.P12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0]&gt;[.C129]" office:value-type="float" office:value="0" calcext:value-type="float">
            <text:p>0.000</text:p>
          </table:table-cell>
          <table:table-cell table:formula="of:=[.E130]&lt;[.E129]" office:value-type="float" office:value="0" calcext:value-type="float">
            <text:p>0.000</text:p>
          </table:table-cell>
          <table:table-cell office:value-type="float" office:value="127" calcext:value-type="float">
            <text:p>127</text:p>
          </table:table-cell>
          <table:table-cell table:formula="of:=INDIRECT([.V130] &amp; [.X130])" office:value-type="float" office:value="0" calcext:value-type="float">
            <text:p>0.000</text:p>
          </table:table-cell>
          <table:table-cell table:formula="of:=INDIRECT([.W130] &amp; [.X130])" office:value-type="float" office:value="0" calcext:value-type="float">
            <text:p>0.000</text:p>
          </table:table-cell>
          <table:table-cell table:formula="of:=[.P12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1]&gt;[.C130]" office:value-type="float" office:value="0" calcext:value-type="float">
            <text:p>0.000</text:p>
          </table:table-cell>
          <table:table-cell table:formula="of:=[.E131]&lt;[.E130]" office:value-type="float" office:value="0" calcext:value-type="float">
            <text:p>0.000</text:p>
          </table:table-cell>
          <table:table-cell office:value-type="float" office:value="128" calcext:value-type="float">
            <text:p>128</text:p>
          </table:table-cell>
          <table:table-cell table:formula="of:=INDIRECT([.V131] &amp; [.X131])" office:value-type="float" office:value="0" calcext:value-type="float">
            <text:p>0.000</text:p>
          </table:table-cell>
          <table:table-cell table:formula="of:=INDIRECT([.W131] &amp; [.X131])" office:value-type="float" office:value="0" calcext:value-type="float">
            <text:p>0.000</text:p>
          </table:table-cell>
          <table:table-cell table:formula="of:=[.P12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2]&gt;[.C131]" office:value-type="float" office:value="0" calcext:value-type="float">
            <text:p>0.000</text:p>
          </table:table-cell>
          <table:table-cell table:formula="of:=[.E132]&lt;[.E131]" office:value-type="float" office:value="0" calcext:value-type="float">
            <text:p>0.000</text:p>
          </table:table-cell>
          <table:table-cell office:value-type="float" office:value="129" calcext:value-type="float">
            <text:p>129</text:p>
          </table:table-cell>
          <table:table-cell table:formula="of:=INDIRECT([.V132] &amp; [.X132])" office:value-type="float" office:value="0" calcext:value-type="float">
            <text:p>0.000</text:p>
          </table:table-cell>
          <table:table-cell table:formula="of:=INDIRECT([.W132] &amp; [.X132])" office:value-type="float" office:value="0" calcext:value-type="float">
            <text:p>0.000</text:p>
          </table:table-cell>
          <table:table-cell table:formula="of:=[.P12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3]&gt;[.C132]" office:value-type="float" office:value="0" calcext:value-type="float">
            <text:p>0.000</text:p>
          </table:table-cell>
          <table:table-cell table:formula="of:=[.E133]&lt;[.E132]" office:value-type="float" office:value="0" calcext:value-type="float">
            <text:p>0.000</text:p>
          </table:table-cell>
          <table:table-cell office:value-type="float" office:value="130" calcext:value-type="float">
            <text:p>130</text:p>
          </table:table-cell>
          <table:table-cell table:formula="of:=INDIRECT([.V133] &amp; [.X133])" office:value-type="float" office:value="0" calcext:value-type="float">
            <text:p>0.000</text:p>
          </table:table-cell>
          <table:table-cell table:formula="of:=INDIRECT([.W133] &amp; [.X133])" office:value-type="float" office:value="0" calcext:value-type="float">
            <text:p>0.000</text:p>
          </table:table-cell>
          <table:table-cell table:formula="of:=[.P12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4]&gt;[.C133]" office:value-type="float" office:value="0" calcext:value-type="float">
            <text:p>0.000</text:p>
          </table:table-cell>
          <table:table-cell table:formula="of:=[.E134]&lt;[.E133]" office:value-type="float" office:value="0" calcext:value-type="float">
            <text:p>0.000</text:p>
          </table:table-cell>
          <table:table-cell office:value-type="float" office:value="131" calcext:value-type="float">
            <text:p>131</text:p>
          </table:table-cell>
          <table:table-cell table:formula="of:=INDIRECT([.V134] &amp; [.X134])" office:value-type="float" office:value="0" calcext:value-type="float">
            <text:p>0.000</text:p>
          </table:table-cell>
          <table:table-cell table:formula="of:=INDIRECT([.W134] &amp; [.X134])" office:value-type="float" office:value="0" calcext:value-type="float">
            <text:p>0.000</text:p>
          </table:table-cell>
          <table:table-cell table:formula="of:=[.P13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5]&gt;[.C134]" office:value-type="float" office:value="0" calcext:value-type="float">
            <text:p>0.000</text:p>
          </table:table-cell>
          <table:table-cell table:formula="of:=[.E135]&lt;[.E134]" office:value-type="float" office:value="0" calcext:value-type="float">
            <text:p>0.000</text:p>
          </table:table-cell>
          <table:table-cell office:value-type="float" office:value="132" calcext:value-type="float">
            <text:p>132</text:p>
          </table:table-cell>
          <table:table-cell table:formula="of:=INDIRECT([.V135] &amp; [.X135])" office:value-type="float" office:value="0" calcext:value-type="float">
            <text:p>0.000</text:p>
          </table:table-cell>
          <table:table-cell table:formula="of:=INDIRECT([.W135] &amp; [.X135])" office:value-type="float" office:value="0" calcext:value-type="float">
            <text:p>0.000</text:p>
          </table:table-cell>
          <table:table-cell table:formula="of:=[.P13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6]&gt;[.C135]" office:value-type="float" office:value="0" calcext:value-type="float">
            <text:p>0.000</text:p>
          </table:table-cell>
          <table:table-cell table:formula="of:=[.E136]&lt;[.E135]" office:value-type="float" office:value="0" calcext:value-type="float">
            <text:p>0.000</text:p>
          </table:table-cell>
          <table:table-cell office:value-type="float" office:value="133" calcext:value-type="float">
            <text:p>133</text:p>
          </table:table-cell>
          <table:table-cell table:formula="of:=INDIRECT([.V136] &amp; [.X136])" office:value-type="float" office:value="0" calcext:value-type="float">
            <text:p>0.000</text:p>
          </table:table-cell>
          <table:table-cell table:formula="of:=INDIRECT([.W136] &amp; [.X136])" office:value-type="float" office:value="0" calcext:value-type="float">
            <text:p>0.000</text:p>
          </table:table-cell>
          <table:table-cell table:formula="of:=[.P13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7]&gt;[.C136]" office:value-type="float" office:value="0" calcext:value-type="float">
            <text:p>0.000</text:p>
          </table:table-cell>
          <table:table-cell table:formula="of:=[.E137]&lt;[.E136]" office:value-type="float" office:value="0" calcext:value-type="float">
            <text:p>0.000</text:p>
          </table:table-cell>
          <table:table-cell office:value-type="float" office:value="134" calcext:value-type="float">
            <text:p>134</text:p>
          </table:table-cell>
          <table:table-cell table:formula="of:=INDIRECT([.V137] &amp; [.X137])" office:value-type="float" office:value="0" calcext:value-type="float">
            <text:p>0.000</text:p>
          </table:table-cell>
          <table:table-cell table:formula="of:=INDIRECT([.W137] &amp; [.X137])" office:value-type="float" office:value="0" calcext:value-type="float">
            <text:p>0.000</text:p>
          </table:table-cell>
          <table:table-cell table:formula="of:=[.P13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8]&gt;[.C137]" office:value-type="float" office:value="0" calcext:value-type="float">
            <text:p>0.000</text:p>
          </table:table-cell>
          <table:table-cell table:formula="of:=[.E138]&lt;[.E137]" office:value-type="float" office:value="0" calcext:value-type="float">
            <text:p>0.000</text:p>
          </table:table-cell>
          <table:table-cell office:value-type="float" office:value="135" calcext:value-type="float">
            <text:p>135</text:p>
          </table:table-cell>
          <table:table-cell table:formula="of:=INDIRECT([.V138] &amp; [.X138])" office:value-type="float" office:value="0" calcext:value-type="float">
            <text:p>0.000</text:p>
          </table:table-cell>
          <table:table-cell table:formula="of:=INDIRECT([.W138] &amp; [.X138])" office:value-type="float" office:value="0" calcext:value-type="float">
            <text:p>0.000</text:p>
          </table:table-cell>
          <table:table-cell table:formula="of:=[.P13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9]&gt;[.C138]" office:value-type="float" office:value="0" calcext:value-type="float">
            <text:p>0.000</text:p>
          </table:table-cell>
          <table:table-cell table:formula="of:=[.E139]&lt;[.E138]" office:value-type="float" office:value="0" calcext:value-type="float">
            <text:p>0.000</text:p>
          </table:table-cell>
          <table:table-cell office:value-type="float" office:value="136" calcext:value-type="float">
            <text:p>136</text:p>
          </table:table-cell>
          <table:table-cell table:formula="of:=INDIRECT([.V139] &amp; [.X139])" office:value-type="float" office:value="0" calcext:value-type="float">
            <text:p>0.000</text:p>
          </table:table-cell>
          <table:table-cell table:formula="of:=INDIRECT([.W139] &amp; [.X139])" office:value-type="float" office:value="0" calcext:value-type="float">
            <text:p>0.000</text:p>
          </table:table-cell>
          <table:table-cell table:formula="of:=[.P13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0]&gt;[.C139]" office:value-type="float" office:value="0" calcext:value-type="float">
            <text:p>0.000</text:p>
          </table:table-cell>
          <table:table-cell table:formula="of:=[.E140]&lt;[.E139]" office:value-type="float" office:value="0" calcext:value-type="float">
            <text:p>0.000</text:p>
          </table:table-cell>
          <table:table-cell office:value-type="float" office:value="137" calcext:value-type="float">
            <text:p>137</text:p>
          </table:table-cell>
          <table:table-cell table:formula="of:=INDIRECT([.V140] &amp; [.X140])" office:value-type="float" office:value="0" calcext:value-type="float">
            <text:p>0.000</text:p>
          </table:table-cell>
          <table:table-cell table:formula="of:=INDIRECT([.W140] &amp; [.X140])" office:value-type="float" office:value="0" calcext:value-type="float">
            <text:p>0.000</text:p>
          </table:table-cell>
          <table:table-cell table:formula="of:=[.P13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1]&gt;[.C140]" office:value-type="float" office:value="0" calcext:value-type="float">
            <text:p>0.000</text:p>
          </table:table-cell>
          <table:table-cell table:formula="of:=[.E141]&lt;[.E140]" office:value-type="float" office:value="0" calcext:value-type="float">
            <text:p>0.000</text:p>
          </table:table-cell>
          <table:table-cell office:value-type="float" office:value="138" calcext:value-type="float">
            <text:p>138</text:p>
          </table:table-cell>
          <table:table-cell table:formula="of:=INDIRECT([.V141] &amp; [.X141])" office:value-type="float" office:value="0" calcext:value-type="float">
            <text:p>0.000</text:p>
          </table:table-cell>
          <table:table-cell table:formula="of:=INDIRECT([.W141] &amp; [.X141])" office:value-type="float" office:value="0" calcext:value-type="float">
            <text:p>0.000</text:p>
          </table:table-cell>
          <table:table-cell table:formula="of:=[.P13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2]&gt;[.C141]" office:value-type="float" office:value="0" calcext:value-type="float">
            <text:p>0.000</text:p>
          </table:table-cell>
          <table:table-cell table:formula="of:=[.E142]&lt;[.E141]" office:value-type="float" office:value="0" calcext:value-type="float">
            <text:p>0.000</text:p>
          </table:table-cell>
          <table:table-cell office:value-type="float" office:value="139" calcext:value-type="float">
            <text:p>139</text:p>
          </table:table-cell>
          <table:table-cell table:formula="of:=INDIRECT([.V142] &amp; [.X142])" office:value-type="float" office:value="0" calcext:value-type="float">
            <text:p>0.000</text:p>
          </table:table-cell>
          <table:table-cell table:formula="of:=INDIRECT([.W142] &amp; [.X142])" office:value-type="float" office:value="0" calcext:value-type="float">
            <text:p>0.000</text:p>
          </table:table-cell>
          <table:table-cell table:formula="of:=[.P13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3]&gt;[.C142]" office:value-type="float" office:value="0" calcext:value-type="float">
            <text:p>0.000</text:p>
          </table:table-cell>
          <table:table-cell table:formula="of:=[.E143]&lt;[.E142]" office:value-type="float" office:value="0" calcext:value-type="float">
            <text:p>0.000</text:p>
          </table:table-cell>
          <table:table-cell office:value-type="float" office:value="140" calcext:value-type="float">
            <text:p>140</text:p>
          </table:table-cell>
          <table:table-cell table:formula="of:=INDIRECT([.V143] &amp; [.X143])" office:value-type="float" office:value="0" calcext:value-type="float">
            <text:p>0.000</text:p>
          </table:table-cell>
          <table:table-cell table:formula="of:=INDIRECT([.W143] &amp; [.X143])" office:value-type="float" office:value="0" calcext:value-type="float">
            <text:p>0.000</text:p>
          </table:table-cell>
          <table:table-cell table:formula="of:=[.P13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4]&gt;[.C143]" office:value-type="float" office:value="0" calcext:value-type="float">
            <text:p>0.000</text:p>
          </table:table-cell>
          <table:table-cell table:formula="of:=[.E144]&lt;[.E143]" office:value-type="float" office:value="0" calcext:value-type="float">
            <text:p>0.000</text:p>
          </table:table-cell>
          <table:table-cell office:value-type="float" office:value="141" calcext:value-type="float">
            <text:p>141</text:p>
          </table:table-cell>
          <table:table-cell table:formula="of:=INDIRECT([.V144] &amp; [.X144])" office:value-type="float" office:value="0" calcext:value-type="float">
            <text:p>0.000</text:p>
          </table:table-cell>
          <table:table-cell table:formula="of:=INDIRECT([.W144] &amp; [.X144])" office:value-type="float" office:value="0" calcext:value-type="float">
            <text:p>0.000</text:p>
          </table:table-cell>
          <table:table-cell table:formula="of:=[.P14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5]&gt;[.C144]" office:value-type="float" office:value="0" calcext:value-type="float">
            <text:p>0.000</text:p>
          </table:table-cell>
          <table:table-cell table:formula="of:=[.E145]&lt;[.E144]" office:value-type="float" office:value="0" calcext:value-type="float">
            <text:p>0.000</text:p>
          </table:table-cell>
          <table:table-cell office:value-type="float" office:value="142" calcext:value-type="float">
            <text:p>142</text:p>
          </table:table-cell>
          <table:table-cell table:formula="of:=INDIRECT([.V145] &amp; [.X145])" office:value-type="float" office:value="0" calcext:value-type="float">
            <text:p>0.000</text:p>
          </table:table-cell>
          <table:table-cell table:formula="of:=INDIRECT([.W145] &amp; [.X145])" office:value-type="float" office:value="0" calcext:value-type="float">
            <text:p>0.000</text:p>
          </table:table-cell>
          <table:table-cell table:formula="of:=[.P14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6]&gt;[.C145]" office:value-type="float" office:value="0" calcext:value-type="float">
            <text:p>0.000</text:p>
          </table:table-cell>
          <table:table-cell table:formula="of:=[.E146]&lt;[.E145]" office:value-type="float" office:value="0" calcext:value-type="float">
            <text:p>0.000</text:p>
          </table:table-cell>
          <table:table-cell office:value-type="float" office:value="143" calcext:value-type="float">
            <text:p>143</text:p>
          </table:table-cell>
          <table:table-cell table:formula="of:=INDIRECT([.V146] &amp; [.X146])" office:value-type="float" office:value="0" calcext:value-type="float">
            <text:p>0.000</text:p>
          </table:table-cell>
          <table:table-cell table:formula="of:=INDIRECT([.W146] &amp; [.X146])" office:value-type="float" office:value="0" calcext:value-type="float">
            <text:p>0.000</text:p>
          </table:table-cell>
          <table:table-cell table:formula="of:=[.P14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7]&gt;[.C146]" office:value-type="float" office:value="0" calcext:value-type="float">
            <text:p>0.000</text:p>
          </table:table-cell>
          <table:table-cell table:formula="of:=[.E147]&lt;[.E146]" office:value-type="float" office:value="0" calcext:value-type="float">
            <text:p>0.000</text:p>
          </table:table-cell>
          <table:table-cell office:value-type="float" office:value="144" calcext:value-type="float">
            <text:p>144</text:p>
          </table:table-cell>
          <table:table-cell table:formula="of:=INDIRECT([.V147] &amp; [.X147])" office:value-type="float" office:value="0" calcext:value-type="float">
            <text:p>0.000</text:p>
          </table:table-cell>
          <table:table-cell table:formula="of:=INDIRECT([.W147] &amp; [.X147])" office:value-type="float" office:value="0" calcext:value-type="float">
            <text:p>0.000</text:p>
          </table:table-cell>
          <table:table-cell table:formula="of:=[.P14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8]&gt;[.C147]" office:value-type="float" office:value="0" calcext:value-type="float">
            <text:p>0.000</text:p>
          </table:table-cell>
          <table:table-cell table:formula="of:=[.E148]&lt;[.E147]" office:value-type="float" office:value="0" calcext:value-type="float">
            <text:p>0.000</text:p>
          </table:table-cell>
          <table:table-cell office:value-type="float" office:value="145" calcext:value-type="float">
            <text:p>145</text:p>
          </table:table-cell>
          <table:table-cell table:formula="of:=INDIRECT([.V148] &amp; [.X148])" office:value-type="float" office:value="0" calcext:value-type="float">
            <text:p>0.000</text:p>
          </table:table-cell>
          <table:table-cell table:formula="of:=INDIRECT([.W148] &amp; [.X148])" office:value-type="float" office:value="0" calcext:value-type="float">
            <text:p>0.000</text:p>
          </table:table-cell>
          <table:table-cell table:formula="of:=[.P14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9]&gt;[.C148]" office:value-type="float" office:value="0" calcext:value-type="float">
            <text:p>0.000</text:p>
          </table:table-cell>
          <table:table-cell table:formula="of:=[.E149]&lt;[.E148]" office:value-type="float" office:value="0" calcext:value-type="float">
            <text:p>0.000</text:p>
          </table:table-cell>
          <table:table-cell office:value-type="float" office:value="146" calcext:value-type="float">
            <text:p>146</text:p>
          </table:table-cell>
          <table:table-cell table:formula="of:=INDIRECT([.V149] &amp; [.X149])" office:value-type="float" office:value="0" calcext:value-type="float">
            <text:p>0.000</text:p>
          </table:table-cell>
          <table:table-cell table:formula="of:=INDIRECT([.W149] &amp; [.X149])" office:value-type="float" office:value="0" calcext:value-type="float">
            <text:p>0.000</text:p>
          </table:table-cell>
          <table:table-cell table:formula="of:=[.P14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0]&gt;[.C149]" office:value-type="float" office:value="0" calcext:value-type="float">
            <text:p>0.000</text:p>
          </table:table-cell>
          <table:table-cell table:formula="of:=[.E150]&lt;[.E149]" office:value-type="float" office:value="0" calcext:value-type="float">
            <text:p>0.000</text:p>
          </table:table-cell>
          <table:table-cell office:value-type="float" office:value="147" calcext:value-type="float">
            <text:p>147</text:p>
          </table:table-cell>
          <table:table-cell table:formula="of:=INDIRECT([.V150] &amp; [.X150])" office:value-type="float" office:value="0" calcext:value-type="float">
            <text:p>0.000</text:p>
          </table:table-cell>
          <table:table-cell table:formula="of:=INDIRECT([.W150] &amp; [.X150])" office:value-type="float" office:value="0" calcext:value-type="float">
            <text:p>0.000</text:p>
          </table:table-cell>
          <table:table-cell table:formula="of:=[.P14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1]&gt;[.C150]" office:value-type="float" office:value="0" calcext:value-type="float">
            <text:p>0.000</text:p>
          </table:table-cell>
          <table:table-cell table:formula="of:=[.E151]&lt;[.E150]" office:value-type="float" office:value="0" calcext:value-type="float">
            <text:p>0.000</text:p>
          </table:table-cell>
          <table:table-cell office:value-type="float" office:value="148" calcext:value-type="float">
            <text:p>148</text:p>
          </table:table-cell>
          <table:table-cell table:formula="of:=INDIRECT([.V151] &amp; [.X151])" office:value-type="float" office:value="0" calcext:value-type="float">
            <text:p>0.000</text:p>
          </table:table-cell>
          <table:table-cell table:formula="of:=INDIRECT([.W151] &amp; [.X151])" office:value-type="float" office:value="0" calcext:value-type="float">
            <text:p>0.000</text:p>
          </table:table-cell>
          <table:table-cell table:formula="of:=[.P14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2]&gt;[.C151]" office:value-type="float" office:value="0" calcext:value-type="float">
            <text:p>0.000</text:p>
          </table:table-cell>
          <table:table-cell table:formula="of:=[.E152]&lt;[.E151]" office:value-type="float" office:value="0" calcext:value-type="float">
            <text:p>0.000</text:p>
          </table:table-cell>
          <table:table-cell office:value-type="float" office:value="149" calcext:value-type="float">
            <text:p>149</text:p>
          </table:table-cell>
          <table:table-cell table:formula="of:=INDIRECT([.V152] &amp; [.X152])" office:value-type="float" office:value="0" calcext:value-type="float">
            <text:p>0.000</text:p>
          </table:table-cell>
          <table:table-cell table:formula="of:=INDIRECT([.W152] &amp; [.X152])" office:value-type="float" office:value="0" calcext:value-type="float">
            <text:p>0.000</text:p>
          </table:table-cell>
          <table:table-cell table:formula="of:=[.P14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3]&gt;[.C152]" office:value-type="float" office:value="0" calcext:value-type="float">
            <text:p>0.000</text:p>
          </table:table-cell>
          <table:table-cell table:formula="of:=[.E153]&lt;[.E152]" office:value-type="float" office:value="0" calcext:value-type="float">
            <text:p>0.000</text:p>
          </table:table-cell>
          <table:table-cell office:value-type="float" office:value="150" calcext:value-type="float">
            <text:p>150</text:p>
          </table:table-cell>
          <table:table-cell table:formula="of:=INDIRECT([.V153] &amp; [.X153])" office:value-type="float" office:value="0" calcext:value-type="float">
            <text:p>0.000</text:p>
          </table:table-cell>
          <table:table-cell table:formula="of:=INDIRECT([.W153] &amp; [.X153])" office:value-type="float" office:value="0" calcext:value-type="float">
            <text:p>0.000</text:p>
          </table:table-cell>
          <table:table-cell table:formula="of:=[.P14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4]&gt;[.C153]" office:value-type="float" office:value="0" calcext:value-type="float">
            <text:p>0.000</text:p>
          </table:table-cell>
          <table:table-cell table:formula="of:=[.E154]&lt;[.E153]" office:value-type="float" office:value="0" calcext:value-type="float">
            <text:p>0.000</text:p>
          </table:table-cell>
          <table:table-cell office:value-type="float" office:value="151" calcext:value-type="float">
            <text:p>151</text:p>
          </table:table-cell>
          <table:table-cell table:formula="of:=INDIRECT([.V154] &amp; [.X154])" office:value-type="float" office:value="0" calcext:value-type="float">
            <text:p>0.000</text:p>
          </table:table-cell>
          <table:table-cell table:formula="of:=INDIRECT([.W154] &amp; [.X154])" office:value-type="float" office:value="0" calcext:value-type="float">
            <text:p>0.000</text:p>
          </table:table-cell>
          <table:table-cell table:formula="of:=[.P15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5]&gt;[.C154]" office:value-type="float" office:value="0" calcext:value-type="float">
            <text:p>0.000</text:p>
          </table:table-cell>
          <table:table-cell table:formula="of:=[.E155]&lt;[.E154]" office:value-type="float" office:value="0" calcext:value-type="float">
            <text:p>0.000</text:p>
          </table:table-cell>
          <table:table-cell office:value-type="float" office:value="152" calcext:value-type="float">
            <text:p>152</text:p>
          </table:table-cell>
          <table:table-cell table:formula="of:=INDIRECT([.V155] &amp; [.X155])" office:value-type="float" office:value="0" calcext:value-type="float">
            <text:p>0.000</text:p>
          </table:table-cell>
          <table:table-cell table:formula="of:=INDIRECT([.W155] &amp; [.X155])" office:value-type="float" office:value="0" calcext:value-type="float">
            <text:p>0.000</text:p>
          </table:table-cell>
          <table:table-cell table:formula="of:=[.P15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6]&gt;[.C155]" office:value-type="float" office:value="0" calcext:value-type="float">
            <text:p>0.000</text:p>
          </table:table-cell>
          <table:table-cell table:formula="of:=[.E156]&lt;[.E155]" office:value-type="float" office:value="0" calcext:value-type="float">
            <text:p>0.000</text:p>
          </table:table-cell>
          <table:table-cell office:value-type="float" office:value="153" calcext:value-type="float">
            <text:p>153</text:p>
          </table:table-cell>
          <table:table-cell table:formula="of:=INDIRECT([.V156] &amp; [.X156])" office:value-type="float" office:value="0" calcext:value-type="float">
            <text:p>0.000</text:p>
          </table:table-cell>
          <table:table-cell table:formula="of:=INDIRECT([.W156] &amp; [.X156])" office:value-type="float" office:value="0" calcext:value-type="float">
            <text:p>0.000</text:p>
          </table:table-cell>
          <table:table-cell table:formula="of:=[.P15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7]&gt;[.C156]" office:value-type="float" office:value="0" calcext:value-type="float">
            <text:p>0.000</text:p>
          </table:table-cell>
          <table:table-cell table:formula="of:=[.E157]&lt;[.E156]" office:value-type="float" office:value="0" calcext:value-type="float">
            <text:p>0.000</text:p>
          </table:table-cell>
          <table:table-cell office:value-type="float" office:value="154" calcext:value-type="float">
            <text:p>154</text:p>
          </table:table-cell>
          <table:table-cell table:formula="of:=INDIRECT([.V157] &amp; [.X157])" office:value-type="float" office:value="0" calcext:value-type="float">
            <text:p>0.000</text:p>
          </table:table-cell>
          <table:table-cell table:formula="of:=INDIRECT([.W157] &amp; [.X157])" office:value-type="float" office:value="0" calcext:value-type="float">
            <text:p>0.000</text:p>
          </table:table-cell>
          <table:table-cell table:formula="of:=[.P15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8]&gt;[.C157]" office:value-type="float" office:value="0" calcext:value-type="float">
            <text:p>0.000</text:p>
          </table:table-cell>
          <table:table-cell table:formula="of:=[.E158]&lt;[.E157]" office:value-type="float" office:value="0" calcext:value-type="float">
            <text:p>0.000</text:p>
          </table:table-cell>
          <table:table-cell office:value-type="float" office:value="155" calcext:value-type="float">
            <text:p>155</text:p>
          </table:table-cell>
          <table:table-cell table:formula="of:=INDIRECT([.V158] &amp; [.X158])" office:value-type="float" office:value="0" calcext:value-type="float">
            <text:p>0.000</text:p>
          </table:table-cell>
          <table:table-cell table:formula="of:=INDIRECT([.W158] &amp; [.X158])" office:value-type="float" office:value="0" calcext:value-type="float">
            <text:p>0.000</text:p>
          </table:table-cell>
          <table:table-cell table:formula="of:=[.P15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9]&gt;[.C158]" office:value-type="float" office:value="0" calcext:value-type="float">
            <text:p>0.000</text:p>
          </table:table-cell>
          <table:table-cell table:formula="of:=[.E159]&lt;[.E158]" office:value-type="float" office:value="0" calcext:value-type="float">
            <text:p>0.000</text:p>
          </table:table-cell>
          <table:table-cell office:value-type="float" office:value="156" calcext:value-type="float">
            <text:p>156</text:p>
          </table:table-cell>
          <table:table-cell table:formula="of:=INDIRECT([.V159] &amp; [.X159])" office:value-type="float" office:value="0" calcext:value-type="float">
            <text:p>0.000</text:p>
          </table:table-cell>
          <table:table-cell table:formula="of:=INDIRECT([.W159] &amp; [.X159])" office:value-type="float" office:value="0" calcext:value-type="float">
            <text:p>0.000</text:p>
          </table:table-cell>
          <table:table-cell table:formula="of:=[.P15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0]&gt;[.C159]" office:value-type="float" office:value="0" calcext:value-type="float">
            <text:p>0.000</text:p>
          </table:table-cell>
          <table:table-cell table:formula="of:=[.E160]&lt;[.E159]" office:value-type="float" office:value="0" calcext:value-type="float">
            <text:p>0.000</text:p>
          </table:table-cell>
          <table:table-cell office:value-type="float" office:value="157" calcext:value-type="float">
            <text:p>157</text:p>
          </table:table-cell>
          <table:table-cell table:formula="of:=INDIRECT([.V160] &amp; [.X160])" office:value-type="float" office:value="0" calcext:value-type="float">
            <text:p>0.000</text:p>
          </table:table-cell>
          <table:table-cell table:formula="of:=INDIRECT([.W160] &amp; [.X160])" office:value-type="float" office:value="0" calcext:value-type="float">
            <text:p>0.000</text:p>
          </table:table-cell>
          <table:table-cell table:formula="of:=[.P15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1]&gt;[.C160]" office:value-type="float" office:value="0" calcext:value-type="float">
            <text:p>0.000</text:p>
          </table:table-cell>
          <table:table-cell table:formula="of:=[.E161]&lt;[.E160]" office:value-type="float" office:value="0" calcext:value-type="float">
            <text:p>0.000</text:p>
          </table:table-cell>
          <table:table-cell office:value-type="float" office:value="158" calcext:value-type="float">
            <text:p>158</text:p>
          </table:table-cell>
          <table:table-cell table:formula="of:=INDIRECT([.V161] &amp; [.X161])" office:value-type="float" office:value="0" calcext:value-type="float">
            <text:p>0.000</text:p>
          </table:table-cell>
          <table:table-cell table:formula="of:=INDIRECT([.W161] &amp; [.X161])" office:value-type="float" office:value="0" calcext:value-type="float">
            <text:p>0.000</text:p>
          </table:table-cell>
          <table:table-cell table:formula="of:=[.P15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2]&gt;[.C161]" office:value-type="float" office:value="0" calcext:value-type="float">
            <text:p>0.000</text:p>
          </table:table-cell>
          <table:table-cell table:formula="of:=[.E162]&lt;[.E161]" office:value-type="float" office:value="0" calcext:value-type="float">
            <text:p>0.000</text:p>
          </table:table-cell>
          <table:table-cell office:value-type="float" office:value="159" calcext:value-type="float">
            <text:p>159</text:p>
          </table:table-cell>
          <table:table-cell table:formula="of:=INDIRECT([.V162] &amp; [.X162])" office:value-type="float" office:value="0" calcext:value-type="float">
            <text:p>0.000</text:p>
          </table:table-cell>
          <table:table-cell table:formula="of:=INDIRECT([.W162] &amp; [.X162])" office:value-type="float" office:value="0" calcext:value-type="float">
            <text:p>0.000</text:p>
          </table:table-cell>
          <table:table-cell table:formula="of:=[.P15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3]&gt;[.C162]" office:value-type="float" office:value="0" calcext:value-type="float">
            <text:p>0.000</text:p>
          </table:table-cell>
          <table:table-cell table:formula="of:=[.E163]&lt;[.E162]" office:value-type="float" office:value="0" calcext:value-type="float">
            <text:p>0.000</text:p>
          </table:table-cell>
          <table:table-cell office:value-type="float" office:value="160" calcext:value-type="float">
            <text:p>160</text:p>
          </table:table-cell>
          <table:table-cell table:formula="of:=INDIRECT([.V163] &amp; [.X163])" office:value-type="float" office:value="0" calcext:value-type="float">
            <text:p>0.000</text:p>
          </table:table-cell>
          <table:table-cell table:formula="of:=INDIRECT([.W163] &amp; [.X163])" office:value-type="float" office:value="0" calcext:value-type="float">
            <text:p>0.000</text:p>
          </table:table-cell>
          <table:table-cell table:formula="of:=[.P15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4]&gt;[.C163]" office:value-type="float" office:value="0" calcext:value-type="float">
            <text:p>0.000</text:p>
          </table:table-cell>
          <table:table-cell table:formula="of:=[.E164]&lt;[.E163]" office:value-type="float" office:value="0" calcext:value-type="float">
            <text:p>0.000</text:p>
          </table:table-cell>
          <table:table-cell office:value-type="float" office:value="161" calcext:value-type="float">
            <text:p>161</text:p>
          </table:table-cell>
          <table:table-cell table:formula="of:=INDIRECT([.V164] &amp; [.X164])" office:value-type="float" office:value="0" calcext:value-type="float">
            <text:p>0.000</text:p>
          </table:table-cell>
          <table:table-cell table:formula="of:=INDIRECT([.W164] &amp; [.X164])" office:value-type="float" office:value="0" calcext:value-type="float">
            <text:p>0.000</text:p>
          </table:table-cell>
          <table:table-cell table:formula="of:=[.P16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5]&gt;[.C164]" office:value-type="float" office:value="0" calcext:value-type="float">
            <text:p>0.000</text:p>
          </table:table-cell>
          <table:table-cell table:formula="of:=[.E165]&lt;[.E164]" office:value-type="float" office:value="0" calcext:value-type="float">
            <text:p>0.000</text:p>
          </table:table-cell>
          <table:table-cell office:value-type="float" office:value="162" calcext:value-type="float">
            <text:p>162</text:p>
          </table:table-cell>
          <table:table-cell table:formula="of:=INDIRECT([.V165] &amp; [.X165])" office:value-type="float" office:value="0" calcext:value-type="float">
            <text:p>0.000</text:p>
          </table:table-cell>
          <table:table-cell table:formula="of:=INDIRECT([.W165] &amp; [.X165])" office:value-type="float" office:value="0" calcext:value-type="float">
            <text:p>0.000</text:p>
          </table:table-cell>
          <table:table-cell table:formula="of:=[.P16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6]&gt;[.C165]" office:value-type="float" office:value="0" calcext:value-type="float">
            <text:p>0.000</text:p>
          </table:table-cell>
          <table:table-cell table:formula="of:=[.E166]&lt;[.E165]" office:value-type="float" office:value="0" calcext:value-type="float">
            <text:p>0.000</text:p>
          </table:table-cell>
          <table:table-cell office:value-type="float" office:value="163" calcext:value-type="float">
            <text:p>163</text:p>
          </table:table-cell>
          <table:table-cell table:formula="of:=INDIRECT([.V166] &amp; [.X166])" office:value-type="float" office:value="0" calcext:value-type="float">
            <text:p>0.000</text:p>
          </table:table-cell>
          <table:table-cell table:formula="of:=INDIRECT([.W166] &amp; [.X166])" office:value-type="float" office:value="0" calcext:value-type="float">
            <text:p>0.000</text:p>
          </table:table-cell>
          <table:table-cell table:formula="of:=[.P16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7]&gt;[.C166]" office:value-type="float" office:value="0" calcext:value-type="float">
            <text:p>0.000</text:p>
          </table:table-cell>
          <table:table-cell table:formula="of:=[.E167]&lt;[.E166]" office:value-type="float" office:value="0" calcext:value-type="float">
            <text:p>0.000</text:p>
          </table:table-cell>
          <table:table-cell office:value-type="float" office:value="164" calcext:value-type="float">
            <text:p>164</text:p>
          </table:table-cell>
          <table:table-cell table:formula="of:=INDIRECT([.V167] &amp; [.X167])" office:value-type="float" office:value="0" calcext:value-type="float">
            <text:p>0.000</text:p>
          </table:table-cell>
          <table:table-cell table:formula="of:=INDIRECT([.W167] &amp; [.X167])" office:value-type="float" office:value="0" calcext:value-type="float">
            <text:p>0.000</text:p>
          </table:table-cell>
          <table:table-cell table:formula="of:=[.P16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8]&gt;[.C167]" office:value-type="float" office:value="0" calcext:value-type="float">
            <text:p>0.000</text:p>
          </table:table-cell>
          <table:table-cell table:formula="of:=[.E168]&lt;[.E167]" office:value-type="float" office:value="0" calcext:value-type="float">
            <text:p>0.000</text:p>
          </table:table-cell>
          <table:table-cell office:value-type="float" office:value="165" calcext:value-type="float">
            <text:p>165</text:p>
          </table:table-cell>
          <table:table-cell table:formula="of:=INDIRECT([.V168] &amp; [.X168])" office:value-type="float" office:value="0" calcext:value-type="float">
            <text:p>0.000</text:p>
          </table:table-cell>
          <table:table-cell table:formula="of:=INDIRECT([.W168] &amp; [.X168])" office:value-type="float" office:value="0" calcext:value-type="float">
            <text:p>0.000</text:p>
          </table:table-cell>
          <table:table-cell table:formula="of:=[.P16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69]&gt;[.C168]" office:value-type="float" office:value="0" calcext:value-type="float">
            <text:p>0.000</text:p>
          </table:table-cell>
          <table:table-cell table:formula="of:=[.E169]&lt;[.E168]" office:value-type="float" office:value="0" calcext:value-type="float">
            <text:p>0.000</text:p>
          </table:table-cell>
          <table:table-cell office:value-type="float" office:value="166" calcext:value-type="float">
            <text:p>166</text:p>
          </table:table-cell>
          <table:table-cell table:formula="of:=INDIRECT([.V169] &amp; [.X169])" office:value-type="float" office:value="0" calcext:value-type="float">
            <text:p>0.000</text:p>
          </table:table-cell>
          <table:table-cell table:formula="of:=INDIRECT([.W169] &amp; [.X169])" office:value-type="float" office:value="0" calcext:value-type="float">
            <text:p>0.000</text:p>
          </table:table-cell>
          <table:table-cell table:formula="of:=[.P16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0]&gt;[.C169]" office:value-type="float" office:value="0" calcext:value-type="float">
            <text:p>0.000</text:p>
          </table:table-cell>
          <table:table-cell table:formula="of:=[.E170]&lt;[.E169]" office:value-type="float" office:value="0" calcext:value-type="float">
            <text:p>0.000</text:p>
          </table:table-cell>
          <table:table-cell office:value-type="float" office:value="167" calcext:value-type="float">
            <text:p>167</text:p>
          </table:table-cell>
          <table:table-cell table:formula="of:=INDIRECT([.V170] &amp; [.X170])" office:value-type="float" office:value="0" calcext:value-type="float">
            <text:p>0.000</text:p>
          </table:table-cell>
          <table:table-cell table:formula="of:=INDIRECT([.W170] &amp; [.X170])" office:value-type="float" office:value="0" calcext:value-type="float">
            <text:p>0.000</text:p>
          </table:table-cell>
          <table:table-cell table:formula="of:=[.P16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1]&gt;[.C170]" office:value-type="float" office:value="0" calcext:value-type="float">
            <text:p>0.000</text:p>
          </table:table-cell>
          <table:table-cell table:formula="of:=[.E171]&lt;[.E170]" office:value-type="float" office:value="0" calcext:value-type="float">
            <text:p>0.000</text:p>
          </table:table-cell>
          <table:table-cell office:value-type="float" office:value="168" calcext:value-type="float">
            <text:p>168</text:p>
          </table:table-cell>
          <table:table-cell table:formula="of:=INDIRECT([.V171] &amp; [.X171])" office:value-type="float" office:value="0" calcext:value-type="float">
            <text:p>0.000</text:p>
          </table:table-cell>
          <table:table-cell table:formula="of:=INDIRECT([.W171] &amp; [.X171])" office:value-type="float" office:value="0" calcext:value-type="float">
            <text:p>0.000</text:p>
          </table:table-cell>
          <table:table-cell table:formula="of:=[.P16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2]&gt;[.C171]" office:value-type="float" office:value="0" calcext:value-type="float">
            <text:p>0.000</text:p>
          </table:table-cell>
          <table:table-cell table:formula="of:=[.E172]&lt;[.E171]" office:value-type="float" office:value="0" calcext:value-type="float">
            <text:p>0.000</text:p>
          </table:table-cell>
          <table:table-cell office:value-type="float" office:value="169" calcext:value-type="float">
            <text:p>169</text:p>
          </table:table-cell>
          <table:table-cell table:formula="of:=INDIRECT([.V172] &amp; [.X172])" office:value-type="float" office:value="0" calcext:value-type="float">
            <text:p>0.000</text:p>
          </table:table-cell>
          <table:table-cell table:formula="of:=INDIRECT([.W172] &amp; [.X172])" office:value-type="float" office:value="0" calcext:value-type="float">
            <text:p>0.000</text:p>
          </table:table-cell>
          <table:table-cell table:formula="of:=[.P16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3]&gt;[.C172]" office:value-type="float" office:value="0" calcext:value-type="float">
            <text:p>0.000</text:p>
          </table:table-cell>
          <table:table-cell table:formula="of:=[.E173]&lt;[.E172]" office:value-type="float" office:value="0" calcext:value-type="float">
            <text:p>0.000</text:p>
          </table:table-cell>
          <table:table-cell office:value-type="float" office:value="170" calcext:value-type="float">
            <text:p>170</text:p>
          </table:table-cell>
          <table:table-cell table:formula="of:=INDIRECT([.V173] &amp; [.X173])" office:value-type="float" office:value="0" calcext:value-type="float">
            <text:p>0.000</text:p>
          </table:table-cell>
          <table:table-cell table:formula="of:=INDIRECT([.W173] &amp; [.X173])" office:value-type="float" office:value="0" calcext:value-type="float">
            <text:p>0.000</text:p>
          </table:table-cell>
          <table:table-cell table:formula="of:=[.P16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4]&gt;[.C173]" office:value-type="float" office:value="0" calcext:value-type="float">
            <text:p>0.000</text:p>
          </table:table-cell>
          <table:table-cell table:formula="of:=[.E174]&lt;[.E173]" office:value-type="float" office:value="0" calcext:value-type="float">
            <text:p>0.000</text:p>
          </table:table-cell>
          <table:table-cell office:value-type="float" office:value="171" calcext:value-type="float">
            <text:p>171</text:p>
          </table:table-cell>
          <table:table-cell table:formula="of:=INDIRECT([.V174] &amp; [.X174])" office:value-type="float" office:value="0" calcext:value-type="float">
            <text:p>0.000</text:p>
          </table:table-cell>
          <table:table-cell table:formula="of:=INDIRECT([.W174] &amp; [.X174])" office:value-type="float" office:value="0" calcext:value-type="float">
            <text:p>0.000</text:p>
          </table:table-cell>
          <table:table-cell table:formula="of:=[.P17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5]&gt;[.C174]" office:value-type="float" office:value="0" calcext:value-type="float">
            <text:p>0.000</text:p>
          </table:table-cell>
          <table:table-cell table:formula="of:=[.E175]&lt;[.E174]" office:value-type="float" office:value="0" calcext:value-type="float">
            <text:p>0.000</text:p>
          </table:table-cell>
          <table:table-cell office:value-type="float" office:value="172" calcext:value-type="float">
            <text:p>172</text:p>
          </table:table-cell>
          <table:table-cell table:formula="of:=INDIRECT([.V175] &amp; [.X175])" office:value-type="float" office:value="0" calcext:value-type="float">
            <text:p>0.000</text:p>
          </table:table-cell>
          <table:table-cell table:formula="of:=INDIRECT([.W175] &amp; [.X175])" office:value-type="float" office:value="0" calcext:value-type="float">
            <text:p>0.000</text:p>
          </table:table-cell>
          <table:table-cell table:formula="of:=[.P17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6]&gt;[.C175]" office:value-type="float" office:value="0" calcext:value-type="float">
            <text:p>0.000</text:p>
          </table:table-cell>
          <table:table-cell table:formula="of:=[.E176]&lt;[.E175]" office:value-type="float" office:value="0" calcext:value-type="float">
            <text:p>0.000</text:p>
          </table:table-cell>
          <table:table-cell office:value-type="float" office:value="173" calcext:value-type="float">
            <text:p>173</text:p>
          </table:table-cell>
          <table:table-cell table:formula="of:=INDIRECT([.V176] &amp; [.X176])" office:value-type="float" office:value="0" calcext:value-type="float">
            <text:p>0.000</text:p>
          </table:table-cell>
          <table:table-cell table:formula="of:=INDIRECT([.W176] &amp; [.X176])" office:value-type="float" office:value="0" calcext:value-type="float">
            <text:p>0.000</text:p>
          </table:table-cell>
          <table:table-cell table:formula="of:=[.P17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7]&gt;[.C176]" office:value-type="float" office:value="0" calcext:value-type="float">
            <text:p>0.000</text:p>
          </table:table-cell>
          <table:table-cell table:formula="of:=[.E177]&lt;[.E176]" office:value-type="float" office:value="0" calcext:value-type="float">
            <text:p>0.000</text:p>
          </table:table-cell>
          <table:table-cell office:value-type="float" office:value="174" calcext:value-type="float">
            <text:p>174</text:p>
          </table:table-cell>
          <table:table-cell table:formula="of:=INDIRECT([.V177] &amp; [.X177])" office:value-type="float" office:value="0" calcext:value-type="float">
            <text:p>0.000</text:p>
          </table:table-cell>
          <table:table-cell table:formula="of:=INDIRECT([.W177] &amp; [.X177])" office:value-type="float" office:value="0" calcext:value-type="float">
            <text:p>0.000</text:p>
          </table:table-cell>
          <table:table-cell table:formula="of:=[.P17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8]&gt;[.C177]" office:value-type="float" office:value="0" calcext:value-type="float">
            <text:p>0.000</text:p>
          </table:table-cell>
          <table:table-cell table:formula="of:=[.E178]&lt;[.E177]" office:value-type="float" office:value="0" calcext:value-type="float">
            <text:p>0.000</text:p>
          </table:table-cell>
          <table:table-cell office:value-type="float" office:value="175" calcext:value-type="float">
            <text:p>175</text:p>
          </table:table-cell>
          <table:table-cell table:formula="of:=INDIRECT([.V178] &amp; [.X178])" office:value-type="float" office:value="0" calcext:value-type="float">
            <text:p>0.000</text:p>
          </table:table-cell>
          <table:table-cell table:formula="of:=INDIRECT([.W178] &amp; [.X178])" office:value-type="float" office:value="0" calcext:value-type="float">
            <text:p>0.000</text:p>
          </table:table-cell>
          <table:table-cell table:formula="of:=[.P17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79]&gt;[.C178]" office:value-type="float" office:value="0" calcext:value-type="float">
            <text:p>0.000</text:p>
          </table:table-cell>
          <table:table-cell table:formula="of:=[.E179]&lt;[.E178]" office:value-type="float" office:value="0" calcext:value-type="float">
            <text:p>0.000</text:p>
          </table:table-cell>
          <table:table-cell office:value-type="float" office:value="176" calcext:value-type="float">
            <text:p>176</text:p>
          </table:table-cell>
          <table:table-cell table:formula="of:=INDIRECT([.V179] &amp; [.X179])" office:value-type="float" office:value="0" calcext:value-type="float">
            <text:p>0.000</text:p>
          </table:table-cell>
          <table:table-cell table:formula="of:=INDIRECT([.W179] &amp; [.X179])" office:value-type="float" office:value="0" calcext:value-type="float">
            <text:p>0.000</text:p>
          </table:table-cell>
          <table:table-cell table:formula="of:=[.P17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0]&gt;[.C179]" office:value-type="float" office:value="0" calcext:value-type="float">
            <text:p>0.000</text:p>
          </table:table-cell>
          <table:table-cell table:formula="of:=[.E180]&lt;[.E179]" office:value-type="float" office:value="0" calcext:value-type="float">
            <text:p>0.000</text:p>
          </table:table-cell>
          <table:table-cell office:value-type="float" office:value="177" calcext:value-type="float">
            <text:p>177</text:p>
          </table:table-cell>
          <table:table-cell table:formula="of:=INDIRECT([.V180] &amp; [.X180])" office:value-type="float" office:value="0" calcext:value-type="float">
            <text:p>0.000</text:p>
          </table:table-cell>
          <table:table-cell table:formula="of:=INDIRECT([.W180] &amp; [.X180])" office:value-type="float" office:value="0" calcext:value-type="float">
            <text:p>0.000</text:p>
          </table:table-cell>
          <table:table-cell table:formula="of:=[.P17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1]&gt;[.C180]" office:value-type="float" office:value="0" calcext:value-type="float">
            <text:p>0.000</text:p>
          </table:table-cell>
          <table:table-cell table:formula="of:=[.E181]&lt;[.E180]" office:value-type="float" office:value="0" calcext:value-type="float">
            <text:p>0.000</text:p>
          </table:table-cell>
          <table:table-cell office:value-type="float" office:value="178" calcext:value-type="float">
            <text:p>178</text:p>
          </table:table-cell>
          <table:table-cell table:formula="of:=INDIRECT([.V181] &amp; [.X181])" office:value-type="float" office:value="0" calcext:value-type="float">
            <text:p>0.000</text:p>
          </table:table-cell>
          <table:table-cell table:formula="of:=INDIRECT([.W181] &amp; [.X181])" office:value-type="float" office:value="0" calcext:value-type="float">
            <text:p>0.000</text:p>
          </table:table-cell>
          <table:table-cell table:formula="of:=[.P17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2]&gt;[.C181]" office:value-type="float" office:value="0" calcext:value-type="float">
            <text:p>0.000</text:p>
          </table:table-cell>
          <table:table-cell table:formula="of:=[.E182]&lt;[.E181]" office:value-type="float" office:value="0" calcext:value-type="float">
            <text:p>0.000</text:p>
          </table:table-cell>
          <table:table-cell office:value-type="float" office:value="179" calcext:value-type="float">
            <text:p>179</text:p>
          </table:table-cell>
          <table:table-cell table:formula="of:=INDIRECT([.V182] &amp; [.X182])" office:value-type="float" office:value="0" calcext:value-type="float">
            <text:p>0.000</text:p>
          </table:table-cell>
          <table:table-cell table:formula="of:=INDIRECT([.W182] &amp; [.X182])" office:value-type="float" office:value="0" calcext:value-type="float">
            <text:p>0.000</text:p>
          </table:table-cell>
          <table:table-cell table:formula="of:=[.P178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3]&gt;[.C182]" office:value-type="float" office:value="0" calcext:value-type="float">
            <text:p>0.000</text:p>
          </table:table-cell>
          <table:table-cell table:formula="of:=[.E183]&lt;[.E182]" office:value-type="float" office:value="0" calcext:value-type="float">
            <text:p>0.000</text:p>
          </table:table-cell>
          <table:table-cell office:value-type="float" office:value="180" calcext:value-type="float">
            <text:p>180</text:p>
          </table:table-cell>
          <table:table-cell table:formula="of:=INDIRECT([.V183] &amp; [.X183])" office:value-type="float" office:value="0" calcext:value-type="float">
            <text:p>0.000</text:p>
          </table:table-cell>
          <table:table-cell table:formula="of:=INDIRECT([.W183] &amp; [.X183])" office:value-type="float" office:value="0" calcext:value-type="float">
            <text:p>0.000</text:p>
          </table:table-cell>
          <table:table-cell table:formula="of:=[.P17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4]&gt;[.C183]" office:value-type="float" office:value="0" calcext:value-type="float">
            <text:p>0.000</text:p>
          </table:table-cell>
          <table:table-cell table:formula="of:=[.E184]&lt;[.E183]" office:value-type="float" office:value="0" calcext:value-type="float">
            <text:p>0.000</text:p>
          </table:table-cell>
          <table:table-cell office:value-type="float" office:value="181" calcext:value-type="float">
            <text:p>181</text:p>
          </table:table-cell>
          <table:table-cell table:formula="of:=INDIRECT([.V184] &amp; [.X184])" office:value-type="float" office:value="0" calcext:value-type="float">
            <text:p>0.000</text:p>
          </table:table-cell>
          <table:table-cell table:formula="of:=INDIRECT([.W184] &amp; [.X184])" office:value-type="float" office:value="0" calcext:value-type="float">
            <text:p>0.000</text:p>
          </table:table-cell>
          <table:table-cell table:formula="of:=[.P180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5]&gt;[.C184]" office:value-type="float" office:value="0" calcext:value-type="float">
            <text:p>0.000</text:p>
          </table:table-cell>
          <table:table-cell table:formula="of:=[.E185]&lt;[.E184]" office:value-type="float" office:value="0" calcext:value-type="float">
            <text:p>0.000</text:p>
          </table:table-cell>
          <table:table-cell office:value-type="float" office:value="182" calcext:value-type="float">
            <text:p>182</text:p>
          </table:table-cell>
          <table:table-cell table:formula="of:=INDIRECT([.V185] &amp; [.X185])" office:value-type="float" office:value="0" calcext:value-type="float">
            <text:p>0.000</text:p>
          </table:table-cell>
          <table:table-cell table:formula="of:=INDIRECT([.W185] &amp; [.X185])" office:value-type="float" office:value="0" calcext:value-type="float">
            <text:p>0.000</text:p>
          </table:table-cell>
          <table:table-cell table:formula="of:=[.P18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6]&gt;[.C185]" office:value-type="float" office:value="0" calcext:value-type="float">
            <text:p>0.000</text:p>
          </table:table-cell>
          <table:table-cell table:formula="of:=[.E186]&lt;[.E185]" office:value-type="float" office:value="0" calcext:value-type="float">
            <text:p>0.000</text:p>
          </table:table-cell>
          <table:table-cell office:value-type="float" office:value="183" calcext:value-type="float">
            <text:p>183</text:p>
          </table:table-cell>
          <table:table-cell table:formula="of:=INDIRECT([.V186] &amp; [.X186])" office:value-type="float" office:value="0" calcext:value-type="float">
            <text:p>0.000</text:p>
          </table:table-cell>
          <table:table-cell table:formula="of:=INDIRECT([.W186] &amp; [.X186])" office:value-type="float" office:value="0" calcext:value-type="float">
            <text:p>0.000</text:p>
          </table:table-cell>
          <table:table-cell table:formula="of:=[.P182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7]&gt;[.C186]" office:value-type="float" office:value="0" calcext:value-type="float">
            <text:p>0.000</text:p>
          </table:table-cell>
          <table:table-cell table:formula="of:=[.E187]&lt;[.E186]" office:value-type="float" office:value="0" calcext:value-type="float">
            <text:p>0.000</text:p>
          </table:table-cell>
          <table:table-cell office:value-type="float" office:value="184" calcext:value-type="float">
            <text:p>184</text:p>
          </table:table-cell>
          <table:table-cell table:formula="of:=INDIRECT([.V187] &amp; [.X187])" office:value-type="float" office:value="0" calcext:value-type="float">
            <text:p>0.000</text:p>
          </table:table-cell>
          <table:table-cell table:formula="of:=INDIRECT([.W187] &amp; [.X187])" office:value-type="float" office:value="0" calcext:value-type="float">
            <text:p>0.000</text:p>
          </table:table-cell>
          <table:table-cell table:formula="of:=[.P18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8]&gt;[.C187]" office:value-type="float" office:value="0" calcext:value-type="float">
            <text:p>0.000</text:p>
          </table:table-cell>
          <table:table-cell table:formula="of:=[.E188]&lt;[.E187]" office:value-type="float" office:value="0" calcext:value-type="float">
            <text:p>0.000</text:p>
          </table:table-cell>
          <table:table-cell office:value-type="float" office:value="185" calcext:value-type="float">
            <text:p>185</text:p>
          </table:table-cell>
          <table:table-cell table:formula="of:=INDIRECT([.V188] &amp; [.X188])" office:value-type="float" office:value="0" calcext:value-type="float">
            <text:p>0.000</text:p>
          </table:table-cell>
          <table:table-cell table:formula="of:=INDIRECT([.W188] &amp; [.X188])" office:value-type="float" office:value="0" calcext:value-type="float">
            <text:p>0.000</text:p>
          </table:table-cell>
          <table:table-cell table:formula="of:=[.P184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89]&gt;[.C188]" office:value-type="float" office:value="0" calcext:value-type="float">
            <text:p>0.000</text:p>
          </table:table-cell>
          <table:table-cell table:formula="of:=[.E189]&lt;[.E188]" office:value-type="float" office:value="0" calcext:value-type="float">
            <text:p>0.000</text:p>
          </table:table-cell>
          <table:table-cell office:value-type="float" office:value="186" calcext:value-type="float">
            <text:p>186</text:p>
          </table:table-cell>
          <table:table-cell table:formula="of:=INDIRECT([.V189] &amp; [.X189])" office:value-type="float" office:value="0" calcext:value-type="float">
            <text:p>0.000</text:p>
          </table:table-cell>
          <table:table-cell table:formula="of:=INDIRECT([.W189] &amp; [.X189])" office:value-type="float" office:value="0" calcext:value-type="float">
            <text:p>0.000</text:p>
          </table:table-cell>
          <table:table-cell table:formula="of:=[.P18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0]&gt;[.C189]" office:value-type="float" office:value="0" calcext:value-type="float">
            <text:p>0.000</text:p>
          </table:table-cell>
          <table:table-cell table:formula="of:=[.E190]&lt;[.E189]" office:value-type="float" office:value="0" calcext:value-type="float">
            <text:p>0.000</text:p>
          </table:table-cell>
          <table:table-cell office:value-type="float" office:value="187" calcext:value-type="float">
            <text:p>187</text:p>
          </table:table-cell>
          <table:table-cell table:formula="of:=INDIRECT([.V190] &amp; [.X190])" office:value-type="float" office:value="0" calcext:value-type="float">
            <text:p>0.000</text:p>
          </table:table-cell>
          <table:table-cell table:formula="of:=INDIRECT([.W190] &amp; [.X190])" office:value-type="float" office:value="0" calcext:value-type="float">
            <text:p>0.000</text:p>
          </table:table-cell>
          <table:table-cell table:formula="of:=[.P186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1]&gt;[.C190]" office:value-type="float" office:value="0" calcext:value-type="float">
            <text:p>0.000</text:p>
          </table:table-cell>
          <table:table-cell table:formula="of:=[.E191]&lt;[.E190]" office:value-type="float" office:value="0" calcext:value-type="float">
            <text:p>0.000</text:p>
          </table:table-cell>
          <table:table-cell office:value-type="float" office:value="188" calcext:value-type="float">
            <text:p>188</text:p>
          </table:table-cell>
          <table:table-cell table:formula="of:=INDIRECT([.V191] &amp; [.X191])" office:value-type="float" office:value="0" calcext:value-type="float">
            <text:p>0.000</text:p>
          </table:table-cell>
          <table:table-cell table:formula="of:=INDIRECT([.W191] &amp; [.X191])" office:value-type="float" office:value="0" calcext:value-type="float">
            <text:p>0.000</text:p>
          </table:table-cell>
          <table:table-cell table:formula="of:=[.P18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2]&gt;[.C191]" office:value-type="float" office:value="0" calcext:value-type="float">
            <text:p>0.000</text:p>
          </table:table-cell>
          <table:table-cell table:formula="of:=[.E192]&lt;[.E191]" office:value-type="float" office:value="0" calcext:value-type="float">
            <text:p>0.000</text:p>
          </table:table-cell>
          <table:table-cell office:value-type="float" office:value="189" calcext:value-type="float">
            <text:p>189</text:p>
          </table:table-cell>
          <table:table-cell table:formula="of:=INDIRECT([.V192] &amp; [.X192])" office:value-type="float" office:value="0" calcext:value-type="float">
            <text:p>0.000</text:p>
          </table:table-cell>
          <table:table-cell table:formula="of:=INDIRECT([.W192] &amp; [.X192])" office:value-type="float" office:value="0" calcext:value-type="float">
            <text:p>0.000</text:p>
          </table:table-cell>
          <table:table-cell table:formula="of:=[.P188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3]&gt;[.C192]" office:value-type="float" office:value="0" calcext:value-type="float">
            <text:p>0.000</text:p>
          </table:table-cell>
          <table:table-cell table:formula="of:=[.E193]&lt;[.E192]" office:value-type="float" office:value="0" calcext:value-type="float">
            <text:p>0.000</text:p>
          </table:table-cell>
          <table:table-cell office:value-type="float" office:value="190" calcext:value-type="float">
            <text:p>190</text:p>
          </table:table-cell>
          <table:table-cell table:formula="of:=INDIRECT([.V193] &amp; [.X193])" office:value-type="float" office:value="0" calcext:value-type="float">
            <text:p>0.000</text:p>
          </table:table-cell>
          <table:table-cell table:formula="of:=INDIRECT([.W193] &amp; [.X193])" office:value-type="float" office:value="0" calcext:value-type="float">
            <text:p>0.000</text:p>
          </table:table-cell>
          <table:table-cell table:formula="of:=[.P18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4]&gt;[.C193]" office:value-type="float" office:value="0" calcext:value-type="float">
            <text:p>0.000</text:p>
          </table:table-cell>
          <table:table-cell table:formula="of:=[.E194]&lt;[.E193]" office:value-type="float" office:value="0" calcext:value-type="float">
            <text:p>0.000</text:p>
          </table:table-cell>
          <table:table-cell office:value-type="float" office:value="191" calcext:value-type="float">
            <text:p>191</text:p>
          </table:table-cell>
          <table:table-cell table:formula="of:=INDIRECT([.V194] &amp; [.X194])" office:value-type="float" office:value="0" calcext:value-type="float">
            <text:p>0.000</text:p>
          </table:table-cell>
          <table:table-cell table:formula="of:=INDIRECT([.W194] &amp; [.X194])" office:value-type="float" office:value="0" calcext:value-type="float">
            <text:p>0.000</text:p>
          </table:table-cell>
          <table:table-cell table:formula="of:=[.P190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5]&gt;[.C194]" office:value-type="float" office:value="0" calcext:value-type="float">
            <text:p>0.000</text:p>
          </table:table-cell>
          <table:table-cell table:formula="of:=[.E195]&lt;[.E194]" office:value-type="float" office:value="0" calcext:value-type="float">
            <text:p>0.000</text:p>
          </table:table-cell>
          <table:table-cell office:value-type="float" office:value="192" calcext:value-type="float">
            <text:p>192</text:p>
          </table:table-cell>
          <table:table-cell table:formula="of:=INDIRECT([.V195] &amp; [.X195])" office:value-type="float" office:value="0" calcext:value-type="float">
            <text:p>0.000</text:p>
          </table:table-cell>
          <table:table-cell table:formula="of:=INDIRECT([.W195] &amp; [.X195])" office:value-type="float" office:value="0" calcext:value-type="float">
            <text:p>0.000</text:p>
          </table:table-cell>
          <table:table-cell table:formula="of:=[.P19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6]&gt;[.C195]" office:value-type="float" office:value="0" calcext:value-type="float">
            <text:p>0.000</text:p>
          </table:table-cell>
          <table:table-cell table:formula="of:=[.E196]&lt;[.E195]" office:value-type="float" office:value="0" calcext:value-type="float">
            <text:p>0.000</text:p>
          </table:table-cell>
          <table:table-cell office:value-type="float" office:value="193" calcext:value-type="float">
            <text:p>193</text:p>
          </table:table-cell>
          <table:table-cell table:formula="of:=INDIRECT([.V196] &amp; [.X196])" office:value-type="float" office:value="0" calcext:value-type="float">
            <text:p>0.000</text:p>
          </table:table-cell>
          <table:table-cell table:formula="of:=INDIRECT([.W196] &amp; [.X196])" office:value-type="float" office:value="0" calcext:value-type="float">
            <text:p>0.000</text:p>
          </table:table-cell>
          <table:table-cell table:formula="of:=[.P192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7]&gt;[.C196]" office:value-type="float" office:value="0" calcext:value-type="float">
            <text:p>0.000</text:p>
          </table:table-cell>
          <table:table-cell table:formula="of:=[.E197]&lt;[.E196]" office:value-type="float" office:value="0" calcext:value-type="float">
            <text:p>0.000</text:p>
          </table:table-cell>
          <table:table-cell office:value-type="float" office:value="194" calcext:value-type="float">
            <text:p>194</text:p>
          </table:table-cell>
          <table:table-cell table:formula="of:=INDIRECT([.V197] &amp; [.X197])" office:value-type="float" office:value="0" calcext:value-type="float">
            <text:p>0.000</text:p>
          </table:table-cell>
          <table:table-cell table:formula="of:=INDIRECT([.W197] &amp; [.X197])" office:value-type="float" office:value="0" calcext:value-type="float">
            <text:p>0.000</text:p>
          </table:table-cell>
          <table:table-cell table:formula="of:=[.P19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8]&gt;[.C197]" office:value-type="float" office:value="0" calcext:value-type="float">
            <text:p>0.000</text:p>
          </table:table-cell>
          <table:table-cell table:formula="of:=[.E198]&lt;[.E197]" office:value-type="float" office:value="0" calcext:value-type="float">
            <text:p>0.000</text:p>
          </table:table-cell>
          <table:table-cell office:value-type="float" office:value="195" calcext:value-type="float">
            <text:p>195</text:p>
          </table:table-cell>
          <table:table-cell table:formula="of:=INDIRECT([.V198] &amp; [.X198])" office:value-type="float" office:value="0" calcext:value-type="float">
            <text:p>0.000</text:p>
          </table:table-cell>
          <table:table-cell table:formula="of:=INDIRECT([.W198] &amp; [.X198])" office:value-type="float" office:value="0" calcext:value-type="float">
            <text:p>0.000</text:p>
          </table:table-cell>
          <table:table-cell table:formula="of:=[.P194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99]&gt;[.C198]" office:value-type="float" office:value="0" calcext:value-type="float">
            <text:p>0.000</text:p>
          </table:table-cell>
          <table:table-cell table:formula="of:=[.E199]&lt;[.E198]" office:value-type="float" office:value="0" calcext:value-type="float">
            <text:p>0.000</text:p>
          </table:table-cell>
          <table:table-cell office:value-type="float" office:value="196" calcext:value-type="float">
            <text:p>196</text:p>
          </table:table-cell>
          <table:table-cell table:formula="of:=INDIRECT([.V199] &amp; [.X199])" office:value-type="float" office:value="0" calcext:value-type="float">
            <text:p>0.000</text:p>
          </table:table-cell>
          <table:table-cell table:formula="of:=INDIRECT([.W199] &amp; [.X199])" office:value-type="float" office:value="0" calcext:value-type="float">
            <text:p>0.000</text:p>
          </table:table-cell>
          <table:table-cell table:formula="of:=[.P19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200]&gt;[.C199]" office:value-type="float" office:value="0" calcext:value-type="float">
            <text:p>0.000</text:p>
          </table:table-cell>
          <table:table-cell table:formula="of:=[.E200]&lt;[.E199]" office:value-type="float" office:value="0" calcext:value-type="float">
            <text:p>0.000</text:p>
          </table:table-cell>
          <table:table-cell office:value-type="float" office:value="197" calcext:value-type="float">
            <text:p>197</text:p>
          </table:table-cell>
          <table:table-cell table:formula="of:=INDIRECT([.V200] &amp; [.X200])" office:value-type="float" office:value="0" calcext:value-type="float">
            <text:p>0.000</text:p>
          </table:table-cell>
          <table:table-cell table:formula="of:=INDIRECT([.W200] &amp; [.X200])" office:value-type="float" office:value="0" calcext:value-type="float">
            <text:p>0.000</text:p>
          </table:table-cell>
          <table:table-cell table:formula="of:=[.P196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201]&gt;[.C200]" office:value-type="float" office:value="0" calcext:value-type="float">
            <text:p>0.000</text:p>
          </table:table-cell>
          <table:table-cell table:formula="of:=[.E201]&lt;[.E200]" office:value-type="float" office:value="0" calcext:value-type="float">
            <text:p>0.000</text:p>
          </table:table-cell>
          <table:table-cell office:value-type="float" office:value="198" calcext:value-type="float">
            <text:p>198</text:p>
          </table:table-cell>
          <table:table-cell table:formula="of:=INDIRECT([.V201] &amp; [.X201])" office:value-type="float" office:value="0" calcext:value-type="float">
            <text:p>0.000</text:p>
          </table:table-cell>
          <table:table-cell table:formula="of:=INDIRECT([.W201] &amp; [.X201])" office:value-type="float" office:value="0" calcext:value-type="float">
            <text:p>0.000</text:p>
          </table:table-cell>
          <table:table-cell table:formula="of:=[.P19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3"/>
        </table:table-row>
        <table:table-row table:style-name="ro1" table:number-rows-repeated="1048374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36:14.213911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14T13:43:09.323610619</dc:date>
    <meta:editing-duration>PT16H33M40S</meta:editing-duration>
    <meta:editing-cycles>29</meta:editing-cycles>
    <meta:document-statistic meta:table-count="1" meta:cell-count="2380" meta:object-count="0"/>
  </office:meta>
</office:document-meta>
</file>